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5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" style:family="table-column">
      <style:table-column-properties fo:break-before="auto" style:column-width="1.746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983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3.154cm"/>
    </style:style>
    <style:style style:name="co19" style:family="table-column">
      <style:table-column-properties fo:break-before="auto" style:column-width="3.371cm"/>
    </style:style>
    <style:style style:name="co20" style:family="table-column">
      <style:table-column-properties fo:break-before="auto" style:column-width="1.866cm"/>
    </style:style>
    <style:style style:name="co21" style:family="table-column">
      <style:table-column-properties fo:break-before="auto" style:column-width="3.224cm"/>
    </style:style>
    <style:style style:name="co22" style:family="table-column">
      <style:table-column-properties fo:break-before="auto" style:column-width="2.739cm"/>
    </style:style>
    <style:style style:name="co23" style:family="table-column">
      <style:table-column-properties fo:break-before="auto" style:column-width="7.08cm"/>
    </style:style>
    <style:style style:name="co24" style:family="table-column">
      <style:table-column-properties fo:break-before="auto" style:column-width="3.298cm"/>
    </style:style>
    <style:style style:name="co25" style:family="table-column">
      <style:table-column-properties fo:break-before="auto" style:column-width="6.742cm"/>
    </style:style>
    <style:style style:name="co26" style:family="table-column">
      <style:table-column-properties fo:break-before="auto" style:column-width="7.105cm"/>
    </style:style>
    <style:style style:name="co28" style:family="table-column">
      <style:table-column-properties fo:break-before="auto" style:column-width="6.814cm"/>
    </style:style>
    <style:style style:name="co29" style:family="table-column">
      <style:table-column-properties fo:break-before="auto" style:column-width="16.103cm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5.398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2.143cm" fo:break-before="auto" style:use-optimal-row-height="false"/>
    </style:style>
    <style:style style:name="ro8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2.09cm" fo:break-before="auto" style:use-optimal-row-height="false"/>
    </style:style>
    <style:style style:name="ro11" style:family="table-row">
      <style:table-row-properties style:row-height="2.275cm" fo:break-before="auto" style:use-optimal-row-height="false"/>
    </style:style>
    <style:style style:name="ro12" style:family="table-row">
      <style:table-row-properties style:row-height="1.482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4.736cm" fo:break-before="auto" style:use-optimal-row-height="false"/>
    </style:style>
    <style:style style:name="ro1" style:family="table-row">
      <style:table-row-properties style:row-height="1.27cm" fo:break-before="auto" style:use-optimal-row-height="false"/>
    </style:style>
    <style:style style:name="ro17" style:family="table-row">
      <style:table-row-properties style:row-height="3.598cm" fo:break-before="auto" style:use-optimal-row-height="false"/>
    </style:style>
    <style:style style:name="ro18" style:family="table-row">
      <style:table-row-properties style:row-height="1.746cm" fo:break-before="auto" style:use-optimal-row-height="false"/>
    </style:style>
    <style:style style:name="ro19" style:family="table-row">
      <style:table-row-properties style:row-height="6.165cm" fo:break-before="auto" style:use-optimal-row-height="false"/>
    </style:style>
    <style:style style:name="ro20" style:family="table-row">
      <style:table-row-properties style:row-height="2.17cm" fo:break-before="auto" style:use-optimal-row-height="false"/>
    </style:style>
    <style:style style:name="ro21" style:family="table-row">
      <style:table-row-properties style:row-height="1.931cm" fo:break-before="auto" style:use-optimal-row-height="false"/>
    </style:style>
    <style:style style:name="ro22" style:family="table-row">
      <style:table-row-properties style:row-height="4.789cm" fo:break-before="auto" style:use-optimal-row-height="false"/>
    </style:style>
    <style:style style:name="ro23" style:family="table-row">
      <style:table-row-properties style:row-height="1.191cm" fo:break-before="auto" style:use-optimal-row-height="false"/>
    </style:style>
    <style:style style:name="ro24" style:family="table-row">
      <style:table-row-properties style:row-height="2.249cm" fo:break-before="auto" style:use-optimal-row-height="false"/>
    </style:style>
    <style:style style:name="ro25" style:family="table-row">
      <style:table-row-properties style:row-height="1.879cm" fo:break-before="auto" style:use-optimal-row-height="false"/>
    </style:style>
    <style:style style:name="ro26" style:family="table-row">
      <style:table-row-properties style:row-height="3.67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3.625cm" fo:break-before="auto" style:use-optimal-row-height="false"/>
    </style:style>
    <style:style style:name="ro29" style:family="table-row">
      <style:table-row-properties style:row-height="1.402cm" fo:break-before="auto" style:use-optimal-row-height="false"/>
    </style:style>
    <style:style style:name="ro30" style:family="table-row">
      <style:table-row-properties style:row-height="1.429cm" fo:break-before="auto" style:use-optimal-row-height="false"/>
    </style:style>
    <style:style style:name="ro31" style:family="table-row">
      <style:table-row-properties style:row-height="1.349cm" fo:break-before="auto" style:use-optimal-row-height="false"/>
    </style:style>
    <style:style style:name="ro32" style:family="table-row">
      <style:table-row-properties style:row-height="1.667cm" fo:break-before="auto" style:use-optimal-row-height="false"/>
    </style:style>
    <style:style style:name="ro33" style:family="table-row">
      <style:table-row-properties style:row-height="2.963cm" fo:break-before="auto" style:use-optimal-row-height="false"/>
    </style:style>
    <style:style style:name="ro34" style:family="table-row">
      <style:table-row-properties style:row-height="3.043cm" fo:break-before="auto" style:use-optimal-row-height="false"/>
    </style:style>
    <style:style style:name="ro35" style:family="table-row">
      <style:table-row-properties style:row-height="1.508cm" fo:break-before="auto" style:use-optimal-row-height="false"/>
    </style:style>
    <style:style style:name="ro36" style:family="table-row">
      <style:table-row-properties style:row-height="1.799cm" fo:break-before="auto" style:use-optimal-row-height="false"/>
    </style:style>
    <style:style style:name="ro37" style:family="table-row">
      <style:table-row-properties style:row-height="1.296cm" fo:break-before="auto" style:use-optimal-row-height="false"/>
    </style:style>
    <style:style style:name="ro38" style:family="table-row">
      <style:table-row-properties style:row-height="2.99cm" fo:break-before="auto" style:use-optimal-row-height="false"/>
    </style:style>
    <style:style style:name="ro39" style:family="table-row">
      <style:table-row-properties style:row-height="1.526cm" fo:break-before="auto" style:use-optimal-row-height="false"/>
    </style:style>
    <style:style style:name="ro40" style:family="table-row">
      <style:table-row-properties style:row-height="1.579cm" fo:break-before="auto" style:use-optimal-row-height="false"/>
    </style:style>
    <style:style style:name="ro41" style:family="table-row">
      <style:table-row-properties style:row-height="2.461cm" fo:break-before="auto" style:use-optimal-row-height="false"/>
    </style:style>
    <style:style style:name="ro42" style:family="table-row">
      <style:table-row-properties style:row-height="3.281cm" fo:break-before="auto" style:use-optimal-row-height="false"/>
    </style:style>
    <style:style style:name="ro43" style:family="table-row">
      <style:table-row-properties style:row-height="2.196cm" fo:break-before="auto" style:use-optimal-row-height="false"/>
    </style:style>
    <style:style style:name="ro44" style:family="table-row">
      <style:table-row-properties style:row-height="1.535cm" fo:break-before="auto" style:use-optimal-row-height="false"/>
    </style:style>
    <style:style style:name="ta2" style:family="table" style:master-page-name="PageStyle_5f_t_5f_acc_5f_fmt">
      <style:table-properties table:display="true" style:writing-mode="lr-tb"/>
    </style:style>
    <style:style style:name="ta3" style:family="table" style:master-page-name="PageStyle_5f_t_5f_acc_5f_fmt_5f_cols">
      <style:table-properties table:display="true" style:writing-mode="lr-tb"/>
    </style:style>
    <style:style style:name="ta4" style:family="table" style:master-page-name="PageStyle_5f_t_5f_acc_5f_period">
      <style:table-properties table:display="true" style:writing-mode="lr-tb"/>
    </style:style>
    <style:style style:name="ta5" style:family="table" style:master-page-name="PageStyle_5f_t_5f_bank_5f_account">
      <style:table-properties table:display="true" style:writing-mode="lr-tb"/>
    </style:style>
    <style:style style:name="ta6" style:family="table" style:master-page-name="PageStyle_5f_t_5f_biz_5f_log">
      <style:table-properties table:display="true" style:writing-mode="lr-tb"/>
    </style:style>
    <style:style style:name="ta7" style:family="table" style:master-page-name="PageStyle_5f_t_5f_cash">
      <style:table-properties table:display="true" style:writing-mode="lr-tb"/>
    </style:style>
    <style:style style:name="ta8" style:family="table" style:master-page-name="PageStyle_5f_t_5f_cash_5f_detail">
      <style:table-properties table:display="true" style:writing-mode="lr-tb"/>
    </style:style>
    <style:style style:name="ta9" style:family="table" style:master-page-name="PageStyle_5f_t_5f_config">
      <style:table-properties table:display="true" style:writing-mode="lr-tb"/>
    </style:style>
    <style:style style:name="ta10" style:family="table" style:master-page-name="PageStyle_5f_t_5f_customer">
      <style:table-properties table:display="true" style:writing-mode="lr-tb"/>
    </style:style>
    <style:style style:name="ta11" style:family="table" style:master-page-name="PageStyle_5f_t_5f_customer_5f_category">
      <style:table-properties table:display="true" style:writing-mode="lr-tb"/>
    </style:style>
    <style:style style:name="ta12" style:family="table" style:master-page-name="PageStyle_5f_t_5f_dmo_5f_bill">
      <style:table-properties table:display="true" style:writing-mode="lr-tb"/>
    </style:style>
    <style:style style:name="ta13" style:family="table" style:master-page-name="PageStyle_5f_t_5f_dmo_5f_bill_5f_detail">
      <style:table-properties table:display="true" style:writing-mode="lr-tb"/>
    </style:style>
    <style:style style:name="ta14" style:family="table" style:master-page-name="PageStyle_5f_t_5f_dmo_5f_dmw">
      <style:table-properties table:display="true" style:writing-mode="lr-tb"/>
    </style:style>
    <style:style style:name="ta15" style:family="table" style:master-page-name="PageStyle_5f_t_5f_dmw_5f_bill">
      <style:table-properties table:display="true" style:writing-mode="lr-tb"/>
    </style:style>
    <style:style style:name="ta16" style:family="table" style:master-page-name="PageStyle_5f_t_5f_dmw_5f_bill_5f_detail">
      <style:table-properties table:display="true" style:writing-mode="lr-tb"/>
    </style:style>
    <style:style style:name="ta17" style:family="table" style:master-page-name="PageStyle_5f_t_5f_factory">
      <style:table-properties table:display="true" style:writing-mode="lr-tb"/>
    </style:style>
    <style:style style:name="ta18" style:family="table" style:master-page-name="PageStyle_5f_t_5f_factory_5f_category">
      <style:table-properties table:display="true" style:writing-mode="lr-tb"/>
    </style:style>
    <style:style style:name="ta19" style:family="table" style:master-page-name="PageStyle_5f_t_5f_fid">
      <style:table-properties table:display="true" style:writing-mode="lr-tb"/>
    </style:style>
    <style:style style:name="ta20" style:family="table" style:master-page-name="PageStyle_5f_t_5f_fid_5f_plus">
      <style:table-properties table:display="true" style:writing-mode="lr-tb"/>
    </style:style>
    <style:style style:name="ta21" style:family="table" style:master-page-name="PageStyle_5f_t_5f_goods">
      <style:table-properties table:display="true" style:writing-mode="lr-tb"/>
    </style:style>
    <style:style style:name="ta22" style:family="table" style:master-page-name="PageStyle_5f_t_5f_goods_5f_bom">
      <style:table-properties table:display="true" style:writing-mode="lr-tb"/>
    </style:style>
    <style:style style:name="ta23" style:family="table" style:master-page-name="PageStyle_5f_t_5f_goods_5f_brand">
      <style:table-properties table:display="true" style:writing-mode="lr-tb"/>
    </style:style>
    <style:style style:name="ta24" style:family="table" style:master-page-name="PageStyle_5f_t_5f_goods_5f_category">
      <style:table-properties table:display="true" style:writing-mode="lr-tb"/>
    </style:style>
    <style:style style:name="ta25" style:family="table" style:master-page-name="PageStyle_5f_t_5f_goods_5f_price">
      <style:table-properties table:display="true" style:writing-mode="lr-tb"/>
    </style:style>
    <style:style style:name="ta26" style:family="table" style:master-page-name="PageStyle_5f_t_5f_goods_5f_si">
      <style:table-properties table:display="true" style:writing-mode="lr-tb"/>
    </style:style>
    <style:style style:name="ta27" style:family="table" style:master-page-name="PageStyle_5f_t_5f_goods_5f_unit">
      <style:table-properties table:display="true" style:writing-mode="lr-tb"/>
    </style:style>
    <style:style style:name="ta28" style:family="table" style:master-page-name="PageStyle_5f_t_5f_ic_5f_bill">
      <style:table-properties table:display="true" style:writing-mode="lr-tb"/>
    </style:style>
    <style:style style:name="ta29" style:family="table" style:master-page-name="PageStyle_5f_t_5f_ic_5f_bill_5f_detail">
      <style:table-properties table:display="true" style:writing-mode="lr-tb"/>
    </style:style>
    <style:style style:name="ta30" style:family="table" style:master-page-name="PageStyle_5f_t_5f_inventory">
      <style:table-properties table:display="true" style:writing-mode="lr-tb"/>
    </style:style>
    <style:style style:name="ta31" style:family="table" style:master-page-name="PageStyle_5f_t_5f_inventory_5f_detail">
      <style:table-properties table:display="true" style:writing-mode="lr-tb"/>
    </style:style>
    <style:style style:name="ta32" style:family="table" style:master-page-name="PageStyle_5f_t_5f_inventory_5f_fifo">
      <style:table-properties table:display="true" style:writing-mode="lr-tb"/>
    </style:style>
    <style:style style:name="ta33" style:family="table" style:master-page-name="PageStyle_5f_t_5f_inventory_5f_fifo_5f_detail">
      <style:table-properties table:display="true" style:writing-mode="lr-tb"/>
    </style:style>
    <style:style style:name="ta34" style:family="table" style:master-page-name="PageStyle_5f_t_5f_it_5f_bill">
      <style:table-properties table:display="true" style:writing-mode="lr-tb"/>
    </style:style>
    <style:style style:name="ta35" style:family="table" style:master-page-name="PageStyle_5f_t_5f_it_5f_bill_5f_detail">
      <style:table-properties table:display="true" style:writing-mode="lr-tb"/>
    </style:style>
    <style:style style:name="ta36" style:family="table" style:master-page-name="PageStyle_5f_t_5f_matrix_5f_bom_5f_config">
      <style:table-properties table:display="true" style:writing-mode="lr-tb"/>
    </style:style>
    <style:style style:name="ta37" style:family="table" style:master-page-name="PageStyle_5f_t_5f_menu_5f_item">
      <style:table-properties table:display="true" style:writing-mode="lr-tb"/>
    </style:style>
    <style:style style:name="ta38" style:family="table" style:master-page-name="PageStyle_5f_t_5f_menu_5f_item_5f_plus">
      <style:table-properties table:display="true" style:writing-mode="lr-tb"/>
    </style:style>
    <style:style style:name="ta39" style:family="table" style:master-page-name="PageStyle_5f_t_5f_org">
      <style:table-properties table:display="true" style:writing-mode="lr-tb"/>
    </style:style>
    <style:style style:name="ta40" style:family="table" style:master-page-name="PageStyle_5f_t_5f_payables">
      <style:table-properties table:display="true" style:writing-mode="lr-tb"/>
    </style:style>
    <style:style style:name="ta41" style:family="table" style:master-page-name="PageStyle_5f_t_5f_payables_5f_detail">
      <style:table-properties table:display="true" style:writing-mode="lr-tb"/>
    </style:style>
    <style:style style:name="ta42" style:family="table" style:master-page-name="PageStyle_5f_t_5f_payment">
      <style:table-properties table:display="true" style:writing-mode="lr-tb"/>
    </style:style>
    <style:style style:name="ta43" style:family="table" style:master-page-name="PageStyle_5f_t_5f_permission">
      <style:table-properties table:display="true" style:writing-mode="lr-tb"/>
    </style:style>
    <style:style style:name="ta44" style:family="table" style:master-page-name="PageStyle_5f_t_5f_permission_5f_plus">
      <style:table-properties table:display="true" style:writing-mode="lr-tb"/>
    </style:style>
    <style:style style:name="ta45" style:family="table" style:master-page-name="PageStyle_5f_t_5f_po_5f_bill">
      <style:table-properties table:display="true" style:writing-mode="lr-tb"/>
    </style:style>
    <style:style style:name="ta46" style:family="table" style:master-page-name="PageStyle_5f_t_5f_po_5f_bill_5f_detail">
      <style:table-properties table:display="true" style:writing-mode="lr-tb"/>
    </style:style>
    <style:style style:name="ta47" style:family="table" style:master-page-name="PageStyle_5f_t_5f_po_5f_pw">
      <style:table-properties table:display="true" style:writing-mode="lr-tb"/>
    </style:style>
    <style:style style:name="ta48" style:family="table" style:master-page-name="PageStyle_5f_t_5f_pre_5f_payment">
      <style:table-properties table:display="true" style:writing-mode="lr-tb"/>
    </style:style>
    <style:style style:name="ta49" style:family="table" style:master-page-name="PageStyle_5f_t_5f_pre_5f_payment_5f_detail">
      <style:table-properties table:display="true" style:writing-mode="lr-tb"/>
    </style:style>
    <style:style style:name="ta50" style:family="table" style:master-page-name="PageStyle_5f_t_5f_pre_5f_receiving">
      <style:table-properties table:display="true" style:writing-mode="lr-tb"/>
    </style:style>
    <style:style style:name="ta51" style:family="table" style:master-page-name="PageStyle_5f_t_5f_pre_5f_receiving_5f_detail">
      <style:table-properties table:display="true" style:writing-mode="lr-tb"/>
    </style:style>
    <style:style style:name="ta52" style:family="table" style:master-page-name="PageStyle_5f_t_5f_pr_5f_bill">
      <style:table-properties table:display="true" style:writing-mode="lr-tb"/>
    </style:style>
    <style:style style:name="ta53" style:family="table" style:master-page-name="PageStyle_5f_t_5f_pr_5f_bill_5f_detail">
      <style:table-properties table:display="true" style:writing-mode="lr-tb"/>
    </style:style>
    <style:style style:name="ta54" style:family="table" style:master-page-name="PageStyle_5f_t_5f_price_5f_system">
      <style:table-properties table:display="true" style:writing-mode="lr-tb"/>
    </style:style>
    <style:style style:name="ta55" style:family="table" style:master-page-name="PageStyle_5f_t_5f_psi_5f_db_5f_version">
      <style:table-properties table:display="true" style:writing-mode="lr-tb"/>
    </style:style>
    <style:style style:name="ta56" style:family="table" style:master-page-name="PageStyle_5f_t_5f_pw_5f_bill">
      <style:table-properties table:display="true" style:writing-mode="lr-tb"/>
    </style:style>
    <style:style style:name="ta57" style:family="table" style:master-page-name="PageStyle_5f_t_5f_pw_5f_bill_5f_detail">
      <style:table-properties table:display="true" style:writing-mode="lr-tb"/>
    </style:style>
    <style:style style:name="ta58" style:family="table" style:master-page-name="PageStyle_5f_t_5f_receivables">
      <style:table-properties table:display="true" style:writing-mode="lr-tb"/>
    </style:style>
    <style:style style:name="ta59" style:family="table" style:master-page-name="PageStyle_5f_t_5f_receivables_5f_detail">
      <style:table-properties table:display="true" style:writing-mode="lr-tb"/>
    </style:style>
    <style:style style:name="ta60" style:family="table" style:master-page-name="PageStyle_5f_t_5f_receiving">
      <style:table-properties table:display="true" style:writing-mode="lr-tb"/>
    </style:style>
    <style:style style:name="ta61" style:family="table" style:master-page-name="PageStyle_5f_t_5f_recent_5f_fid">
      <style:table-properties table:display="true" style:writing-mode="lr-tb"/>
    </style:style>
    <style:style style:name="ta62" style:family="table" style:master-page-name="PageStyle_5f_t_5f_role">
      <style:table-properties table:display="true" style:writing-mode="lr-tb"/>
    </style:style>
    <style:style style:name="ta63" style:family="table" style:master-page-name="PageStyle_5f_t_5f_role_5f_permission">
      <style:table-properties table:display="true" style:writing-mode="lr-tb"/>
    </style:style>
    <style:style style:name="ta64" style:family="table" style:master-page-name="PageStyle_5f_t_5f_role_5f_permission_5f_dataorg">
      <style:table-properties table:display="true" style:writing-mode="lr-tb"/>
    </style:style>
    <style:style style:name="ta65" style:family="table" style:master-page-name="PageStyle_5f_t_5f_role_5f_user">
      <style:table-properties table:display="true" style:writing-mode="lr-tb"/>
    </style:style>
    <style:style style:name="ta66" style:family="table" style:master-page-name="PageStyle_5f_t_5f_sc_5f_bill">
      <style:table-properties table:display="true" style:writing-mode="lr-tb"/>
    </style:style>
    <style:style style:name="ta67" style:family="table" style:master-page-name="PageStyle_5f_t_5f_sc_5f_bill_5f_detail">
      <style:table-properties table:display="true" style:writing-mode="lr-tb"/>
    </style:style>
    <style:style style:name="ta68" style:family="table" style:master-page-name="PageStyle_5f_t_5f_sc_5f_so">
      <style:table-properties table:display="true" style:writing-mode="lr-tb"/>
    </style:style>
    <style:style style:name="ta69" style:family="table" style:master-page-name="PageStyle_5f_t_5f_so_5f_bill">
      <style:table-properties table:display="true" style:writing-mode="lr-tb"/>
    </style:style>
    <style:style style:name="ta70" style:family="table" style:master-page-name="PageStyle_5f_t_5f_so_5f_bill_5f_detail">
      <style:table-properties table:display="true" style:writing-mode="lr-tb"/>
    </style:style>
    <style:style style:name="ta71" style:family="table" style:master-page-name="PageStyle_5f_t_5f_so_5f_bill_5f_bom">
      <style:table-properties table:display="true" style:writing-mode="lr-tb"/>
    </style:style>
    <style:style style:name="ta72" style:family="table" style:master-page-name="PageStyle_5f_t_5f_so_5f_bill_5f_bom_5f_expand">
      <style:table-properties table:display="true" style:writing-mode="lr-tb"/>
    </style:style>
    <style:style style:name="ta73" style:family="table" style:master-page-name="PageStyle_5f_t_5f_so_5f_po">
      <style:table-properties table:display="true" style:writing-mode="lr-tb"/>
    </style:style>
    <style:style style:name="ta74" style:family="table" style:master-page-name="PageStyle_5f_t_5f_so_5f_ws">
      <style:table-properties table:display="true" style:writing-mode="lr-tb"/>
    </style:style>
    <style:style style:name="ta75" style:family="table" style:master-page-name="PageStyle_5f_t_5f_sr_5f_bill">
      <style:table-properties table:display="true" style:writing-mode="lr-tb"/>
    </style:style>
    <style:style style:name="ta76" style:family="table" style:master-page-name="PageStyle_5f_t_5f_sr_5f_bill_5f_detail">
      <style:table-properties table:display="true" style:writing-mode="lr-tb"/>
    </style:style>
    <style:style style:name="ta77" style:family="table" style:master-page-name="PageStyle_5f_t_5f_subject">
      <style:table-properties table:display="true" style:writing-mode="lr-tb"/>
    </style:style>
    <style:style style:name="ta78" style:family="table" style:master-page-name="PageStyle_5f_t_5f_supplier">
      <style:table-properties table:display="true" style:writing-mode="lr-tb"/>
    </style:style>
    <style:style style:name="ta79" style:family="table" style:master-page-name="PageStyle_5f_t_5f_supplier_5f_category">
      <style:table-properties table:display="true" style:writing-mode="lr-tb"/>
    </style:style>
    <style:style style:name="ta80" style:family="table" style:master-page-name="PageStyle_5f_t_5f_supplier_5f_goods_5f_range">
      <style:table-properties table:display="true" style:writing-mode="lr-tb"/>
    </style:style>
    <style:style style:name="ta81" style:family="table" style:master-page-name="PageStyle_5f_t_5f_user">
      <style:table-properties table:display="true" style:writing-mode="lr-tb"/>
    </style:style>
    <style:style style:name="ta82" style:family="table" style:master-page-name="PageStyle_5f_t_5f_voucher">
      <style:table-properties table:display="true" style:writing-mode="lr-tb"/>
    </style:style>
    <style:style style:name="ta83" style:family="table" style:master-page-name="PageStyle_5f_t_5f_voucher_5f_detail">
      <style:table-properties table:display="true" style:writing-mode="lr-tb"/>
    </style:style>
    <style:style style:name="ta84" style:family="table" style:master-page-name="PageStyle_5f_t_5f_warehouse">
      <style:table-properties table:display="true" style:writing-mode="lr-tb"/>
    </style:style>
    <style:style style:name="ta85" style:family="table" style:master-page-name="PageStyle_5f_t_5f_ws_5f_bill">
      <style:table-properties table:display="true" style:writing-mode="lr-tb"/>
    </style:style>
    <style:style style:name="ta86" style:family="table" style:master-page-name="PageStyle_5f_t_5f_ws_5f_bill_5f_detail">
      <style:table-properties table:display="true" style:writing-mode="lr-tb"/>
    </style:style>
    <style:style style:name="ta87" style:family="table" style:master-page-name="PageStyle_5f_t_5f_wsp_5f_bill">
      <style:table-properties table:display="true" style:writing-mode="lr-tb"/>
    </style:style>
    <style:style style:name="ta88" style:family="table" style:master-page-name="PageStyle_5f_t_5f_wsp_5f_bill_5f_detail">
      <style:table-properties table:display="true" style:writing-mode="lr-tb"/>
    </style:style>
    <style:style style:name="ta89" style:family="table" style:master-page-name="PageStyle_5f_t_5f_wsp_5f_bill_5f_detail_5f_ex">
      <style:table-properties table:display="true" style:writing-mode="lr-tb"/>
    </style:style>
    <style:style style:name="ta90" style:family="table" style:master-page-name="PageStyle_5f_t_5f_wsp_5f_bill_5f_detail_5f_bom">
      <style:table-properties table:display="true" style:writing-mode="lr-tb"/>
    </style:style>
    <style:style style:name="ta91" style:family="table" style:master-page-name="PageStyle_5f_一览表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ourier New1" style:font-name-asian="Courier New1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1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3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12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fo:border="0.74pt solid #000000" style:rotation-align="none"/>
      <style:text-properties fo:color="#c9211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9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ourier New1" style:font-name-asian="Courier New1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name-asian="Courier New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normal" style:font-name-asian="Courier New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3" style:family="text">
      <style:text-properties fo:color="#000000" loext:opacity="100%" style:text-outline="false" style:text-line-through-style="none" style:text-line-through-type="none" style:text-position="0% 100%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15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16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19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2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22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23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/>
    </style:style>
    <style:style style:name="T2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91">
        <office:forms form:automatic-focus="false" form:apply-design-mode="false"/>
        <table:table-column table:style-name="co1" table:default-cell-style-name="ce138"/>
        <table:table-column table:style-name="co2" table:default-cell-style-name="ce142"/>
        <table:table-column table:style-name="co28" table:default-cell-style-name="ce138"/>
        <table:table-column table:style-name="co29" table:default-cell-style-name="ce138"/>
        <table:table-column table:style-name="co1" table:number-columns-repeated="1020" table:default-cell-style-name="ce138"/>
        <table:table-row table:style-name="ro1">
          <table:table-cell/>
          <table:table-cell table:style-name="ce139" office:value-type="string" calcext:value-type="string" table:number-columns-spanned="3" table:number-rows-spanned="1">
            <text:p>PSI<text:span text:style-name="T14">数据库表结构一览表</text:span><text:span text:style-name="T15"> – V20220225</text:span></text:p>
          </table:table-cell>
          <table:covered-table-cell table:number-columns-repeated="2" table:style-name="ce139"/>
          <table:table-cell table:number-columns-repeated="1020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表名</text:p>
          </table:table-cell>
          <table:table-cell table:style-name="ce140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3" office:value-type="string" calcext:value-type="string">
            <text:p><text:a xlink:href="#t_acc_fmt.A1" xlink:type="simple">t_acc_fmt</text:a></text:p>
          </table:table-cell>
          <table:table-cell table:style-name="ce146" office:value-type="string" calcext:value-type="string">
            <text:p><text:span text:style-name="T16">账样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3" office:value-type="string" calcext:value-type="string">
            <text:p><text:a xlink:href="#t_acc_fmt_cols.A1" xlink:type="simple">t_acc_fmt_cols</text:a></text:p>
          </table:table-cell>
          <table:table-cell table:style-name="ce146" office:value-type="string" calcext:value-type="string">
            <text:p><text:span text:style-name="T16">账样</text:span><text:span text:style-name="T17"> - </text:span><text:span text:style-name="T18">列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3" office:value-type="string" calcext:value-type="string">
            <text:p><text:a xlink:href="#t_acc_period.A1" xlink:type="simple">t_acc_period</text:a></text:p>
          </table:table-cell>
          <table:table-cell table:style-name="ce146" office:value-type="string" calcext:value-type="string">
            <text:p>会计期间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4" office:value-type="string" calcext:value-type="string">
            <text:p><text:a xlink:href="#t_bank_account.A1" xlink:type="simple">t_bank_account</text:a></text:p>
          </table:table-cell>
          <table:table-cell table:style-name="ce147" office:value-type="string" calcext:value-type="string">
            <text:p>银行账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4" office:value-type="string" calcext:value-type="string">
            <text:p><text:a xlink:href="#t_biz_log.A1" xlink:type="simple">t_biz_log</text:a></text:p>
          </table:table-cell>
          <table:table-cell table:style-name="ce147" office:value-type="string" calcext:value-type="string">
            <text:p>业务日志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4" office:value-type="string" calcext:value-type="string">
            <text:p><text:a xlink:href="#t_cash.A1" xlink:type="simple">t_cash</text:a></text:p>
          </table:table-cell>
          <table:table-cell table:style-name="ce147" office:value-type="string" calcext:value-type="string">
            <text:p>现金日记账总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4" office:value-type="string" calcext:value-type="string">
            <text:p><text:a xlink:href="#t_cash_detail.A1" xlink:type="simple">t_cash_detail</text:a></text:p>
          </table:table-cell>
          <table:table-cell table:style-name="ce147" office:value-type="string" calcext:value-type="string">
            <text:p>现金日记账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4" office:value-type="string" calcext:value-type="string">
            <text:p><text:a xlink:href="#t_config.A1" xlink:type="simple">t_config</text:a></text:p>
          </table:table-cell>
          <table:table-cell table:style-name="ce147" office:value-type="string" calcext:value-type="string">
            <text:p>系统配置项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4" office:value-type="string" calcext:value-type="string">
            <text:p><text:a xlink:href="#t_customer.A1" xlink:type="simple">t_customer</text:a></text:p>
          </table:table-cell>
          <table:table-cell table:style-name="ce148" office:value-type="string" calcext:value-type="string">
            <text:p>客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4" office:value-type="string" calcext:value-type="string">
            <text:p><text:a xlink:href="#t_customer_category.A1" xlink:type="simple">t_customer_category</text:a></text:p>
          </table:table-cell>
          <table:table-cell table:style-name="ce148" office:value-type="string" calcext:value-type="string">
            <text:p>客户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4" office:value-type="string" calcext:value-type="string">
            <text:p><text:a xlink:href="#t_dmo_bill.A1" xlink:type="simple">t_dmo_bill</text:a></text:p>
          </table:table-cell>
          <table:table-cell table:style-name="ce12" office:value-type="string" calcext:value-type="string">
            <text:p><text:span text:style-name="T16">成品委托生产订单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4" office:value-type="string" calcext:value-type="string">
            <text:p><text:a xlink:href="#t_dmo_bill_detail.A1" xlink:type="simple">t_dmo_bill_detail</text:a></text:p>
          </table:table-cell>
          <table:table-cell table:style-name="ce12" office:value-type="string" calcext:value-type="string">
            <text:p><text:span text:style-name="T16">成品委托生产订单</text:span><text:span text:style-name="T17"> - </text:span><text:span text:style-name="T18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4" office:value-type="string" calcext:value-type="string">
            <text:p><text:a xlink:href="#t_dmo_dmw.A1" xlink:type="simple">t_dmo_dmw</text:a></text:p>
          </table:table-cell>
          <table:table-cell table:style-name="ce12" office:value-type="string" calcext:value-type="string">
            <text:p>成品委托生产订单和成品委托生产入库单关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4" office:value-type="string" calcext:value-type="string">
            <text:p><text:a xlink:href="#t_dmw_bill.A1" xlink:type="simple">t_dmw_bill</text:a></text:p>
          </table:table-cell>
          <table:table-cell table:style-name="ce12" office:value-type="string" calcext:value-type="string">
            <text:p><text:span text:style-name="T16">成品委托生产入库单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4" office:value-type="string" calcext:value-type="string">
            <text:p><text:a xlink:href="#t_dmw_bill_detail.A1" xlink:type="simple">t_dmw_bill_detail</text:a></text:p>
          </table:table-cell>
          <table:table-cell table:style-name="ce12" office:value-type="string" calcext:value-type="string">
            <text:p><text:span text:style-name="T16">成品委托生产入库单</text:span><text:span text:style-name="T17"> - </text:span><text:span text:style-name="T18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4" office:value-type="string" calcext:value-type="string">
            <text:p><text:a xlink:href="#t_factory.A1" xlink:type="simple">t_factory</text:a></text:p>
          </table:table-cell>
          <table:table-cell table:style-name="ce12" office:value-type="string" calcext:value-type="string">
            <text:p>工厂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4" office:value-type="string" calcext:value-type="string">
            <text:p><text:a xlink:href="#t_factory_category.A1" xlink:type="simple">t_factory_category</text:a></text:p>
          </table:table-cell>
          <table:table-cell table:style-name="ce12" office:value-type="string" calcext:value-type="string">
            <text:p>工厂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4" office:value-type="string" calcext:value-type="string">
            <text:p><text:a xlink:href="#t_fid.A1" xlink:type="simple">t_fid</text:a></text:p>
          </table:table-cell>
          <table:table-cell table:style-name="ce13" office:value-type="string" calcext:value-type="string">
            <text:p>系统功能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5" office:value-type="string" calcext:value-type="string">
            <text:p><text:a xlink:href="#t_fid_plus.A1" xlink:type="simple">t_fid_plus</text:a></text:p>
          </table:table-cell>
          <table:table-cell table:style-name="ce13" office:value-type="string" calcext:value-type="string">
            <text:p><text:span text:style-name="T16">系统功能</text:span><text:span text:style-name="T17"> - </text:span><text:span text:style-name="T18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4" office:value-type="string" calcext:value-type="string">
            <text:p><text:a xlink:href="#t_goods.A1" xlink:type="simple">t_goods</text:a></text:p>
          </table:table-cell>
          <table:table-cell table:style-name="ce148" office:value-type="string" calcext:value-type="string">
            <text:p>物料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4" office:value-type="string" calcext:value-type="string">
            <text:p><text:a xlink:href="#t_goods_bom.A1" xlink:type="simple">t_goods_bom</text:a></text:p>
          </table:table-cell>
          <table:table-cell table:style-name="ce148" office:value-type="string" calcext:value-type="string">
            <text:p>BOM - <text:span text:style-name="T16">静态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4" office:value-type="string" calcext:value-type="string">
            <text:p><text:a xlink:href="#t_goods_brand.A1" xlink:type="simple">t_goods_brand</text:a></text:p>
          </table:table-cell>
          <table:table-cell table:style-name="ce148" office:value-type="string" calcext:value-type="string">
            <text:p>物料品牌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4" office:value-type="string" calcext:value-type="string">
            <text:p><text:a xlink:href="#t_goods_category.A1" xlink:type="simple">t_goods_category</text:a></text:p>
          </table:table-cell>
          <table:table-cell table:style-name="ce148" office:value-type="string" calcext:value-type="string">
            <text:p>物料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4" office:value-type="string" calcext:value-type="string">
            <text:p><text:a xlink:href="#t_goods_price.A1" xlink:type="simple">t_gooods_price</text:a></text:p>
          </table:table-cell>
          <table:table-cell table:style-name="ce148" office:value-type="string" calcext:value-type="string">
            <text:p>物料价格体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4" office:value-type="string" calcext:value-type="string">
            <text:p><text:a xlink:href="#t_goods_si.A1" xlink:type="simple">t_goods_si</text:a></text:p>
          </table:table-cell>
          <table:table-cell table:style-name="ce148" office:value-type="string" calcext:value-type="string">
            <text:p>物料安全库存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4" office:value-type="string" calcext:value-type="string">
            <text:p><text:a xlink:href="#t_goods_unit.A1" xlink:type="simple">t_goods_unit</text:a></text:p>
          </table:table-cell>
          <table:table-cell table:style-name="ce148" office:value-type="string" calcext:value-type="string">
            <text:p>物料计量单位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4" office:value-type="string" calcext:value-type="string">
            <text:p><text:a xlink:href="#t_ic_bill.A1" xlink:type="simple">t_ic_bill</text:a></text:p>
          </table:table-cell>
          <table:table-cell table:style-name="ce148" office:value-type="string" calcext:value-type="string">
            <text:p><text:span text:style-name="T16">盘点单</text:span><text:span text:style-name="T17">-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8" calcext:value-type="float">
            <text:p>28</text:p>
          </table:table-cell>
          <table:table-cell table:style-name="ce144" office:value-type="string" calcext:value-type="string">
            <text:p><text:a xlink:href="#t_ic_bill_detail.A1" xlink:type="simple">t_ic_bill_detail</text:a></text:p>
          </table:table-cell>
          <table:table-cell table:style-name="ce148" office:value-type="string" calcext:value-type="string">
            <text:p><text:span text:style-name="T16">盘点单</text:span><text:span text:style-name="T17">-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29" calcext:value-type="float">
            <text:p>29</text:p>
          </table:table-cell>
          <table:table-cell table:style-name="ce144" office:value-type="string" calcext:value-type="string">
            <text:p><text:a xlink:href="#t_inventory.A1" xlink:type="simple">t_inventory</text:a></text:p>
          </table:table-cell>
          <table:table-cell table:style-name="ce148" office:value-type="string" calcext:value-type="string">
            <text:p>库存总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0" calcext:value-type="float">
            <text:p>30</text:p>
          </table:table-cell>
          <table:table-cell table:style-name="ce144" office:value-type="string" calcext:value-type="string">
            <text:p><text:a xlink:href="#t_inventory_detail.A1" xlink:type="simple">t_inventory_detail</text:a></text:p>
          </table:table-cell>
          <table:table-cell table:style-name="ce148" office:value-type="string" calcext:value-type="string">
            <text:p>库存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1" calcext:value-type="float">
            <text:p>31</text:p>
          </table:table-cell>
          <table:table-cell table:style-name="ce144" office:value-type="string" calcext:value-type="string">
            <text:p><text:a xlink:href="#t_inventory_fifo.A1" xlink:type="simple">t_inventory_fifo</text:a></text:p>
          </table:table-cell>
          <table:table-cell table:style-name="ce148" office:value-type="string" calcext:value-type="string">
            <text:p><text:span text:style-name="T16">库存明细账</text:span><text:span text:style-name="T17"> - </text:span><text:span text:style-name="T18">先进先出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2" calcext:value-type="float">
            <text:p>32</text:p>
          </table:table-cell>
          <table:table-cell table:style-name="ce144" office:value-type="string" calcext:value-type="string">
            <text:p><text:a xlink:href="#t_inventory_fifo_detail.A1" xlink:type="simple">t_inventory_fifo_detail</text:a></text:p>
          </table:table-cell>
          <table:table-cell table:style-name="ce148" office:value-type="string" calcext:value-type="string">
            <text:p><text:span text:style-name="T16">库存明细账</text:span><text:span text:style-name="T17"> - </text:span><text:span text:style-name="T18">先进先出的明细记录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3" calcext:value-type="float">
            <text:p>33</text:p>
          </table:table-cell>
          <table:table-cell table:style-name="ce144" office:value-type="string" calcext:value-type="string">
            <text:p><text:a xlink:href="#t_it_bill.A1" xlink:type="simple">t_it_bill</text:a></text:p>
          </table:table-cell>
          <table:table-cell table:style-name="ce148" office:value-type="string" calcext:value-type="string">
            <text:p><text:span text:style-name="T16">调拨单</text:span><text:span text:style-name="T17">-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4" calcext:value-type="float">
            <text:p>34</text:p>
          </table:table-cell>
          <table:table-cell table:style-name="ce144" office:value-type="string" calcext:value-type="string">
            <text:p><text:a xlink:href="#t_it_bill_detail.A1" xlink:type="simple">t_it_bill_detail</text:a></text:p>
          </table:table-cell>
          <table:table-cell table:style-name="ce148" office:value-type="string" calcext:value-type="string">
            <text:p>调拨单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5" calcext:value-type="float">
            <text:p>35</text:p>
          </table:table-cell>
          <table:table-cell table:style-name="ce144" office:value-type="string" calcext:value-type="string">
            <text:p><text:a xlink:href="#t_matrix_bom_config.A1" xlink:type="simple">t_matrix_bom_config</text:a></text:p>
          </table:table-cell>
          <table:table-cell table:style-name="ce14" office:value-type="string" calcext:value-type="string">
            <text:p><text:span text:style-name="T19">矩阵式</text:span><text:span text:style-name="T20">BOM</text:span><text:span text:style-name="T21">配置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6" calcext:value-type="float">
            <text:p>36</text:p>
          </table:table-cell>
          <table:table-cell table:style-name="ce144" office:value-type="string" calcext:value-type="string">
            <text:p><text:a xlink:href="#t_menu_item.A1" xlink:type="simple">t_menu_item</text:a></text:p>
          </table:table-cell>
          <table:table-cell table:style-name="ce147" office:value-type="string" calcext:value-type="string">
            <text:p>主菜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7" calcext:value-type="float">
            <text:p>37</text:p>
          </table:table-cell>
          <table:table-cell table:style-name="ce144" office:value-type="string" calcext:value-type="string">
            <text:p><text:a xlink:href="#t_menu_item_plus.A1" xlink:type="simple">t_menu_item_plus</text:a></text:p>
          </table:table-cell>
          <table:table-cell table:style-name="ce147" office:value-type="string" calcext:value-type="string">
            <text:p><text:span text:style-name="T16">主菜单</text:span><text:span text:style-name="T17"> - </text:span><text:span text:style-name="T18">用户自定义部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8" calcext:value-type="float">
            <text:p>38</text:p>
          </table:table-cell>
          <table:table-cell table:style-name="ce144" office:value-type="string" calcext:value-type="string">
            <text:p><text:a xlink:href="#t_org.A1" xlink:type="simple">t_org</text:a></text:p>
          </table:table-cell>
          <table:table-cell table:style-name="ce147" office:value-type="string" calcext:value-type="string">
            <text:p>组织机构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39" calcext:value-type="float">
            <text:p>39</text:p>
          </table:table-cell>
          <table:table-cell table:style-name="ce144" office:value-type="string" calcext:value-type="string">
            <text:p><text:a xlink:href="#t_payables.A1" xlink:type="simple">t_payables</text:a></text:p>
          </table:table-cell>
          <table:table-cell table:style-name="ce147" office:value-type="string" calcext:value-type="string">
            <text:p>应付账款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0" calcext:value-type="float">
            <text:p>40</text:p>
          </table:table-cell>
          <table:table-cell table:style-name="ce144" office:value-type="string" calcext:value-type="string">
            <text:p><text:a xlink:href="#t_payables_detail.A1" xlink:type="simple">t_payables_detail</text:a></text:p>
          </table:table-cell>
          <table:table-cell table:style-name="ce147" office:value-type="string" calcext:value-type="string">
            <text:p>应付账款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1" calcext:value-type="float">
            <text:p>41</text:p>
          </table:table-cell>
          <table:table-cell table:style-name="ce144" office:value-type="string" calcext:value-type="string">
            <text:p><text:a xlink:href="#t_payment.A1" xlink:type="simple">t_payment</text:a></text:p>
          </table:table-cell>
          <table:table-cell table:style-name="ce147" office:value-type="string" calcext:value-type="string">
            <text:p>应付账款付款记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2" calcext:value-type="float">
            <text:p>42</text:p>
          </table:table-cell>
          <table:table-cell table:style-name="ce144" office:value-type="string" calcext:value-type="string">
            <text:p><text:a xlink:href="#t_permission.A1" xlink:type="simple">t_permission</text:a></text:p>
          </table:table-cell>
          <table:table-cell table:style-name="ce147" office:value-type="string" calcext:value-type="string">
            <text:p>权限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3" calcext:value-type="float">
            <text:p>43</text:p>
          </table:table-cell>
          <table:table-cell table:style-name="ce144" office:value-type="string" calcext:value-type="string">
            <text:p><text:a xlink:href="#t_permission_plus.A1" xlink:type="simple">t_permission_plus</text:a></text:p>
          </table:table-cell>
          <table:table-cell table:style-name="ce147" office:value-type="string" calcext:value-type="string">
            <text:p><text:span text:style-name="T16">权限</text:span><text:span text:style-name="T17"> - </text:span><text:span text:style-name="T18">自定义模块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4" calcext:value-type="float">
            <text:p>44</text:p>
          </table:table-cell>
          <table:table-cell table:style-name="ce144" office:value-type="string" calcext:value-type="string">
            <text:p><text:a xlink:href="#t_po_bill.A1" xlink:type="simple">t_po_bill</text:a></text:p>
          </table:table-cell>
          <table:table-cell table:style-name="ce147" office:value-type="string" calcext:value-type="string">
            <text:p><text:span text:style-name="T16">采购订单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5" calcext:value-type="float">
            <text:p>45</text:p>
          </table:table-cell>
          <table:table-cell table:style-name="ce144" office:value-type="string" calcext:value-type="string">
            <text:p><text:a xlink:href="#t_po_bill_detail.A1" xlink:type="simple">t_po_bill_detail</text:a></text:p>
          </table:table-cell>
          <table:table-cell table:style-name="ce147" office:value-type="string" calcext:value-type="string">
            <text:p><text:span text:style-name="T16">采购订单</text:span><text:span text:style-name="T17"> - 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6" calcext:value-type="float">
            <text:p>46</text:p>
          </table:table-cell>
          <table:table-cell table:style-name="ce144" office:value-type="string" calcext:value-type="string">
            <text:p><text:a xlink:href="#t_po_pw.A1" xlink:type="simple">t_po_pw</text:a></text:p>
          </table:table-cell>
          <table:table-cell table:style-name="ce147" office:value-type="string" calcext:value-type="string">
            <text:p>采购订单与采购入库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7" calcext:value-type="float">
            <text:p>47</text:p>
          </table:table-cell>
          <table:table-cell table:style-name="ce144" office:value-type="string" calcext:value-type="string">
            <text:p><text:a xlink:href="#t_pre_payment.A1" xlink:type="simple">t_pre_payment</text:a></text:p>
          </table:table-cell>
          <table:table-cell table:style-name="ce147" office:value-type="string" calcext:value-type="string">
            <text:p><text:span text:style-name="T16">预付款</text:span><text:span text:style-name="T17">-</text:span><text:span text:style-name="T18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8" calcext:value-type="float">
            <text:p>48</text:p>
          </table:table-cell>
          <table:table-cell table:style-name="ce144" office:value-type="string" calcext:value-type="string">
            <text:p><text:a xlink:href="#t_pre_payment_detail.A1" xlink:type="simple">t_pre_payment_detail</text:a></text:p>
          </table:table-cell>
          <table:table-cell table:style-name="ce147" office:value-type="string" calcext:value-type="string">
            <text:p><text:span text:style-name="T16">预付款</text:span><text:span text:style-name="T17">-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49" calcext:value-type="float">
            <text:p>49</text:p>
          </table:table-cell>
          <table:table-cell table:style-name="ce144" office:value-type="string" calcext:value-type="string">
            <text:p><text:a xlink:href="#t_pre_receiving.A1" xlink:type="simple">t_pre_receiving</text:a></text:p>
          </table:table-cell>
          <table:table-cell table:style-name="ce147" office:value-type="string" calcext:value-type="string">
            <text:p><text:span text:style-name="T16">预收款</text:span><text:span text:style-name="T17">-</text:span><text:span text:style-name="T18">总账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0" calcext:value-type="float">
            <text:p>50</text:p>
          </table:table-cell>
          <table:table-cell table:style-name="ce144" office:value-type="string" calcext:value-type="string">
            <text:p><text:a xlink:href="#t_pre_receiving_detail.A1" xlink:type="simple">t_pre_receiving_detail</text:a></text:p>
          </table:table-cell>
          <table:table-cell table:style-name="ce147" office:value-type="string" calcext:value-type="string">
            <text:p><text:span text:style-name="T16">预收款</text:span><text:span text:style-name="T17">-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1" calcext:value-type="float">
            <text:p>51</text:p>
          </table:table-cell>
          <table:table-cell table:style-name="ce144" office:value-type="string" calcext:value-type="string">
            <text:p><text:a xlink:href="#t_pr_bill.A1" xlink:type="simple">t_pr_bill</text:a></text:p>
          </table:table-cell>
          <table:table-cell table:style-name="ce147" office:value-type="string" calcext:value-type="string">
            <text:p><text:span text:style-name="T16">采购退货出库单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2" calcext:value-type="float">
            <text:p>52</text:p>
          </table:table-cell>
          <table:table-cell table:style-name="ce144" office:value-type="string" calcext:value-type="string">
            <text:p><text:a xlink:href="#t_pr_bill_detail.A1" xlink:type="simple">t_pr_bill_detail</text:a></text:p>
          </table:table-cell>
          <table:table-cell table:style-name="ce147" office:value-type="string" calcext:value-type="string">
            <text:p><text:span text:style-name="T16">采购退货出库单</text:span><text:span text:style-name="T17"> - 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3" calcext:value-type="float">
            <text:p>53</text:p>
          </table:table-cell>
          <table:table-cell table:style-name="ce144" office:value-type="string" calcext:value-type="string">
            <text:p><text:a xlink:href="#t_price_system.A1" xlink:type="simple">t_price_system</text:a></text:p>
          </table:table-cell>
          <table:table-cell table:style-name="ce147" office:value-type="string" calcext:value-type="string">
            <text:p><text:span text:style-name="T16">价格体系</text:span><text:span text:style-name="T17"> - </text:span><text:span text:style-name="T18">基础数据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4" calcext:value-type="float">
            <text:p>54</text:p>
          </table:table-cell>
          <table:table-cell table:style-name="ce144" office:value-type="string" calcext:value-type="string">
            <text:p><text:a xlink:href="#t_psi_db_version.A1" xlink:type="simple">t_psi_db_version</text:a></text:p>
          </table:table-cell>
          <table:table-cell table:style-name="ce148" office:value-type="string" calcext:value-type="string">
            <text:p>系统数据库版本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5" calcext:value-type="float">
            <text:p>55</text:p>
          </table:table-cell>
          <table:table-cell table:style-name="ce144" office:value-type="string" calcext:value-type="string">
            <text:p><text:a xlink:href="#t_pw_bill.A1" xlink:type="simple">t_pw_bill</text:a></text:p>
          </table:table-cell>
          <table:table-cell table:style-name="ce147" office:value-type="string" calcext:value-type="string">
            <text:p><text:span text:style-name="T16">采购入库单</text:span><text:span text:style-name="T17">-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6" calcext:value-type="float">
            <text:p>56</text:p>
          </table:table-cell>
          <table:table-cell table:style-name="ce144" office:value-type="string" calcext:value-type="string">
            <text:p><text:a xlink:href="#t_pw_bill_detail.A1" xlink:type="simple">t_pw_bill_detail</text:a></text:p>
          </table:table-cell>
          <table:table-cell table:style-name="ce147" office:value-type="string" calcext:value-type="string">
            <text:p><text:span text:style-name="T16">采购入库单</text:span><text:span text:style-name="T17">-</text:span><text:span text:style-name="T18">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7" calcext:value-type="float">
            <text:p>57</text:p>
          </table:table-cell>
          <table:table-cell table:style-name="ce144" office:value-type="string" calcext:value-type="string">
            <text:p><text:a xlink:href="#t_receivables.A1" xlink:type="simple">t_receivables</text:a></text:p>
          </table:table-cell>
          <table:table-cell table:style-name="ce147" office:value-type="string" calcext:value-type="string">
            <text:p>应收账款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8" calcext:value-type="float">
            <text:p>58</text:p>
          </table:table-cell>
          <table:table-cell table:style-name="ce144" office:value-type="string" calcext:value-type="string">
            <text:p><text:a xlink:href="#t_receivables_detail.A1" xlink:type="simple">t_receivables_detail</text:a></text:p>
          </table:table-cell>
          <table:table-cell table:style-name="ce147" office:value-type="string" calcext:value-type="string">
            <text:p>应收账款明细账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59" calcext:value-type="float">
            <text:p>59</text:p>
          </table:table-cell>
          <table:table-cell table:style-name="ce144" office:value-type="string" calcext:value-type="string">
            <text:p><text:a xlink:href="#t_receiving.A1" xlink:type="simple">t_receiving</text:a></text:p>
          </table:table-cell>
          <table:table-cell table:style-name="ce147" office:value-type="string" calcext:value-type="string">
            <text:p>应收账款收款记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0" calcext:value-type="float">
            <text:p>60</text:p>
          </table:table-cell>
          <table:table-cell table:style-name="ce144" office:value-type="string" calcext:value-type="string">
            <text:p><text:a xlink:href="#t_recent_fid.A1" xlink:type="simple">t_recent_fid</text:a></text:p>
          </table:table-cell>
          <table:table-cell table:style-name="ce147" office:value-type="string" calcext:value-type="string">
            <text:p>最近访问的功能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1" calcext:value-type="float">
            <text:p>61</text:p>
          </table:table-cell>
          <table:table-cell table:style-name="ce144" office:value-type="string" calcext:value-type="string">
            <text:p><text:a xlink:href="#t_role.A1" xlink:type="simple">t_role</text:a></text:p>
          </table:table-cell>
          <table:table-cell table:style-name="ce147" office:value-type="string" calcext:value-type="string">
            <text:p>角色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2" calcext:value-type="float">
            <text:p>62</text:p>
          </table:table-cell>
          <table:table-cell table:style-name="ce144" office:value-type="string" calcext:value-type="string">
            <text:p><text:a xlink:href="#t_role_permission.A1" xlink:type="simple">t_role_permission</text:a></text:p>
          </table:table-cell>
          <table:table-cell table:style-name="ce147" office:value-type="string" calcext:value-type="string">
            <text:p>角色拥有的权限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3" calcext:value-type="float">
            <text:p>63</text:p>
          </table:table-cell>
          <table:table-cell table:style-name="ce144" office:value-type="string" calcext:value-type="string">
            <text:p><text:a xlink:href="#t_role_permission_dataorg.A1" xlink:type="simple">t_role_permission_dataorg</text:a></text:p>
          </table:table-cell>
          <table:table-cell table:style-name="ce147" office:value-type="string" calcext:value-type="string">
            <text:p>角色拥有的权限的数据域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4" calcext:value-type="float">
            <text:p>64</text:p>
          </table:table-cell>
          <table:table-cell table:style-name="ce144" office:value-type="string" calcext:value-type="string">
            <text:p><text:a xlink:href="#t_role_user.A1" xlink:type="simple">t_role_user</text:a></text:p>
          </table:table-cell>
          <table:table-cell table:style-name="ce147" office:value-type="string" calcext:value-type="string">
            <text:p>角色拥有的用户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5" calcext:value-type="float">
            <text:p>65</text:p>
          </table:table-cell>
          <table:table-cell table:style-name="ce144" office:value-type="string" calcext:value-type="string">
            <text:p><text:a xlink:href="#t_sc_bill.A1" xlink:type="simple">t_sc_bill</text:a></text:p>
          </table:table-cell>
          <table:table-cell table:style-name="ce147" office:value-type="string" calcext:value-type="string">
            <text:p>销售合同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6" calcext:value-type="float">
            <text:p>66</text:p>
          </table:table-cell>
          <table:table-cell table:style-name="ce144" office:value-type="string" calcext:value-type="string">
            <text:p><text:a xlink:href="#t_sc_bill_detail.A1" xlink:type="simple">t_sc_bill_detail</text:a></text:p>
          </table:table-cell>
          <table:table-cell table:style-name="ce147" office:value-type="string" calcext:value-type="string">
            <text:p>销售合同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7" calcext:value-type="float">
            <text:p>67</text:p>
          </table:table-cell>
          <table:table-cell table:style-name="ce144" office:value-type="string" calcext:value-type="string">
            <text:p><text:a xlink:href="#t_sc_so.A1" xlink:type="simple">t_sc_so</text:a></text:p>
          </table:table-cell>
          <table:table-cell table:style-name="ce147" office:value-type="string" calcext:value-type="string">
            <text:p>销售合同和销售订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8" calcext:value-type="float">
            <text:p>68</text:p>
          </table:table-cell>
          <table:table-cell table:style-name="ce144" office:value-type="string" calcext:value-type="string">
            <text:p><text:a xlink:href="#t_so_bill.A1" xlink:type="simple">t_so_bill</text:a></text:p>
          </table:table-cell>
          <table:table-cell table:style-name="ce147" office:value-type="string" calcext:value-type="string">
            <text:p>销售订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69" calcext:value-type="float">
            <text:p>69</text:p>
          </table:table-cell>
          <table:table-cell table:style-name="ce144" office:value-type="string" calcext:value-type="string">
            <text:p><text:a xlink:href="#t_so_bill_detail.A1" xlink:type="simple">t_so_bill_detail</text:a></text:p>
          </table:table-cell>
          <table:table-cell table:style-name="ce147" office:value-type="string" calcext:value-type="string">
            <text:p>销售订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0" calcext:value-type="float">
            <text:p>70</text:p>
          </table:table-cell>
          <table:table-cell table:style-name="ce144" office:value-type="string" calcext:value-type="string">
            <text:p><text:a xlink:href="#t_so_bill_bom.A1" xlink:type="simple">t_so_bill_bom</text:a></text:p>
          </table:table-cell>
          <table:table-cell table:style-name="ce147" office:value-type="string" calcext:value-type="string">
            <text:p><text:span text:style-name="T16">销售订单</text:span><text:span text:style-name="T17">BOM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1" calcext:value-type="float">
            <text:p>71</text:p>
          </table:table-cell>
          <table:table-cell table:style-name="ce144" office:value-type="string" calcext:value-type="string">
            <text:p><text:a xlink:href="#t_so_bill_bom_expand.A1" xlink:type="simple">t_so_bill_bom_expand</text:a></text:p>
          </table:table-cell>
          <table:table-cell table:style-name="ce147" office:value-type="string" calcext:value-type="string">
            <text:p><text:span text:style-name="T16">销售订单</text:span><text:span text:style-name="T17">BOM</text:span><text:span text:style-name="T18">展开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2" calcext:value-type="float">
            <text:p>72</text:p>
          </table:table-cell>
          <table:table-cell table:style-name="ce144" office:value-type="string" calcext:value-type="string">
            <text:p><text:a xlink:href="#t_so_po.A1" xlink:type="simple">t_so_po</text:a></text:p>
          </table:table-cell>
          <table:table-cell table:style-name="ce147" office:value-type="string" calcext:value-type="string">
            <text:p>销售订单和采购订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3" calcext:value-type="float">
            <text:p>73</text:p>
          </table:table-cell>
          <table:table-cell table:style-name="ce144" office:value-type="string" calcext:value-type="string">
            <text:p><text:a xlink:href="#t_so_ws.A1" xlink:type="simple">t_so_ws</text:a></text:p>
          </table:table-cell>
          <table:table-cell table:style-name="ce147" office:value-type="string" calcext:value-type="string">
            <text:p>销售订单和销售出库单的对应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4" calcext:value-type="float">
            <text:p>74</text:p>
          </table:table-cell>
          <table:table-cell table:style-name="ce144" office:value-type="string" calcext:value-type="string">
            <text:p><text:a xlink:href="#t_sr_bill.A1" xlink:type="simple">t_sr_bill</text:a></text:p>
          </table:table-cell>
          <table:table-cell table:style-name="ce147" office:value-type="string" calcext:value-type="string">
            <text:p>销售退货入库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5" calcext:value-type="float">
            <text:p>75</text:p>
          </table:table-cell>
          <table:table-cell table:style-name="ce144" office:value-type="string" calcext:value-type="string">
            <text:p><text:a xlink:href="#t_sr_bill_detail.A1" xlink:type="simple">t_sr_bill_detail</text:a></text:p>
          </table:table-cell>
          <table:table-cell table:style-name="ce147" office:value-type="string" calcext:value-type="string">
            <text:p>销售退货入库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6" calcext:value-type="float">
            <text:p>76</text:p>
          </table:table-cell>
          <table:table-cell table:style-name="ce144" office:value-type="string" calcext:value-type="string">
            <text:p><text:a xlink:href="#t_subject.A1" xlink:type="simple">t_subject</text:a></text:p>
          </table:table-cell>
          <table:table-cell table:style-name="ce147" office:value-type="string" calcext:value-type="string">
            <text:p>会计科目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7" calcext:value-type="float">
            <text:p>77</text:p>
          </table:table-cell>
          <table:table-cell table:style-name="ce144" office:value-type="string" calcext:value-type="string">
            <text:p><text:a xlink:href="#t_supplier.A1" xlink:type="simple">t_supplier</text:a></text:p>
          </table:table-cell>
          <table:table-cell table:style-name="ce148" office:value-type="string" calcext:value-type="string">
            <text:p>供应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8" calcext:value-type="float">
            <text:p>78</text:p>
          </table:table-cell>
          <table:table-cell table:style-name="ce144" office:value-type="string" calcext:value-type="string">
            <text:p><text:a xlink:href="#t_supplier_category.A1" xlink:type="simple">t_supplier_category</text:a></text:p>
          </table:table-cell>
          <table:table-cell table:style-name="ce148" office:value-type="string" calcext:value-type="string">
            <text:p>供应商分类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79" calcext:value-type="float">
            <text:p>79</text:p>
          </table:table-cell>
          <table:table-cell table:style-name="ce144" office:value-type="string" calcext:value-type="string">
            <text:p><text:a xlink:href="#t_supplier_goods_range.A1" xlink:type="simple">t_supplier_goods_range</text:a></text:p>
          </table:table-cell>
          <table:table-cell table:style-name="ce148" office:value-type="string" calcext:value-type="string">
            <text:p>供应商关联的物料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0" calcext:value-type="float">
            <text:p>80</text:p>
          </table:table-cell>
          <table:table-cell table:style-name="ce144" office:value-type="string" calcext:value-type="string">
            <text:p><text:a xlink:href="#t_user.A1" xlink:type="simple">t_user</text:a></text:p>
          </table:table-cell>
          <table:table-cell table:style-name="ce147" office:value-type="string" calcext:value-type="string">
            <text:p>用户表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1" calcext:value-type="float">
            <text:p>81</text:p>
          </table:table-cell>
          <table:table-cell table:style-name="ce144" office:value-type="string" calcext:value-type="string">
            <text:p><text:a xlink:href="#t_voucher.A1" xlink:type="simple">t_voucher</text:a></text:p>
          </table:table-cell>
          <table:table-cell table:style-name="ce147" office:value-type="string" calcext:value-type="string">
            <text:p><text:span text:style-name="T16">记账凭证</text:span><text:span text:style-name="T17">-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2" calcext:value-type="float">
            <text:p>82</text:p>
          </table:table-cell>
          <table:table-cell table:style-name="ce144" office:value-type="string" calcext:value-type="string">
            <text:p><text:a xlink:href="#t_voucher_detail.A1" xlink:type="simple">t_voucher_detail</text:a></text:p>
          </table:table-cell>
          <table:table-cell table:style-name="ce147" office:value-type="string" calcext:value-type="string">
            <text:p><text:span text:style-name="T16">记账凭证</text:span><text:span text:style-name="T17">-</text:span><text:span text:style-name="T18">分录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3" calcext:value-type="float">
            <text:p>83</text:p>
          </table:table-cell>
          <table:table-cell table:style-name="ce144" office:value-type="string" calcext:value-type="string">
            <text:p><text:a xlink:href="#t_warehouse.A1" xlink:type="simple">t_warehouse</text:a></text:p>
          </table:table-cell>
          <table:table-cell table:style-name="ce148" office:value-type="string" calcext:value-type="string">
            <text:p>仓库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4" calcext:value-type="float">
            <text:p>84</text:p>
          </table:table-cell>
          <table:table-cell table:style-name="ce144" office:value-type="string" calcext:value-type="string">
            <text:p><text:a xlink:href="#t_ws_bill.A1" xlink:type="simple">t_ws_bill</text:a></text:p>
          </table:table-cell>
          <table:table-cell table:style-name="ce147" office:value-type="string" calcext:value-type="string">
            <text:p>销售出库单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5" calcext:value-type="float">
            <text:p>85</text:p>
          </table:table-cell>
          <table:table-cell table:style-name="ce144" office:value-type="string" calcext:value-type="string">
            <text:p><text:a xlink:href="#t_ws_bill_detail.A1" xlink:type="simple">t_ws_bill_detail</text:a></text:p>
          </table:table-cell>
          <table:table-cell table:style-name="ce147" office:value-type="string" calcext:value-type="string">
            <text:p>销售出库单商品明细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6" calcext:value-type="float">
            <text:p>86</text:p>
          </table:table-cell>
          <table:table-cell table:style-name="ce144" office:value-type="string" calcext:value-type="string">
            <text:p><text:a xlink:href="#t_wsp_bill.A1" xlink:type="simple">t_wsp_bill</text:a></text:p>
          </table:table-cell>
          <table:table-cell table:style-name="ce148" office:value-type="string" calcext:value-type="string">
            <text:p><text:span text:style-name="T16">拆分单</text:span><text:span text:style-name="T17"> - </text:span><text:span text:style-name="T18">主表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7" calcext:value-type="float">
            <text:p>87</text:p>
          </table:table-cell>
          <table:table-cell table:style-name="ce144" office:value-type="string" calcext:value-type="string">
            <text:p><text:a xlink:href="#t_wsp_bill_detail.A1" xlink:type="simple">t_wsp_bill_detail</text:a></text:p>
          </table:table-cell>
          <table:table-cell table:style-name="ce147" office:value-type="string" calcext:value-type="string">
            <text:p><text:span text:style-name="T16">拆分单</text:span><text:span text:style-name="T17"> - </text:span><text:span text:style-name="T18">拆分前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8" calcext:value-type="float">
            <text:p>88</text:p>
          </table:table-cell>
          <table:table-cell table:style-name="ce144" office:value-type="string" calcext:value-type="string">
            <text:p><text:a xlink:href="#t_wsp_bill_detail_ex.A1" xlink:type="simple">t_wsp_bill_detail_ex</text:a></text:p>
          </table:table-cell>
          <table:table-cell table:style-name="ce147" office:value-type="string" calcext:value-type="string">
            <text:p><text:span text:style-name="T16">拆分单</text:span><text:span text:style-name="T17"> - </text:span><text:span text:style-name="T18">拆分后明细</text:span></text:p>
          </table:table-cell>
          <table:table-cell table:number-columns-repeated="1020"/>
        </table:table-row>
        <table:table-row table:style-name="ro2">
          <table:table-cell/>
          <table:table-cell table:style-name="ce141" office:value-type="float" office:value="89" calcext:value-type="float">
            <text:p>89</text:p>
          </table:table-cell>
          <table:table-cell table:style-name="ce144" office:value-type="string" calcext:value-type="string">
            <text:p><text:a xlink:href="#t_wsp_bill_detail_bom.A1" xlink:type="simple">t_wsp_bill_detail_bom</text:a></text:p>
          </table:table-cell>
          <table:table-cell table:style-name="ce147" office:value-type="string" calcext:value-type="string">
            <text:p><text:span text:style-name="T16">拆分单</text:span><text:span text:style-name="T17"> - BOM</text:span></text:p>
          </table:table-cell>
          <table:table-cell table:number-columns-repeated="1020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" table:style-name="ta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fm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账样</text:span><text:span text:style-name="T17"> - 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16">主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acc_number</text:p>
          </table:table-cell>
          <table:table-cell table:style-name="ce155" office:value-type="string" calcext:value-type="string">
            <text:p>账簿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8" office:value-type="string" calcext:value-type="string" table:number-columns-spanned="4" table:number-rows-spanned="1">
            <text:p>账簿码为八位，如果科目码是八位那么账簿码</text:p>
            <text:p>就是科目码，否则在科目码后面补零至八位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ject_code</text:p>
          </table:table-cell>
          <table:table-cell table:style-name="ce155" office:value-type="string" calcext:value-type="string">
            <text:p>科目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只有末级科目才有账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47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创建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_use</text:p>
          </table:table-cell>
          <table:table-cell table:style-name="ce148" office:value-type="string" calcext:value-type="string">
            <text:p><text:span text:style-name="T16">启用标志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1<text:span text:style-name="T16">：启用；</text:span><text:span text:style-name="T17">0</text:span><text:span text:style-name="T18">：停用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4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b_table_name_prefix</text:p>
          </table:table-cell>
          <table:table-cell table:style-name="ce148" office:value-type="string" calcext:value-type="string">
            <text:p><text:span text:style-name="T16">数据库对应的表名的前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每个账样对应一组数据库表来存储数据。</text:span></text:p>
            <text:p><text:span text:style-name="T16">例如：当</text:span><text:span text:style-name="T17">db_table_name_prefix</text:span><text:span text:style-name="T18">存储</text:span><text:span text:style-name="T17">t_acc_11220000_01</text:span><text:span text:style-name="T18">的时候，数据库中</text:span><text:span text:style-name="T17">t_acc_11220000_01</text:span><text:span text:style-name="T18">是总账数据表</text:span><text:span text:style-name="T17">, t_acc_11220000_01_detail</text:span><text:span text:style-name="T18">是明细账数据表</text:span></text:p>
            <text:p><text:span text:style-name="T16">这些数据表是在定义账样的时候动态创建出来的</text:span></text:p>
            <text:p><text:span text:style-name="T16">因为</text:span><text:span text:style-name="T17">PSI</text:span><text:span text:style-name="T18">是支持多公司，所以前缀中还需要有表示公司的编码</text:span><text:span text:style-name="T17">(</text:span><text:span text:style-name="T18">上面例子中的</text:span><text:span text:style-name="T17">01)</text:span><text:span text:style-name="T18">，因为不同的公司的同一个科目的账样可以格式不一样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fmt_cols" table:style-name="ta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fmt_col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账样 - 列明细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fmt_id</text:p>
          </table:table-cell>
          <table:table-cell table:style-name="ce155" office:value-type="string" calcext:value-type="string">
            <text:p>账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acc_fmt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b_field_name</text:p>
          </table:table-cell>
          <table:table-cell table:style-name="ce155" office:value-type="string" calcext:value-type="string">
            <text:p>列数据库字段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db_field_type</text:p>
          </table:table-cell>
          <table:table-cell table:style-name="ce155" office:value-type="string" calcext:value-type="string">
            <text:p>列数据库字段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b_field_length</text:p>
          </table:table-cell>
          <table:table-cell table:style-name="ce155" office:value-type="string" calcext:value-type="string">
            <text:p>列数据库字段长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b_field_decimal</text:p>
          </table:table-cell>
          <table:table-cell table:style-name="ce166" office:value-type="string" calcext:value-type="string">
            <text:p>列数据库字段小数位数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show_order<text:span text:style-name="T16">为负数是系统后台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aption</text:p>
          </table:table-cell>
          <table:table-cell table:style-name="ce166" office:value-type="string" calcext:value-type="string">
            <text:p>列标题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ys_col</text:p>
          </table:table-cell>
          <table:table-cell table:style-name="ce166" office:value-type="string" calcext:value-type="string">
            <text:p>标准账样列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1:<text:span text:style-name="T16">标准账样列；</text:span><text:span text:style-name="T17"> 0</text:span><text:span text:style-name="T18">：</text:span><text:span text:style-name="T17"> </text:span><text:span text:style-name="T18">用户自定义列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5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use_code_table</text:p>
          </table:table-cell>
          <table:table-cell table:style-name="ce166" office:value-type="string" calcext:value-type="string">
            <text:p>数据引用码表记录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67" office:value-type="string" calcext:value-type="string" table:number-columns-spanned="4" table:number-rows-spanned="1">
            <text:p>0:<text:span text:style-name="T16">不引用码表；</text:span><text:span text:style-name="T17"> 1</text:span><text:span text:style-name="T18">：引用码表</text:span></text:p>
            <text:p><text:span text:style-name="T16">默认值</text:span><text:span text:style-name="T17"> 0</text:span></text:p>
          </table:table-cell>
          <table:covered-table-cell table:number-columns-repeated="3" table:style-name="ce168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de_table_name</text:p>
          </table:table-cell>
          <table:table-cell table:style-name="ce166" office:value-type="string" calcext:value-type="string">
            <text:p>引用的码表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de_table_field_name</text:p>
          </table:table-cell>
          <table:table-cell table:style-name="ce166" office:value-type="string" calcext:value-type="string">
            <text:p>引用的码表的字段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65" office:value-type="string" calcext:value-type="string" table:number-columns-spanned="4" table:number-rows-spanned="1">
            <text:p>用于显示给用户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de_table_field_name_fk</text:p>
          </table:table-cell>
          <table:table-cell table:style-name="ce166" office:value-type="string" calcext:value-type="string">
            <text:p>引用的码表的字段名(外键）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65" office:value-type="string" calcext:value-type="string" table:number-columns-spanned="4" table:number-rows-spanned="1">
            <text:p>与码表关联的外键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acc_period" table:style-name="ta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acc_perio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会计期间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acc_year</text:p>
          </table:table-cell>
          <table:table-cell table:style-name="ce155" office:value-type="string" calcext:value-type="string">
            <text:p>年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c_month</text:p>
          </table:table-cell>
          <table:table-cell table:style-name="ce155" office:value-type="string" calcext:value-type="string">
            <text:p>月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55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c_gl_kept</text:p>
          </table:table-cell>
          <table:table-cell table:style-name="ce155" office:value-type="string" calcext:value-type="string">
            <text:p>总账是否全部记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没有记账；</text:span><text:span text:style-name="T17">1</text:span><text:span text:style-name="T18">：已经记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office:value-type="string" calcext:value-type="string">
            <text:p>acc_gl_closed</text:p>
          </table:table-cell>
          <table:table-cell table:style-name="ce166" office:value-type="string" calcext:value-type="string">
            <text:p>总账是否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没有结账；</text:span><text:span text:style-name="T17">1</text:span><text:span text:style-name="T18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acc_detail_kept</text:p>
          </table:table-cell>
          <table:table-cell table:style-name="ce166" office:value-type="string" calcext:value-type="string">
            <text:p>明细账是否全部记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没有记账；</text:span><text:span text:style-name="T17">1</text:span><text:span text:style-name="T18">：已经记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acc_detail_closed</text:p>
          </table:table-cell>
          <table:table-cell table:style-name="ce166" office:value-type="string" calcext:value-type="string">
            <text:p>明细账是否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没有结账；</text:span><text:span text:style-name="T17">1</text:span><text:span text:style-name="T18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eriod_closed</text:p>
          </table:table-cell>
          <table:table-cell table:style-name="ce166" office:value-type="string" calcext:value-type="string">
            <text:p>会计期间全部结账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没有结账；</text:span><text:span text:style-name="T17">1</text:span><text:span text:style-name="T18">：已经结账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6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year_forward</text:p>
          </table:table-cell>
          <table:table-cell table:style-name="ce166" office:value-type="string" calcext:value-type="string">
            <text:p>年终结转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0:<text:span text:style-name="T16">没有结转；</text:span><text:span text:style-name="T17">1</text:span><text:span text:style-name="T18">：已经结转</text:span></text:p>
            <text:p><text:span text:style-name="T16">年终结转只对</text:span><text:span text:style-name="T17">month = 12 </text:span><text:span text:style-name="T18">有效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71"/>
          <table:table-cell table:style-name="ce170"/>
          <table:table-cell table:style-name="ce169" table:number-columns-repeated="2"/>
          <table:table-cell table:style-name="ce172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ank_account" table:style-name="ta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bank_accou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银行账户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ank_name</text:p>
          </table:table-cell>
          <table:table-cell table:style-name="ce155" office:value-type="string" calcext:value-type="string">
            <text:p>银行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bank_number</text:p>
          </table:table-cell>
          <table:table-cell table:style-name="ce155" office:value-type="string" calcext:value-type="string">
            <text:p>账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biz_log" table:style-name="ta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biz_lo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业务日志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p</text:p>
          </table:table-cell>
          <table:table-cell table:style-name="ce155" office:value-type="string" calcext:value-type="string">
            <text:p>用户的ip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fo</text:p>
          </table:table-cell>
          <table:table-cell table:style-name="ce155" office:value-type="string" calcext:value-type="string">
            <text:p>日志内容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日志发生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log_category</text:p>
          </table:table-cell>
          <table:table-cell table:style-name="ce166" office:value-type="string" calcext:value-type="string">
            <text:p>日志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p_from</text:p>
          </table:table-cell>
          <table:table-cell table:style-name="ce166" office:value-type="string" calcext:value-type="string">
            <text:p>IP来自哪个城市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" table:style-name="ta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ash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现金日记账总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当日现金收入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当日现金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当日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ash_detail" table:style-name="ta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ash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现金日记账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现金收入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现金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7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type</text:p>
          </table:table-cell>
          <table:table-cell table:style-name="ce166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8" office:value-type="string" calcext:value-type="string" table:number-columns-spanned="4" table:number-rows-spanned="1">
            <text:p><text:span text:style-name="T23">'期初建账'</text:span><text:span text:style-name="T18">、</text:span></text:p>
            <text:p><text:span text:style-name="T23">'</text:span><text:span text:style-name="T18">采购入库</text:span><text:span text:style-name="T17">'</text:span><text:span text:style-name="T18">、</text:span><text:span text:style-name="T17">'</text:span><text:span text:style-name="T18">采购退货出库</text:span><text:span text:style-name="T17">'</text:span><text:span text:style-name="T18">、</text:span></text:p>
            <text:p><text:span text:style-name="T23">'</text:span><text:span text:style-name="T18">销售出库</text:span><text:span text:style-name="T17">'</text:span><text:span text:style-name="T18">、</text:span><text:span text:style-name="T17">'</text:span><text:span text:style-name="T18">销售退货入库</text:span><text:span text:style-name="T17">'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number</text:p>
          </table:table-cell>
          <table:table-cell table:style-name="ce166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表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1" table:number-columns-spanned="4" table:number-rows-spanned="1"/>
          <table:covered-table-cell table:number-columns-repeated="2" table:style-name="ce156"/>
          <table:covered-table-cell table:style-name="ce16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nfig" table:style-name="ta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onfi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配置项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8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id<text:span text:style-name="T16">不是主键</text:span></text:p>
            <text:p><text:span text:style-name="T16">在同一个</text:span><text:span text:style-name="T17">company_id</text:span><text:span text:style-name="T18">项下，保证</text:span><text:span text:style-name="T17">id</text:span><text:span text:style-name="T18">唯一即可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配置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value</text:p>
          </table:table-cell>
          <table:table-cell table:style-name="ce155" office:value-type="string" calcext:value-type="string">
            <text:p>配置值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" table:style-name="ta1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5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ustom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客户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16">客户分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table:number-columns-repeated="2"/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16">客户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客户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16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16">联系人</text:span><text:span text:style-name="T17">QQ</text:span><text:span text:style-name="T18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16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ntact02</text:p>
          </table:table-cell>
          <table:table-cell table:style-name="ce147" office:value-type="string" calcext:value-type="string">
            <text:p><text:span text:style-name="T16">备用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tel02</text:p>
          </table:table-cell>
          <table:table-cell table:style-name="ce147" office:value-type="string" calcext:value-type="string">
            <text:p><text:span text:style-name="T16">备用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qq02</text:p>
          </table:table-cell>
          <table:table-cell table:style-name="ce147" office:value-type="string" calcext:value-type="string">
            <text:p><text:span text:style-name="T16">备用联系人</text:span><text:span text:style-name="T17">QQ</text:span><text:span text:style-name="T18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bile02</text:p>
          </table:table-cell>
          <table:table-cell table:style-name="ce147" office:value-type="string" calcext:value-type="string">
            <text:p><text:span text:style-name="T16">备用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16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16">客户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16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16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16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16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address_shipping</text:p>
          </table:table-cell>
          <table:table-cell table:style-name="ce147" office:value-type="string" calcext:value-type="string">
            <text:p><text:span text:style-name="T16">发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address_receipt</text:p>
          </table:table-cell>
          <table:table-cell table:style-name="ce147" office:value-type="string" calcext:value-type="string">
            <text:p><text:span text:style-name="T16">收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16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16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16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9">
          <table:table-cell/>
          <table:table-cell table:style-name="ce141" office:value-type="float" office:value="28" calcext:value-type="float">
            <text:p>28</text:p>
          </table:table-cell>
          <table:table-cell table:style-name="ce147" office:value-type="string" calcext:value-type="string">
            <text:p>sales_warehouse_id</text:p>
          </table:table-cell>
          <table:table-cell table:style-name="ce148" office:value-type="string" calcext:value-type="string">
            <text:p><text:span text:style-name="T16">销售出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设置了销售出库仓库后，那么销售出库的仓库只能是该仓库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10">
          <table:table-cell/>
          <table:table-cell table:style-name="ce141" office:value-type="float" office:value="29" calcext:value-type="float">
            <text:p>29</text:p>
          </table:table-cell>
          <table:table-cell table:style-name="ce147" office:value-type="string" calcext:value-type="string">
            <text:p>record_status</text:p>
          </table:table-cell>
          <table:table-cell table:style-name="ce166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16">默认值</text:span><text:span text:style-name="T17">1000</text:span></text:p>
            <text:p><text:span text:style-name="T23">1000: </text:span><text:span text:style-name="T18">启用</text:span></text:p>
            <text:p><text:span text:style-name="T23">0</text:span><text:span text:style-name="T18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ustomer_category" table:style-name="ta1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customer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客户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客户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分类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ps_id</text:p>
          </table:table-cell>
          <table:table-cell table:style-name="ce148" office:value-type="string" calcext:value-type="string">
            <text:p><text:span text:style-name="T16">价格体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price_system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" table:style-name="ta1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成品委托生产订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actory_id</text:p>
          </table:table-cell>
          <table:table-cell table:style-name="ce147" office:value-type="string" calcext:value-type="string">
            <text:p><text:span text:style-name="T16">工厂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16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16">组织机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审核</text:span><text:span text:style-name="T17"> 1000</text:span><text:span text:style-name="T18">：已审核</text:span></text:p>
            <text:p><text:span text:style-name="T23">2000</text:span><text:span text:style-name="T18">：部分入库</text:span><text:span text:style-name="T17"> 4001</text:span><text:span text:style-name="T18">：部分入库</text:span><text:span text:style-name="T17">-</text:span><text:span text:style-name="T18">订单关闭</text:span></text:p>
            <text:p><text:span text:style-name="T23">3000</text:span><text:span text:style-name="T18">：全部入库</text:span><text:span text:style-name="T17"> 4002</text:span><text:span text:style-name="T18">：全部入库</text:span><text:span text:style-name="T17">-</text:span><text:span text:style-name="T18">订单关闭</text:span></text:p>
            <text:p><text:span text:style-name="T23">4000:</text:span><text:span text:style-name="T18">订单关闭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16">本单据不含税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dmo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16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付账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16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16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16">审核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16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bill_detail" table:style-name="ta1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成品委托生产订单</text:span><text:span text:style-name="T17">-</text:span><text:span text:style-name="T18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o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dmo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生产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16">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16">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16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mw_count</text:p>
          </table:table-cell>
          <table:table-cell table:style-name="ce147" office:value-type="string" calcext:value-type="string">
            <text:p><text:span text:style-name="T16">已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16">未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o_dmw" table:style-name="ta1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o_dmw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成品委托生产订单与成品委托生产入库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dmo_id</text:p>
          </table:table-cell>
          <table:table-cell table:style-name="ce155" office:value-type="string" calcext:value-type="string">
            <text:p>成品委托生产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w_id</text:p>
          </table:table-cell>
          <table:table-cell table:style-name="ce155" office:value-type="string" calcext:value-type="string">
            <text:p>成品委托生产入库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" table:style-name="ta1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w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成品委托生产入库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actory_id</text:p>
          </table:table-cell>
          <table:table-cell table:style-name="ce147" office:value-type="string" calcext:value-type="string">
            <text:p><text:span text:style-name="T16">工厂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入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入库</text:span><text:span text:style-name="T17">; 1000</text:span><text:span text:style-name="T18">：已入库</text:span><text:span text:style-name="T17">; 2000: </text:span><text:span text:style-name="T18">已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66" office:value-type="string" calcext:value-type="string">
            <text:p>本单据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dmw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1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16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付账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所属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mw_bill_detail" table:style-name="ta1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dmw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成品委托生产入库单</text:span><text:span text:style-name="T17">-</text:span><text:span text:style-name="T18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dmw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dmw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mobilldetail_id</text:p>
          </table:table-cell>
          <table:table-cell table:style-name="ce148" office:value-type="string" calcext:value-type="string">
            <text:p><text:span text:style-name="T16">成品委托生产订单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dmo_bill_detail</text:span><text:span text:style-name="T18">的</text:span><text:span text:style-name="T17">id</text:span><text:span text:style-name="T18">字段</text:span></text:p>
            <text:p><text:span text:style-name="T16">用于由委托生产订单生成入库单的时候，做跟踪管理，默认值为</text:span><text:span text:style-name="T17">NULL</text:span></text:p>
          </table:table-cell>
          <table:covered-table-cell table:number-columns-repeated="3" table:style-name="ce159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16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" table:style-name="ta1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act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工厂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工厂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工厂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16">工厂分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16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16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16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16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16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y</text:p>
          </table:table-cell>
          <table:table-cell table:style-name="ce166" office:value-type="string" calcext:value-type="string">
            <text:p>工厂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16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16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16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16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16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16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16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5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16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16">默认值</text:span><text:span text:style-name="T17">1000</text:span></text:p>
            <text:p><text:span text:style-name="T23">1000: </text:span><text:span text:style-name="T18">启用</text:span></text:p>
            <text:p><text:span text:style-name="T23">0</text:span><text:span text:style-name="T18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actory_category" table:style-name="ta1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actory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工厂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工厂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66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full_name</text:p>
          </table:table-cell>
          <table:table-cell table:style-name="ce166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" table:style-name="ta1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i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功能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fid<text:span text:style-name="T16">是功能</text:span><text:span text:style-name="T17">id</text:span><text:span text:style-name="T18">的简称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fid<text:span text:style-name="T16">的中文说明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id_plus" table:style-name="ta2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fid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系统功能 - 用户自定义部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fid<text:span text:style-name="T16">是功能</text:span><text:span text:style-name="T17">id</text:span><text:span text:style-name="T18">的简称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fid<text:span text:style-name="T16">的中文说明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" table:style-name="ta2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物料（</text:span><text:span text:style-name="T17">PSI</text:span><text:span text:style-name="T18">最初版本是进销存，所以只有商品，之后把商品扩展到了物料，但是表仍然使用本表）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16">物料分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物料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品名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pec</text:p>
          </table:table-cell>
          <table:table-cell table:style-name="ce147" office:value-type="string" calcext:value-type="string">
            <text:p>规格型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unit_id</text:p>
          </table:table-cell>
          <table:table-cell table:style-name="ce147" office:value-type="string" calcext:value-type="string">
            <text:p><text:span text:style-name="T16">计量单位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ale_price</text:p>
          </table:table-cell>
          <table:table-cell table:style-name="ce147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urchase_price</text:p>
          </table:table-cell>
          <table:table-cell table:style-name="ce147" office:value-type="string" calcext:value-type="string">
            <text:p>建议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y</text:p>
          </table:table-cell>
          <table:table-cell table:style-name="ce147" office:value-type="string" calcext:value-type="string">
            <text:p>商品名称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r_code</text:p>
          </table:table-cell>
          <table:table-cell table:style-name="ce148" office:value-type="string" calcext:value-type="string">
            <text:p>条形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spec_py</text:p>
          </table:table-cell>
          <table:table-cell table:style-name="ce148" office:value-type="string" calcext:value-type="string">
            <text:p>规格型号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rand_id</text:p>
          </table:table-cell>
          <table:table-cell table:style-name="ce148" office:value-type="string" calcext:value-type="string">
            <text:p><text:span text:style-name="T16">品牌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16">默认值</text:span><text:span text:style-name="T17">1000</text:span></text:p>
            <text:p><text:span text:style-name="T23">1000: </text:span><text:span text:style-name="T18">启用</text:span></text:p>
            <text:p><text:span text:style-name="T23">0</text:span><text:span text:style-name="T18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6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_type</text:p>
          </table:table-cell>
          <table:table-cell table:style-name="ce148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把商品扩展到物料</text:span></text:p>
            <text:p><text:span text:style-name="T23">1000</text:span><text:span text:style-name="T18">：原材料</text:span></text:p>
            <text:p><text:span text:style-name="T23">2000</text:span><text:span text:style-name="T18">：半成品</text:span></text:p>
            <text:p><text:span text:style-name="T23">3000</text:span><text:span text:style-name="T18">：产成品</text:span></text:p>
            <text:p><text:span text:style-name="T23">4000</text:span><text:span text:style-name="T18">：商品</text:span></text:p>
            <text:p><text:span text:style-name="T23">5000: </text:span><text:span text:style-name="T18">虚拟件</text:span></text:p>
            <text:p/>
            <text:p><text:span text:style-name="T16">默认值</text:span><text:span text:style-name="T17"> 4000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om" table:style-name="ta2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BOM <text:span text:style-name="T16">，</text:span><text:span text:style-name="T17"> </text:span><text:span text:style-name="T18">静态结构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goods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_goods_id</text:p>
          </table:table-cell>
          <table:table-cell table:style-name="ce148" office:value-type="string" calcext:value-type="string">
            <text:p><text:span text:style-name="T16">子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goods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16">父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本表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ub_goods_count</text:p>
          </table:table-cell>
          <table:table-cell table:style-name="ce166" office:value-type="string" calcext:value-type="string">
            <text:p>子物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st_weight</text:p>
          </table:table-cell>
          <table:table-cell table:style-name="ce148" office:value-type="string" calcext:value-type="string">
            <text:p><text:span text:style-name="T16">成本分摊权重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6" office:value-type="string" calcext:value-type="string" table:number-columns-spanned="4" table:number-rows-spanned="1">
            <text:p><text:span text:style-name="T16">默认值</text:span><text:span text:style-name="T17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brand" table:style-name="ta2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bran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品牌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品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16">上级品牌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full_name</text:p>
          </table:table-cell>
          <table:table-cell table:style-name="ce148" office:value-type="string" calcext:value-type="string">
            <text:p><text:span text:style-name="T16">全名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16">品牌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对应</text:span><text:span text:style-name="T17">name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cord_status</text:p>
          </table:table-cell>
          <table:table-cell table:style-name="ce166" office:value-type="string" calcext:value-type="string">
            <text:p>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<text:span text:style-name="T16">启用；</text:span><text:span text:style-name="T17">2</text:span><text:span text:style-name="T18">：停用</text:span></text:p>
            <text:p><text:span text:style-name="T16">默认值</text:span><text:span text:style-name="T17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category" table:style-name="ta2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物料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ull_name</text:p>
          </table:table-cell>
          <table:table-cell table:style-name="ce148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1" office:value-type="string" calcext:value-type="string" table:number-columns-spanned="4" table:number-rows-spanned="1">
            <text:p>该分类下所有商品的默认税率</text:p>
          </table:table-cell>
          <table:covered-table-cell table:number-columns-repeated="2" table:style-name="ce182"/>
          <table:covered-table-cell table:style-name="ce183"/>
          <table:table-cell table:number-columns-repeated="1013"/>
        </table:table-row>
        <table:table-row table:style-name="ro17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_type</text:p>
          </table:table-cell>
          <table:table-cell table:style-name="ce166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 -1 : <text:span text:style-name="T16">不限制</text:span></text:p>
            <text:p><text:span text:style-name="T23">1000</text:span><text:span text:style-name="T18">：原材料</text:span></text:p>
            <text:p><text:span text:style-name="T23">2000</text:span><text:span text:style-name="T18">：半成品</text:span></text:p>
            <text:p><text:span text:style-name="T23">3000</text:span><text:span text:style-name="T18">：产成品</text:span></text:p>
            <text:p><text:span text:style-name="T23">4000</text:span><text:span text:style-name="T18">：商品</text:span></text:p>
            <text:p/>
            <text:p><text:span text:style-name="T16">默认值</text:span><text:span text:style-name="T17"> -1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price" table:style-name="ta2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pric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价格体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ps_id</text:p>
          </table:table-cell>
          <table:table-cell table:style-name="ce147" office:value-type="string" calcext:value-type="string">
            <text:p><text:span text:style-name="T16">价格体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应用</text:span><text:span text:style-name="T17">t_price_system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rice</text:p>
          </table:table-cell>
          <table:table-cell table:style-name="ce155" office:value-type="string" calcext:value-type="string">
            <text:p>价格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si" table:style-name="ta2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si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物料安全库存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afety_inventory</text:p>
          </table:table-cell>
          <table:table-cell table:style-name="ce147" office:value-type="string" calcext:value-type="string">
            <text:p><text:span text:style-name="T16">安全库存量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ventory_upper</text:p>
          </table:table-cell>
          <table:table-cell table:style-name="ce148" office:value-type="string" calcext:value-type="string">
            <text:p><text:span text:style-name="T16">库存上限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NULL<text:span text:style-name="T16">或</text:span><text:span text:style-name="T17">0</text:span><text:span text:style-name="T18">表示无上限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goods_unit" table:style-name="ta2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goods_uni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物料计量单位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计量单位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47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8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48" office:value-type="string" calcext:value-type="string">
            <text:p><text:span text:style-name="T16">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编码非必录项，但是在排序的时候以编码作为排序字段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8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16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<text:span text:style-name="T16">：启用；</text:span><text:span text:style-name="T17">2</text:span><text:span text:style-name="T18">：停用</text:span></text:p>
            <text:p><text:span text:style-name="T16">默认值</text:span><text:span text:style-name="T17">1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" table:style-name="ta2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c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盘点单-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55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user_id</text:p>
          </table:table-cell>
          <table:table-cell table:style-name="ce155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dt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put_user_id</text:p>
          </table:table-cell>
          <table:table-cell table:style-name="ce155" office:value-type="string" calcext:value-type="string">
            <text:p>录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ll_status</text:p>
          </table:table-cell>
          <table:table-cell table:style-name="ce155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出库</text:span><text:span text:style-name="T17"> 1000</text:span><text:span text:style-name="T18">：已盘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company_id</text:p>
          </table:table-cell>
          <table:table-cell table:style-name="ce155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ill_memo</text:p>
          </table:table-cell>
          <table:table-cell table:style-name="ce166" office:value-type="string" calcext:value-type="string">
            <text:p>盘点单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c_bill_detail" table:style-name="ta2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c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盘点单</text:span><text:span text:style-name="T17">-</text:span><text:span text:style-name="T18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ic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ic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盘点后库存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16">盘点后库存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 table:number-columns-repeated="2"/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" table:style-name="ta3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库存总账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50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仓库</text:span><text:span text:style-name="T17">id</text:span>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物料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物料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物料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物料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物料出库成本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物料出库成本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物料余额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物料余额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物料余额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float_count</text:p>
          </table:table-cell>
          <table:table-cell table:style-name="ce155" office:value-type="string" calcext:value-type="string">
            <text:p>在途物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afloat_money</text:p>
          </table:table-cell>
          <table:table-cell table:style-name="ce155" office:value-type="string" calcext:value-type="string">
            <text:p>在途物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afloat_price</text:p>
          </table:table-cell>
          <table:table-cell table:style-name="ce155" office:value-type="string" calcext:value-type="string">
            <text:p>在途物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47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company_id</text:p>
          </table:table-cell>
          <table:table-cell table:style-name="ce147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detail" table:style-name="ta3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库存明细账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自增长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物料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物料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物料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物料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物料出库成本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物料出库成本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out_price = out_money / out_count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物料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物料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物料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9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f_type</text:p>
          </table:table-cell>
          <table:table-cell table:style-name="ce147" office:value-type="string" calcext:value-type="string">
            <text:p><text:span text:style-name="T16">业务类型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库存建账'<text:span text:style-name="T16">、</text:span></text:p>
            <text:p><text:span text:style-name="T23">'</text:span><text:span text:style-name="T18">采购入库</text:span><text:span text:style-name="T17">'</text:span><text:span text:style-name="T18">、</text:span><text:span text:style-name="T17">'</text:span><text:span text:style-name="T18">采购退货出库</text:span><text:span text:style-name="T17">'</text:span><text:span text:style-name="T18">、</text:span></text:p>
            <text:p><text:span text:style-name="T23">'</text:span><text:span text:style-name="T18">销售出库</text:span><text:span text:style-name="T17">'</text:span><text:span text:style-name="T18">、</text:span><text:span text:style-name="T17">'</text:span><text:span text:style-name="T18">销售退货入库</text:span><text:span text:style-name="T17">'</text:span><text:span text:style-name="T18">、</text:span></text:p>
            <text:p><text:span text:style-name="T23">'</text:span><text:span text:style-name="T18">调拨入库</text:span><text:span text:style-name="T17">'</text:span><text:span text:style-name="T18">、</text:span><text:span text:style-name="T17">'</text:span><text:span text:style-name="T18">调拨出库</text:span><text:span text:style-name="T17">'</text:span><text:span text:style-name="T18">、</text:span></text:p>
            <text:p><text:span text:style-name="T23">'</text:span><text:span text:style-name="T18">库存盘点</text:span><text:span text:style-name="T17">-</text:span><text:span text:style-name="T18">盘盈入库</text:span><text:span text:style-name="T17">'</text:span><text:span text:style-name="T18">、</text:span><text:span text:style-name="T17">'</text:span><text:span text:style-name="T18">库存盘点</text:span><text:span text:style-name="T17">-</text:span><text:span text:style-name="T18">盘亏出库'库存建账'、</text:span></text:p>
            <text:p><text:span text:style-name="T16">'采购入库'、'采购退货出库'、</text:span></text:p>
            <text:p><text:span text:style-name="T16">'销售出库'、'销售退货入库'、</text:span></text:p>
            <text:p><text:span text:style-name="T16">'调拨入库'、'调拨出库'、</text:span></text:p>
            <text:p><text:span text:style-name="T16">'库存盘点-盘盈入库'、'库存盘点-盘亏出库'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f_number</text:p>
          </table:table-cell>
          <table:table-cell table:style-name="ce147" office:value-type="string" calcext:value-type="string">
            <text:p><text:span text:style-name="T16">业务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iz_date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70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biz_user_id</text:p>
          </table:table-cell>
          <table:table-cell table:style-name="ce148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ate_created</text:p>
          </table:table-cell>
          <table:table-cell table:style-name="ce148" office:value-type="string" calcext:value-type="string">
            <text:p><text:span text:style-name="T16">记录创建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" table:style-name="ta3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fif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库存明细账 - 先进先出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商品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商品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商品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商品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商品出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商品出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商品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商品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商品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记录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in_ref</text:p>
          </table:table-cell>
          <table:table-cell table:style-name="ce166" office:value-type="string" calcext:value-type="string">
            <text:p>业务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_ref_type</text:p>
          </table:table-cell>
          <table:table-cell table:style-name="ce166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65" office:value-type="string" calcext:value-type="string" table:number-columns-spanned="4" table:number-rows-spanned="1">
            <text:p>采购入库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pw_bill_detail<text:span text:style-name="T16">表的</text:span><text:span text:style-name="T17">id</text:span><text:span text:style-name="T18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nventory_fifo_detail" table:style-name="ta3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0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nventory_fifo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库存明细账 - 先进先出的明细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自增长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arehouse_id</text:p>
          </table:table-cell>
          <table:table-cell table:style-name="ce155" office:value-type="string" calcext:value-type="string">
            <text:p>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_count</text:p>
          </table:table-cell>
          <table:table-cell table:style-name="ce155" office:value-type="string" calcext:value-type="string">
            <text:p>商品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商品入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in_price</text:p>
          </table:table-cell>
          <table:table-cell table:style-name="ce155" office:value-type="string" calcext:value-type="string">
            <text:p>商品入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ut_count</text:p>
          </table:table-cell>
          <table:table-cell table:style-name="ce155" office:value-type="string" calcext:value-type="string">
            <text:p>商品出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商品出库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ut_price</text:p>
          </table:table-cell>
          <table:table-cell table:style-name="ce155" office:value-type="string" calcext:value-type="string">
            <text:p>商品出库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alance_count</text:p>
          </table:table-cell>
          <table:table-cell table:style-name="ce155" office:value-type="string" calcext:value-type="string">
            <text:p>商品结余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商品结余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alance_price</text:p>
          </table:table-cell>
          <table:table-cell table:style-name="ce155" office:value-type="string" calcext:value-type="string">
            <text:p>商品结余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66" office:value-type="string" calcext:value-type="string">
            <text:p>记录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取自</text:span><text:span text:style-name="T17">t_inventory_fifo</text:span><text:span text:style-name="T18">的字段</text:span><text:span text:style-name="T17">date_create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pw_bill_detail<text:span text:style-name="T16">表的</text:span><text:span text:style-name="T17">id</text:span><text:span text:style-name="T18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wsbilldetail_id</text:p>
          </table:table-cell>
          <table:table-cell table:style-name="ce166" office:value-type="string" calcext:value-type="string">
            <text:p>销售出库单明细记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ws_bill_detail<text:span text:style-name="T16">表的</text:span><text:span text:style-name="T17">id</text:span><text:span text:style-name="T18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" table:style-name="ta3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t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调拨单-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55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rom_warehouse_id</text:p>
          </table:table-cell>
          <table:table-cell table:style-name="ce155" office:value-type="string" calcext:value-type="string">
            <text:p>调出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to_warehouse_id</text:p>
          </table:table-cell>
          <table:table-cell table:style-name="ce155" office:value-type="string" calcext:value-type="string">
            <text:p>调入仓库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55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55" office:value-type="string" calcext:value-type="string">
            <text:p>录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55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出库</text:span><text:span text:style-name="T17"> 1000</text:span><text:span text:style-name="T18">：已调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it_bill_detail" table:style-name="ta3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it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调拨单</text:span><text:span text:style-name="T17">-</text:span><text:span text:style-name="T18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it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it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调拨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atrix_bom_config" table:style-name="ta3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atrix_bom_confi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矩阵式</text:span><text:span text:style-name="T17">BOM</text:span><text:span text:style-name="T18">配置表</text:span><text:span text:style-name="T17"> - </text:span><text:span text:style-name="T18">本表没有记录或者只有一条记录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16">主键</text:span></text:p>
          </table:table-cell>
          <table:table-cell table:style-name="ce147" office:value-type="string" calcext:value-type="string">
            <text:p>int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自增长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_name</text:p>
          </table:table-cell>
          <table:table-cell table:style-name="ce147" office:value-type="string" calcext:value-type="string">
            <text:p>BOM<text:span text:style-name="T16">主属性的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默认值为：编号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ol_name</text:p>
          </table:table-cell>
          <table:table-cell table:style-name="ce147" office:value-type="string" calcext:value-type="string">
            <text:p>BOM<text:span text:style-name="T16">列维度的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默认值为：序列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138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<text:span text:style-name="T16">举一个服装行业的例子：在服装行业，可以这样应用，把</text:span><text:span text:style-name="T17">code_name</text:span><text:span text:style-name="T18">配置为【款号】、把</text:span><text:span text:style-name="T17">col_name</text:span><text:span text:style-name="T18">配置为【色号】</text:span></text:p>
          </table:table-cell>
          <table:table-cell table:number-columns-repeated="2"/>
          <table:table-cell table:style-name="ce138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" table:style-name="ta3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enu_ite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主菜单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<text:span text:style-name="T16">主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ption</text:p>
          </table:table-cell>
          <table:table-cell table:style-name="ce147" office:value-type="string" calcext:value-type="string">
            <text:p><text:span text:style-name="T16">菜单标题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菜单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47" office:value-type="string" calcext:value-type="string">
            <text:p><text:span text:style-name="T16">上级菜单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<text:span text:style-name="T16">功能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7" office:value-type="string" calcext:value-type="string">
            <text:p><text:span text:style-name="T16">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emo</text:p>
          </table:table-cell>
          <table:table-cell table:style-name="ce147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0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sys_category</text:p>
          </table:table-cell>
          <table:table-cell table:style-name="ce147" office:value-type="string" calcext:value-type="string">
            <text:p><text:span text:style-name="T16">系统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16">后台；</text:span><text:span text:style-name="T17">2</text:span><text:span text:style-name="T18">：中台；</text:span><text:span text:style-name="T17">3</text:span><text:span text:style-name="T18">：移动</text:span><text:span text:style-name="T17">Web</text:span><text:span text:style-name="T18">端</text:span></text:p>
            <text:p/>
            <text:p><text:span text:style-name="T16">默认值</text:span><text:span text:style-name="T17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0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fid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6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menu_item_plus" table:style-name="ta3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menu_item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主菜单 - 用户自定义部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ption</text:p>
          </table:table-cell>
          <table:table-cell table:style-name="ce155" office:value-type="string" calcext:value-type="string">
            <text:p>菜单标题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菜单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菜单的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55" office:value-type="string" calcext:value-type="string">
            <text:p>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emo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1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sys_category</text:p>
          </table:table-cell>
          <table:table-cell table:style-name="ce147" office:value-type="string" calcext:value-type="string">
            <text:p><text:span text:style-name="T16">系统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16">后台；</text:span><text:span text:style-name="T17">2</text:span><text:span text:style-name="T18">：中台；</text:span><text:span text:style-name="T17">3</text:span><text:span text:style-name="T18">：移动</text:span><text:span text:style-name="T17">Web</text:span><text:span text:style-name="T18">端</text:span></text:p>
            <text:p/>
            <text:p><text:span text:style-name="T16">默认值</text:span><text:span text:style-name="T17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1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fid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6" office:value-type="string" calcext:value-type="string" table:number-columns-spanned="4" table:number-rows-spanned="1">
            <text:p>冗余字段，对应于t_fid/t_fid_plus中的fid的编码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org" table:style-name="ta3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or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组织机构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组织机构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ull_name</text:p>
          </table:table-cell>
          <table:table-cell table:style-name="ce155" office:value-type="string" calcext:value-type="string">
            <text:p>组织机构全路径名称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例如：公司\信息部。 用斜线隔开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55" office:value-type="string" calcext:value-type="string">
            <text:p>上级组织机构的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org_code</text:p>
          </table:table-cell>
          <table:table-cell table:style-name="ce155" office:value-type="string" calcext:value-type="string">
            <text:p>组织机构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type</text:p>
          </table:table-cell>
          <table:table-cell table:style-name="ce166" office:value-type="string" calcext:value-type="string">
            <text:p>组织机构性质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null<text:span text:style-name="T16">或者小于</text:span><text:span text:style-name="T17">1000 </text:span><text:span text:style-name="T18">是企业内部的组织机构</text:span></text:p>
            <text:p><text:span text:style-name="T23">400  :  </text:span><text:span text:style-name="T18">事业部</text:span></text:p>
            <text:p><text:span text:style-name="T23">500  :  </text:span><text:span text:style-name="T18">门店</text:span></text:p>
            <text:p><text:span text:style-name="T23">600  :  </text:span><text:span text:style-name="T18">内部物流组织机构</text:span></text:p>
            <text:p><text:span text:style-name="T23">700  :  </text:span><text:span text:style-name="T18">办事处</text:span></text:p>
            <text:p><text:span text:style-name="T23">2000 </text:span><text:span text:style-name="T18">：</text:span><text:span text:style-name="T17"> </text:span><text:span text:style-name="T18">客户的组织机构</text:span></text:p>
            <text:p><text:span text:style-name="T23">3000 </text:span><text:span text:style-name="T18">：</text:span><text:span text:style-name="T17"> </text:span><text:span text:style-name="T18">供应商组织机构</text:span></text:p>
            <text:p><text:span text:style-name="T23">4000 </text:span><text:span text:style-name="T18">：</text:span><text:span text:style-name="T17"> </text:span><text:span text:style-name="T18">外协工厂组织机构</text:span></text:p>
            <text:p><text:span text:style-name="T23">5000 :  </text:span><text:span text:style-name="T18">外部物流商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" table:style-name="ta4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able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iler<text:span text:style-name="T16">或者</text:span><text:span text:style-name="T17">t_customer</text:span><text:span text:style-name="T18">的</text:span><text:span text:style-name="T17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3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y_money</text:p>
          </table:table-cell>
          <table:table-cell table:style-name="ce155" office:value-type="string" calcext:value-type="string">
            <text:p>应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ables_detail" table:style-name="ta4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ables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明细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iler<text:span text:style-name="T16">或者</text:span><text:span text:style-name="T17">t_customer</text:span><text:span text:style-name="T18">的</text:span><text:span text:style-name="T17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3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y_money</text:p>
          </table:table-cell>
          <table:table-cell table:style-name="ce155" office:value-type="string" calcext:value-type="string">
            <text:p>应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付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ayment" table:style-name="ta4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1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ayme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付账款付款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ll_id</text:p>
          </table:table-cell>
          <table:table-cell table:style-name="ce155" office:value-type="string" calcext:value-type="string">
            <text:p>业务单据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付款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付款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录入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ay_user_id</text:p>
          </table:table-cell>
          <table:table-cell table:style-name="ce166" office:value-type="string" calcext:value-type="string">
            <text:p>付款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mark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" table:style-name="ta4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ermis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权限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权限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55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ategory</text:p>
          </table:table-cell>
          <table:table-cell table:style-name="ce166" office:value-type="string" calcext:value-type="string">
            <text:p>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66" office:value-type="string" calcext:value-type="string">
            <text:p>权限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66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9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arent_fid</text:p>
          </table:table-cell>
          <table:table-cell table:style-name="ce148" office:value-type="string" calcext:value-type="string">
            <text:p><text:span text:style-name="T16">父</text:span><text:span text:style-name="T17">f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当前</text:span><text:span text:style-name="T17">fid</text:span><text:span text:style-name="T18">是按钮权限的时候，用</text:span><text:span text:style-name="T17">parent_fid</text:span><text:span text:style-name="T18">来标识其属于哪个模块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ub_category</text:p>
          </table:table-cell>
          <table:table-cell table:style-name="ce166" office:value-type="string" calcext:value-type="string">
            <text:p>二级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与</text:span><text:span text:style-name="T17">category</text:span><text:span text:style-name="T18">一起形成权限的两级分类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ermission_plus" table:style-name="ta4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ermission_plu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权限</text:span><text:span text:style-name="T17"> - </text:span><text:span text:style-name="T18">自定义模块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47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权限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d</text:p>
          </table:table-cell>
          <table:table-cell table:style-name="ce147" office:value-type="string" calcext:value-type="string">
            <text:p><text:span text:style-name="T16">功能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note</text:p>
          </table:table-cell>
          <table:table-cell table:style-name="ce147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ategory</text:p>
          </table:table-cell>
          <table:table-cell table:style-name="ce148" office:value-type="string" calcext:value-type="string">
            <text:p>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权限名称的拼音字头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48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parent_fid</text:p>
          </table:table-cell>
          <table:table-cell table:style-name="ce148" office:value-type="string" calcext:value-type="string">
            <text:p><text:span text:style-name="T16">父</text:span><text:span text:style-name="T17">f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当前</text:span><text:span text:style-name="T17">fid</text:span><text:span text:style-name="T18">是按钮权限的时候，用</text:span><text:span text:style-name="T17">parent_fid</text:span><text:span text:style-name="T18">来标识其属于哪个模块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sub_category</text:p>
          </table:table-cell>
          <table:table-cell table:style-name="ce166" office:value-type="string" calcext:value-type="string">
            <text:p>二级权限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与</text:span><text:span text:style-name="T17">category</text:span><text:span text:style-name="T18">一起形成权限的两级分类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" table:style-name="ta4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采购订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16">供应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16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16">组织机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审核</text:span><text:span text:style-name="T17"> 1000</text:span><text:span text:style-name="T18">：已审核</text:span></text:p>
            <text:p><text:span text:style-name="T23">2000</text:span><text:span text:style-name="T18">：部分入库</text:span><text:span text:style-name="T17"> 4001</text:span><text:span text:style-name="T18">：部分入库</text:span><text:span text:style-name="T17">-</text:span><text:span text:style-name="T18">订单关闭</text:span></text:p>
            <text:p><text:span text:style-name="T23">3000</text:span><text:span text:style-name="T18">：全部入库</text:span><text:span text:style-name="T17"> 4002</text:span><text:span text:style-name="T18">：全部入库</text:span><text:span text:style-name="T17">-</text:span><text:span text:style-name="T18">订单关闭</text:span></text:p>
            <text:p><text:span text:style-name="T23">4000:</text:span><text:span text:style-name="T18">订单关闭</text:span><text:span text:style-name="T17">(</text:span><text:span text:style-name="T18">没有发生入库业务</text:span><text:span text:style-name="T17">)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16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po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<text:span text:style-name="T16">付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付账款</text:span></text:p>
            <text:p><text:span text:style-name="T23">1</text:span><text:span text:style-name="T18">：现金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16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16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16">审核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16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bill_detail" table:style-name="ta4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采购订单</text:span><text:span text:style-name="T17">-</text:span><text:span text:style-name="T18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o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po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采购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16">采购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16">采购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16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w_count</text:p>
          </table:table-cell>
          <table:table-cell table:style-name="ce155" office:value-type="string" calcext:value-type="string">
            <text:p>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来自对应</text:span><text:span text:style-name="T17">t_pw_bill_detail</text:span><text:span text:style-name="T18">的汇总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16">未入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4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al_count</text:p>
          </table:table-cell>
          <table:table-cell table:style-name="ce166" office:value-type="string" calcext:value-type="string">
            <text:p>实际入库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冗余字段</text:span><text:span text:style-name="T17"> </text:span></text:p>
            <text:p><text:span text:style-name="T23">real_count = pw_count - rej_count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rej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5" office:value-type="string" calcext:value-type="string" table:number-columns-spanned="4" table:number-rows-spanned="1">
            <text:p>默认值0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o_pw" table:style-name="ta4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o_pw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采购订单与采购入库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po_id</text:p>
          </table:table-cell>
          <table:table-cell table:style-name="ce155" office:value-type="string" calcext:value-type="string">
            <text:p>采购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w_id</text:p>
          </table:table-cell>
          <table:table-cell table:style-name="ce155" office:value-type="string" calcext:value-type="string">
            <text:p>采购入库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" table:style-name="ta4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paymen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付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55" office:value-type="string" calcext:value-type="string">
            <text:p>供应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付供应商预付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付货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付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payment_detail" table:style-name="ta4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payment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付款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55" office:value-type="string" calcext:value-type="string">
            <text:p>供应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付供应商预付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付货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付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iz_user_id</text:p>
          </table:table-cell>
          <table:table-cell table:style-name="ce166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制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" table:style-name="ta5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receivin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收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ustomer_id</text:p>
          </table:table-cell>
          <table:table-cell table:style-name="ce155" office:value-type="string" calcext:value-type="string">
            <text:p>客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收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收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e_receiving_detail" table:style-name="ta5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e_receiving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预收款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ustomer_id</text:p>
          </table:table-cell>
          <table:table-cell table:style-name="ce155" office:value-type="string" calcext:value-type="string">
            <text:p>客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in_money</text:p>
          </table:table-cell>
          <table:table-cell table:style-name="ce155" office:value-type="string" calcext:value-type="string">
            <text:p>收款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ut_money</text:p>
          </table:table-cell>
          <table:table-cell table:style-name="ce155" office:value-type="string" calcext:value-type="string">
            <text:p>支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预收款余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biz_user_id</text:p>
          </table:table-cell>
          <table:table-cell table:style-name="ce166" office:value-type="string" calcext:value-type="string">
            <text:p>业务人员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制单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" table:style-name="ta5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2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采购退货出库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16">供应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出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入库</text:span><text:span text:style-name="T17"> 1000</text:span><text:span text:style-name="T18">：已出库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jection_money</text:p>
          </table:table-cell>
          <table:table-cell table:style-name="ce148" office:value-type="string" calcext:value-type="string">
            <text:p><text:span text:style-name="T16">本单据退款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pr_bill_detail</text:span><text:span text:style-name="T18">表</text:span><text:span text:style-name="T17">rejection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<text:span text:style-name="T16">本单据退货商品的库存价值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w_bill_id</text:p>
          </table:table-cell>
          <table:table-cell table:style-name="ce148" office:value-type="string" calcext:value-type="string">
            <text:p><text:span text:style-name="T16">采购入库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18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<text:span text:style-name="T16">收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收款方式，默认值</text:span><text:span text:style-name="T17"> 0</text:span></text:p>
            <text:p><text:span text:style-name="T23">0</text:span><text:span text:style-name="T18">：记应收账款</text:span></text:p>
            <text:p><text:span text:style-name="T23">1</text:span><text:span text:style-name="T18">：现金收款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</text:span><text:span text:style-name="T17">(</text:span><text:span text:style-name="T18">红字</text:span><text:span text:style-name="T17">)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jection_money_with_tax</text:p>
          </table:table-cell>
          <table:table-cell table:style-name="ce148" office:value-type="string" calcext:value-type="string">
            <text:p><text:span text:style-name="T16">退款总额</text:span><text:span text:style-name="T17">-</text:span><text:span text:style-name="T18">含税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87"/>
          <table:table-cell table:style-name="ce170"/>
          <table:table-cell table:style-name="ce169" table:number-columns-repeated="2"/>
          <table:table-cell table:style-name="ce188"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_bill_detail" table:style-name="ta53">
        <table:table-column table:style-name="co5" table:default-cell-style-name="ce138"/>
        <table:table-column table:style-name="co2" table:default-cell-style-name="ce142"/>
        <table:table-column table:style-name="co23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采购退货出库单-商品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r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pr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采购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采购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55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55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wbilldetail_id</text:p>
          </table:table-cell>
          <table:table-cell table:style-name="ce166" office:value-type="string" calcext:value-type="string">
            <text:p>采购入库单商品明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pw_bill_detai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rejection_goods_price</text:p>
          </table:table-cell>
          <table:table-cell table:style-name="ce166" office:value-type="string" calcext:value-type="string">
            <text:p>退货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jection_money</text:p>
          </table:table-cell>
          <table:table-cell table:style-name="ce166" office:value-type="string" calcext:value-type="string">
            <text:p>退货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jection_goods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_rate</text:p>
          </table:table-cell>
          <table:table-cell table:style-name="ce166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</text:p>
          </table:table-cell>
          <table:table-cell table:style-name="ce166" office:value-type="string" calcext:value-type="string">
            <text:p>税金-红字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负数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rejection_goods_price_with_tax</text:p>
          </table:table-cell>
          <table:table-cell table:style-name="ce166" office:value-type="string" calcext:value-type="string">
            <text:p>退货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jection_money_with_tax</text:p>
          </table:table-cell>
          <table:table-cell table:style-name="ce166" office:value-type="string" calcext:value-type="string">
            <text:p>退货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goods_money_with_tax</text:p>
          </table:table-cell>
          <table:table-cell table:style-name="ce166" office:value-type="string" calcext:value-type="string">
            <text:p>采购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goods_price_with_tax</text:p>
          </table:table-cell>
          <table:table-cell table:style-name="ce166" office:value-type="string" calcext:value-type="string">
            <text:p>采购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冗余字段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rice_system" table:style-name="ta5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rice_syste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价格体系</text:span><text:span text:style-name="T17"> - </text:span><text:span text:style-name="T18">基础数据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价格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factor</text:p>
          </table:table-cell>
          <table:table-cell table:style-name="ce166" office:value-type="string" calcext:value-type="string">
            <text:p>基准价格的倍数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si_db_version" table:style-name="ta5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si_db_ver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PSI<text:span text:style-name="T16">数据库版本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db_version</text:p>
          </table:table-cell>
          <table:table-cell table:style-name="ce155" office:value-type="string" calcext:value-type="string">
            <text:p>数据库版本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pdate_dt</text:p>
          </table:table-cell>
          <table:table-cell table:style-name="ce155" office:value-type="string" calcext:value-type="string">
            <text:p>修订版本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" table:style-name="ta5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w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采购入库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16">供应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入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4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入库</text:span><text:span text:style-name="T17">; 1000</text:span><text:span text:style-name="T18">：已入库</text:span><text:span text:style-name="T17">; </text:span></text:p>
            <text:p><text:span text:style-name="T23">2000: </text:span><text:span text:style-name="T18">部分退货；</text:span><text:span text:style-name="T17">3000</text:span><text:span text:style-name="T18">：全部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本单据采购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pw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11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付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付账款</text:span></text:p>
            <text:p><text:span text:style-name="T23">1</text:span><text:span text:style-name="T18">：现金付款</text:span></text:p>
            <text:p><text:span text:style-name="T23">2</text:span><text:span text:style-name="T18">：预付款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所属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5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expand_by_bom</text:p>
          </table:table-cell>
          <table:table-cell table:style-name="ce148" office:value-type="string" calcext:value-type="string">
            <text:p>按商品构成拆分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按商品构成拆分，默认值</text:span><text:span text:style-name="T17"> 0</text:span></text:p>
            <text:p><text:span text:style-name="T23">0</text:span><text:span text:style-name="T18">：不拆分</text:span></text:p>
            <text:p><text:span text:style-name="T23">1</text:span><text:span text:style-name="T18">：拆分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6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wspbill_id</text:p>
          </table:table-cell>
          <table:table-cell table:style-name="ce148" office:value-type="string" calcext:value-type="string">
            <text:p><text:span text:style-name="T16">拆分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当</text:span><text:span text:style-name="T17">expand_by_bom = 1</text:span><text:span text:style-name="T18">的时候，自动生成的拆分单主表</text:span><text:span text:style-name="T17">id</text:span></text:p>
            <text:p><text:span text:style-name="T16">引用</text:span><text:span text:style-name="T17">t_wsp_bill</text:span><text:span text:style-name="T18">的</text:span><text:span text:style-name="T17">id</text:span><text:span text:style-name="T18">字段</text:span></text:p>
            <text:p><text:span text:style-name="T16">注意：当</text:span><text:span text:style-name="T17">expand_by_bom=1</text:span><text:span text:style-name="T18">的时候，本字段未必一定有值，例如当入库的商品都不需要拆分的时候，就不会生成拆分单，本字段自然就为</text:span><text:span text:style-name="T17">NULL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税金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pw_bill_detail" table:style-name="ta5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pw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采购入库单</text:span><text:span text:style-name="T17">-</text:span><text:span text:style-name="T18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w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pw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采购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采购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采购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4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obilldetail_id</text:p>
          </table:table-cell>
          <table:table-cell table:style-name="ce148" office:value-type="string" calcext:value-type="string">
            <text:p><text:span text:style-name="T16">采购订单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po_bill_detail</text:span><text:span text:style-name="T18">的</text:span><text:span text:style-name="T17">id</text:span><text:span text:style-name="T18">字段</text:span></text:p>
            <text:p><text:span text:style-name="T16">用于由采购订单生成入库单的时候，做跟踪管理，默认值为</text:span><text:span text:style-name="T17">NULL</text:span></text:p>
          </table:table-cell>
          <table:covered-table-cell table:number-columns-repeated="3" table:style-name="ce159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goods_price_with_tax</text:p>
          </table:table-cell>
          <table:table-cell table:style-name="ce147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7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rej_goods_count</text:p>
          </table:table-cell>
          <table:table-cell table:style-name="ce147" office:value-type="string" calcext:value-type="string">
            <text:p>退货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多次退货量的合计值，但是总量</text:span></text:p>
            <text:p><text:span text:style-name="T16">不超过</text:span><text:span text:style-name="T17">goods_count</text:span></text:p>
            <text:p/>
            <text:p><text:span text:style-name="T16">默认值：</text:span><text:span text:style-name="T17">0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8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real_goods_count</text:p>
          </table:table-cell>
          <table:table-cell table:style-name="ce147" office:value-type="string" calcext:value-type="string">
            <text:p><text:span text:style-name="T16">实际入库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real_goods_count = </text:p>
            <text:p>   goods_count - rej_goods_count</text:p>
            <text:p/>
            <text:p><text:span text:style-name="T16">本字段的值是冗余字段，</text:span><text:span text:style-name="T17">2020-07-07</text:span><text:span text:style-name="T18">增加，历史数据中该字段为</text:span><text:span text:style-name="T17">null</text:span><text:span text:style-name="T18">，需要手工维护一下历史数据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" table:style-name="ta5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able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lier<text:span text:style-name="T16">或者</text:span><text:span text:style-name="T17">t_customer</text:span><text:span text:style-name="T18">表的</text:span><text:span text:style-name="T17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rv_money</text:p>
          </table:table-cell>
          <table:table-cell table:style-name="ce155" office:value-type="string" calcext:value-type="string">
            <text:p>应收账款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ables_detail" table:style-name="ta5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ables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明细账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a_id</text:p>
          </table:table-cell>
          <table:table-cell table:style-name="ce155" office:value-type="string" calcext:value-type="string">
            <text:p>往来单位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t_supplier<text:span text:style-name="T16">或者</text:span><text:span text:style-name="T17">t_customer</text:span><text:span text:style-name="T18">表的</text:span><text:span text:style-name="T17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a_type</text:p>
          </table:table-cell>
          <table:table-cell table:style-name="ce155" office:value-type="string" calcext:value-type="string">
            <text:p>往来单位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'customer'</text:p>
            <text:p>'supplier'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rv_money</text:p>
          </table:table-cell>
          <table:table-cell table:style-name="ce155" office:value-type="string" calcext:value-type="string">
            <text:p>应收账款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已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alance_money</text:p>
          </table:table-cell>
          <table:table-cell table:style-name="ce155" office:value-type="string" calcext:value-type="string">
            <text:p>未收总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创建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的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iving" table:style-name="ta6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ivin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应收账款收款记录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bill_id</text:p>
          </table:table-cell>
          <table:table-cell table:style-name="ce155" office:value-type="string" calcext:value-type="string">
            <text:p>业务单据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act_money</text:p>
          </table:table-cell>
          <table:table-cell table:style-name="ce155" office:value-type="string" calcext:value-type="string">
            <text:p>收款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biz_date</text:p>
          </table:table-cell>
          <table:table-cell table:style-name="ce155" office:value-type="string" calcext:value-type="string">
            <text:p>收款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ref_number</text:p>
          </table:table-cell>
          <table:table-cell table:style-name="ce155" office:value-type="string" calcext:value-type="string">
            <text:p>业务单据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ref_type</text:p>
          </table:table-cell>
          <table:table-cell table:style-name="ce155" office:value-type="string" calcext:value-type="string">
            <text:p>业务单据的类型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input_user_id</text:p>
          </table:table-cell>
          <table:table-cell table:style-name="ce166" office:value-type="string" calcext:value-type="string">
            <text:p>录入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rv_user_id</text:p>
          </table:table-cell>
          <table:table-cell table:style-name="ce166" office:value-type="string" calcext:value-type="string">
            <text:p>收款人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mark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/>
          <table:table-cell table:style-name="ce171"/>
          <table:table-cell table:style-name="ce170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ecent_fid" table:style-name="ta6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ecent_fi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用户最近访问的系统功能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fid</text:p>
          </table:table-cell>
          <table:table-cell table:style-name="ce155" office:value-type="string" calcext:value-type="string">
            <text:p>功能id</text:p>
          </table:table-cell>
          <table:table-cell table:style-name="ce147" office:value-type="string" calcext:value-type="string">
            <text:p>varchar(50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lick_count</text:p>
          </table:table-cell>
          <table:table-cell table:style-name="ce155" office:value-type="string" calcext:value-type="string">
            <text:p>访问次数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" table:style-name="ta6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主键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角色名称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de</text:p>
          </table:table-cell>
          <table:table-cell table:style-name="ce166" office:value-type="string" calcext:value-type="string">
            <text:p>角色编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5" office:value-type="string" calcext:value-type="string" table:number-columns-spanned="4" table:number-rows-spanned="1">
            <text:p>主要用于显示排序，可以为空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" table:style-name="ta6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permission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权限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ermission_id</text:p>
          </table:table-cell>
          <table:table-cell table:style-name="ce155" office:value-type="string" calcext:value-type="string">
            <text:p>权限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9" office:value-type="string" calcext:value-type="string" table:number-columns-spanned="4" table:number-rows-spanned="1">
            <text:p>这个字段没有使用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permission_dataorg" table:style-name="ta6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permission_dataorg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权限的数据域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ermission_id</text:p>
          </table:table-cell>
          <table:table-cell table:style-name="ce155" office:value-type="string" calcext:value-type="string">
            <text:p>权限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data_org</text:p>
          </table:table-cell>
          <table:table-cell table:style-name="ce155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role_user" table:style-name="ta6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role_us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角色拥有的用户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role_id</text:p>
          </table:table-cell>
          <table:table-cell table:style-name="ce155" office:value-type="string" calcext:value-type="string">
            <text:p>角色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user_id</text:p>
          </table:table-cell>
          <table:table-cell table:style-name="ce155" office:value-type="string" calcext:value-type="string">
            <text:p>用户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" table:style-name="ta6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合同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合同编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16">客户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甲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16">组织机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乙方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审核</text:span><text:span text:style-name="T17"> 1000</text:span><text:span text:style-name="T18">：已审核</text:span></text:p>
            <text:p><text:span text:style-name="T23">4001: </text:span><text:span text:style-name="T18">合同终止</text:span><text:span text:style-name="T17">-</text:span><text:span text:style-name="T18">未执行</text:span></text:p>
            <text:p><text:span text:style-name="T23">4002</text:span><text:span text:style-name="T18">：合同终止</text:span><text:span text:style-name="T17">-</text:span><text:span text:style-name="T18">部分执行</text:span></text:p>
            <text:p><text:span text:style-name="T23">5000</text:span><text:span text:style-name="T18">：合同执行完毕</text:span><text:span text:style-name="T17"> 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16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sc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16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16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16">审核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16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begin_dt</text:p>
          </table:table-cell>
          <table:table-cell table:style-name="ce148" office:value-type="string" calcext:value-type="string">
            <text:p><text:span text:style-name="T16">合同开始日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合同有效期开始日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end_dt</text:p>
          </table:table-cell>
          <table:table-cell table:style-name="ce148" office:value-type="string" calcext:value-type="string">
            <text:p><text:span text:style-name="T16">合同结束日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合同有效期结束日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30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discount</text:p>
          </table:table-cell>
          <table:table-cell table:style-name="ce148" office:value-type="string" calcext:value-type="string">
            <text:p><text:span text:style-name="T16">折扣率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折扣的百分数，例如：</text:span><text:span text:style-name="T17">95</text:span><text:span text:style-name="T18">表示销售金额为总价的</text:span><text:span text:style-name="T17">95%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quality_clause</text:p>
          </table:table-cell>
          <table:table-cell table:style-name="ce148" office:value-type="string" calcext:value-type="string">
            <text:p><text:span text:style-name="T16">品质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insurance_clause</text:p>
          </table:table-cell>
          <table:table-cell table:style-name="ce148" office:value-type="string" calcext:value-type="string">
            <text:p><text:span text:style-name="T16">保险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transport_clause</text:p>
          </table:table-cell>
          <table:table-cell table:style-name="ce148" office:value-type="string" calcext:value-type="string">
            <text:p><text:span text:style-name="T16">运输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other_clause</text:p>
          </table:table-cell>
          <table:table-cell table:style-name="ce148" office:value-type="string" calcext:value-type="string">
            <text:p><text:span text:style-name="T16">其他条款</text:span></text:p>
          </table:table-cell>
          <table:table-cell table:style-name="ce147" office:value-type="string" calcext:value-type="string">
            <text:p>varchar(5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bill_detail" table:style-name="ta6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合同-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c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sc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销售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55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55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55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1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iscount</text:p>
          </table:table-cell>
          <table:table-cell table:style-name="ce166" office:value-type="string" calcext:value-type="string">
            <text:p>折扣率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折扣的百分数，例如：</text:span><text:span text:style-name="T17">95</text:span><text:span text:style-name="T18">表示销售金额为总价的</text:span><text:span text:style-name="T17">95%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so_count</text:p>
          </table:table-cell>
          <table:table-cell table:style-name="ce155" office:value-type="string" calcext:value-type="string">
            <text:p>已下订单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left_count</text:p>
          </table:table-cell>
          <table:table-cell table:style-name="ce155" office:value-type="string" calcext:value-type="string">
            <text:p>未下订单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goods_price_with_tax</text:p>
          </table:table-cell>
          <table:table-cell table:style-name="ce155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c_so" table:style-name="ta6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c_s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合同与销售订单的对应关系表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c_id</text:p>
          </table:table-cell>
          <table:table-cell table:style-name="ce155" office:value-type="string" calcext:value-type="string">
            <text:p>销售合同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_id</text:p>
          </table:table-cell>
          <table:table-cell table:style-name="ce155" office:value-type="string" calcext:value-type="string">
            <text:p>销售订单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" table:style-name="ta6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16">客户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ontact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tel</text:p>
          </table:table-cell>
          <table:table-cell table:style-name="ce147" office:value-type="string" calcext:value-type="string">
            <text:p><text:span text:style-name="T16">联系电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fax</text:p>
          </table:table-cell>
          <table:table-cell table:style-name="ce147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org_id</text:p>
          </table:table-cell>
          <table:table-cell table:style-name="ce147" office:value-type="string" calcext:value-type="string">
            <text:p><text:span text:style-name="T16">组织机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z_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1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审核</text:span><text:span text:style-name="T17"> 1000</text:span><text:span text:style-name="T18">：已审核</text:span></text:p>
            <text:p><text:span text:style-name="T23">2000</text:span><text:span text:style-name="T18">：部分出库</text:span><text:span text:style-name="T17"> 4001</text:span><text:span text:style-name="T18">：部分出库</text:span><text:span text:style-name="T17">-</text:span><text:span text:style-name="T18">订单关闭</text:span></text:p>
            <text:p><text:span text:style-name="T23">3000</text:span><text:span text:style-name="T18">：全部出库</text:span><text:span text:style-name="T17"> 4002</text:span><text:span text:style-name="T18">：全部出库</text:span><text:span text:style-name="T17">-</text:span><text:span text:style-name="T18">订单关闭</text:span></text:p>
            <text:p><text:span text:style-name="T23">4000: </text:span><text:span text:style-name="T18">订单关闭</text:span><text:span text:style-name="T17">(</text:span><text:span text:style-name="T18">没有发生出库业务</text:span><text:span text:style-name="T17">)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goods_money</text:p>
          </table:table-cell>
          <table:table-cell table:style-name="ce148" office:value-type="string" calcext:value-type="string">
            <text:p><text:span text:style-name="T16">本单据不含税采购总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so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<text:span text:style-name="T16">税金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13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<text:span text:style-name="T16">收款方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收账款</text:span></text:p>
            <text:p><text:span text:style-name="T23">1</text:span><text:span text:style-name="T18">：现金收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date</text:p>
          </table:table-cell>
          <table:table-cell table:style-name="ce148" office:value-type="string" calcext:value-type="string">
            <text:p><text:span text:style-name="T16">交货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<text:span text:style-name="T16">交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16">审核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confirm_date</text:p>
          </table:table-cell>
          <table:table-cell table:style-name="ce148" office:value-type="string" calcext:value-type="string">
            <text:p><text:span text:style-name="T16">审核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detail" table:style-name="ta7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</text:span><text:span text:style-name="T17">-</text:span><text:span text:style-name="T18">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so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销售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<text:span text:style-name="T16">销售金额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<text:span text:style-name="T16">销售单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16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ws_count</text:p>
          </table:table-cell>
          <table:table-cell table:style-name="ce147" office:value-type="string" calcext:value-type="string">
            <text:p><text:span text:style-name="T16">已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eft_count</text:p>
          </table:table-cell>
          <table:table-cell table:style-name="ce147" office:value-type="string" calcext:value-type="string">
            <text:p><text:span text:style-name="T16">未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scbilldetail_id</text:p>
          </table:table-cell>
          <table:table-cell table:style-name="ce148" office:value-type="string" calcext:value-type="string">
            <text:p><text:span text:style-name="T16">销售合同商品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当销售订单由销售合同创建的时候，这个字段填写</text:span><text:span text:style-name="T17">t_sc_bill_detail</text:span><text:span text:style-name="T18">的</text:span><text:span text:style-name="T17">id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goods_price_with_tax</text:p>
          </table:table-cell>
          <table:table-cell table:style-name="ce148" office:value-type="string" calcext:value-type="string">
            <text:p><text:span text:style-name="T16">含税价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" table:style-name="ta71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</text:span><text:span text:style-name="T17">-BOM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so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sub_goods_id</text:p>
          </table:table-cell>
          <table:table-cell table:style-name="ce147" office:value-type="string" calcext:value-type="string">
            <text:p><text:span text:style-name="T16">子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count</text:p>
          </table:table-cell>
          <table:table-cell table:style-name="ce147" office:value-type="string" calcext:value-type="string">
            <text:p>BOM<text:span text:style-name="T16">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3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m_category</text:p>
          </table:table-cell>
          <table:table-cell table:style-name="ce155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6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bill_bom_expand" table:style-name="ta7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bill_expand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</text:span><text:span text:style-name="T17">-BOM</text:span><text:span text:style-name="T18">展开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o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so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id</text:p>
          </table:table-cell>
          <table:table-cell table:style-name="ce147" office:value-type="string" calcext:value-type="string">
            <text:p><text:span text:style-name="T16">子物料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ub_goods_count</text:p>
          </table:table-cell>
          <table:table-cell table:style-name="ce147" office:value-type="string" calcext:value-type="string">
            <text:p>BOM<text:span text:style-name="T16">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5" office:value-type="string" calcext:value-type="string" table:number-columns-spanned="4" table:number-rows-spanned="1">
            <text:p>由此数量形成采购计划</text:p>
          </table:table-cell>
          <table:covered-table-cell table:number-columns-repeated="3" table:style-name="ce147"/>
          <table:table-cell table:number-columns-repeated="1013"/>
        </table:table-row>
        <table:table-row table:style-name="ro34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_category</text:p>
          </table:table-cell>
          <table:table-cell table:style-name="ce155" office:value-type="string" calcext:value-type="string">
            <text:p>物料类型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6" office:value-type="string" calcext:value-type="string" table:number-columns-spanned="4" table:number-rows-spanned="1">
            <text:p>1:需要外购</text:p>
            <text:p>2：外协加工</text:p>
            <text:p>3：自主加工</text:p>
            <text:p/>
            <text:p>默认值：1</text:p>
          </table:table-cell>
          <table:covered-table-cell table:number-columns-repeated="2" table:style-name="ce184"/>
          <table:covered-table-cell table:style-name="ce18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po" table:style-name="ta7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po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与采购订单的对应关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o_id</text:p>
          </table:table-cell>
          <table:table-cell table:style-name="ce147" office:value-type="string" calcext:value-type="string">
            <text:p><text:span text:style-name="T16">销售订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po_id</text:p>
          </table:table-cell>
          <table:table-cell table:style-name="ce147" office:value-type="string" calcext:value-type="string">
            <text:p><text:span text:style-name="T16">采购订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_ws" table:style-name="ta7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o_ws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订单与销售出库单的对应关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so_id</text:p>
          </table:table-cell>
          <table:table-cell table:style-name="ce147" office:value-type="string" calcext:value-type="string">
            <text:p><text:span text:style-name="T16">销售订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_id</text:p>
          </table:table-cell>
          <table:table-cell table:style-name="ce147" office:value-type="string" calcext:value-type="string">
            <text:p><text:span text:style-name="T16">销售出库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" table:style-name="ta75">
        <table:table-column table:style-name="co5" table:default-cell-style-name="ce138"/>
        <table:table-column table:style-name="co2" table:default-cell-style-name="ce142"/>
        <table:table-column table:style-name="co25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22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r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退货入库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16">客户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入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入库</text:span><text:span text:style-name="T17"> 1000</text:span><text:span text:style-name="T18">：已入库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rejection_sale_money</text:p>
          </table:table-cell>
          <table:table-cell table:style-name="ce148" office:value-type="string" calcext:value-type="string">
            <text:p><text:span text:style-name="T16">本单据退款总金额</text:span><text:span text:style-name="T17">-</text:span><text:span text:style-name="T18">不含税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sr_bill_detail</text:span><text:span text:style-name="T18">表</text:span><text:span text:style-name="T17">rejection_sale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本单据退货商品的库存价值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5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rofit</text:p>
          </table:table-cell>
          <table:table-cell table:style-name="ce148" office:value-type="string" calcext:value-type="string">
            <text:p>因退货减少的毛利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=inventory_money - rejection_sale_money</text:p>
            <text:p><text:span text:style-name="T16">通常是负数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ws_bill_id</text:p>
          </table:table-cell>
          <table:table-cell table:style-name="ce148" office:value-type="string" calcext:value-type="string">
            <text:p><text:span text:style-name="T16">销售出库单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6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ayment_type</text:p>
          </table:table-cell>
          <table:table-cell table:style-name="ce148" office:value-type="string" calcext:value-type="string">
            <text:p>付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付款方式，默认值</text:span><text:span text:style-name="T17"> 0</text:span></text:p>
            <text:p><text:span text:style-name="T23">0</text:span><text:span text:style-name="T18">：记应付账款</text:span></text:p>
            <text:p><text:span text:style-name="T23">1</text:span><text:span text:style-name="T18">：现金付款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单据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</text:p>
          </table:table-cell>
          <table:table-cell table:style-name="ce166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30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rejection_sale_money_with_tax</text:p>
          </table:table-cell>
          <table:table-cell table:style-name="ce166" office:value-type="string" calcext:value-type="string">
            <text:p>本单据退款含税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rejection_sale_money = tax + rejection_sale_money_with_tax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r_bill_detail" table:style-name="ta76">
        <table:table-column table:style-name="co5" table:default-cell-style-name="ce138"/>
        <table:table-column table:style-name="co2" table:default-cell-style-name="ce142"/>
        <table:table-column table:style-name="co2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r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销售退货入库单-商品明细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rbill_id</text:p>
          </table:table-cell>
          <table:table-cell table:style-name="ce155" office:value-type="string" calcext:value-type="string">
            <text:p>主表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sr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55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55" office:value-type="string" calcext:value-type="string">
            <text:p>商品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55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55" office:value-type="string" calcext:value-type="string">
            <text:p>销售金额 - 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55" office:value-type="string" calcext:value-type="string">
            <text:p>销售单价 - 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55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55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55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wsbilldetail_id</text:p>
          </table:table-cell>
          <table:table-cell table:style-name="ce166" office:value-type="string" calcext:value-type="string">
            <text:p>销售出库单商品明细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s_bill_detai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rejection_goods_price</text:p>
          </table:table-cell>
          <table:table-cell table:style-name="ce166" office:value-type="string" calcext:value-type="string">
            <text:p>退货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jection_sale_money</text:p>
          </table:table-cell>
          <table:table-cell table:style-name="ce166" office:value-type="string" calcext:value-type="string">
            <text:p>退货金额-不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rejection_goods_count</text:p>
          </table:table-cell>
          <table:table-cell table:style-name="ce166" office:value-type="string" calcext:value-type="string">
            <text:p>退货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sn_note</text:p>
          </table:table-cell>
          <table:table-cell table:style-name="ce166" office:value-type="string" calcext:value-type="string">
            <text:p>序列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emo</text:p>
          </table:table-cell>
          <table:table-cell table:style-name="ce166" office:value-type="string" calcext:value-type="string">
            <text:p>备注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<text:span text:style-name="T16">税金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负数，红字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jection_sale_money_with_tax</text:p>
          </table:table-cell>
          <table:table-cell table:style-name="ce147" office:value-type="string" calcext:value-type="string">
            <text:p><text:span text:style-name="T16">价税合计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rejection_goods_price_with_tax</text:p>
          </table:table-cell>
          <table:table-cell table:style-name="ce155" office:value-type="string" calcext:value-type="string">
            <text:p>退货单价 - 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goods_money_with_tax</text:p>
          </table:table-cell>
          <table:table-cell table:style-name="ce155" office:value-type="string" calcext:value-type="string">
            <text:p>销售金额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goods_price_with_tax</text:p>
          </table:table-cell>
          <table:table-cell table:style-name="ce155" office:value-type="string" calcext:value-type="string">
            <text:p>销售单价-含税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6" office:value-type="string" calcext:value-type="string" table:number-columns-spanned="4" table:number-rows-spanned="1">
            <text:p>冗余字段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bject" table:style-name="ta7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bject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会计科目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16">科目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科目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35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</text:p>
          </table:table-cell>
          <table:table-cell table:style-name="ce147" office:value-type="string" calcext:value-type="string">
            <text:p><text:span text:style-name="T16">科目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1<text:span text:style-name="T16">：资产、</text:span><text:span text:style-name="T17">2</text:span><text:span text:style-name="T18">：负债、</text:span><text:span text:style-name="T17">4</text:span><text:span text:style-name="T18">：所有者权益、</text:span><text:span text:style-name="T17">5</text:span><text:span text:style-name="T18">：成本、</text:span><text:span text:style-name="T17">6</text:span><text:span text:style-name="T18">：损益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37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s_leaf</text:p>
          </table:table-cell>
          <table:table-cell table:style-name="ce147" office:value-type="string" calcext:value-type="string">
            <text:p><text:span text:style-name="T16">是否是末级科目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1<text:span text:style-name="T16">：末级科目；</text:span><text:span text:style-name="T17"> 0</text:span><text:span text:style-name="T18">：</text:span><text:span text:style-name="T17"> </text:span><text:span text:style-name="T18">非末级科目</text:span></text:p>
            <text:p><text:span text:style-name="T16">只有末级科目才能使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16">科目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7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16">上级科目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" table:style-name="ta7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7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供应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16">供应商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供应商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category_id</text:p>
          </table:table-cell>
          <table:table-cell table:style-name="ce147" office:value-type="string" calcext:value-type="string">
            <text:p><text:span text:style-name="T16">供应商分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16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16">联系人</text:span><text:span text:style-name="T17">QQ</text:span><text:span text:style-name="T18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16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contact01</text:p>
          </table:table-cell>
          <table:table-cell table:style-name="ce147" office:value-type="string" calcext:value-type="string">
            <text:p><text:span text:style-name="T16">联系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tel01</text:p>
          </table:table-cell>
          <table:table-cell table:style-name="ce147" office:value-type="string" calcext:value-type="string">
            <text:p><text:span text:style-name="T16">联系人固话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qq01</text:p>
          </table:table-cell>
          <table:table-cell table:style-name="ce147" office:value-type="string" calcext:value-type="string">
            <text:p><text:span text:style-name="T16">联系人</text:span><text:span text:style-name="T17">QQ</text:span><text:span text:style-name="T18">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mobile01</text:p>
          </table:table-cell>
          <table:table-cell table:style-name="ce147" office:value-type="string" calcext:value-type="string">
            <text:p><text:span text:style-name="T16">联系人手机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address</text:p>
          </table:table-cell>
          <table:table-cell table:style-name="ce147" office:value-type="string" calcext:value-type="string">
            <text:p><text:span text:style-name="T16">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16">供应商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init_receivables</text:p>
          </table:table-cell>
          <table:table-cell table:style-name="ce147" office:value-type="string" calcext:value-type="string">
            <text:p><text:span text:style-name="T16">期初应收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init_receivables_dt</text:p>
          </table:table-cell>
          <table:table-cell table:style-name="ce147" office:value-type="string" calcext:value-type="string">
            <text:p><text:span text:style-name="T16">期初应收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init_payables</text:p>
          </table:table-cell>
          <table:table-cell table:style-name="ce147" office:value-type="string" calcext:value-type="string">
            <text:p><text:span text:style-name="T16">期初应付账款</text:span></text:p>
          </table:table-cell>
          <table:table-cell table:style-name="ce147" office:value-type="string" calcext:value-type="string">
            <text:p>deciam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init_payables_dt</text:p>
          </table:table-cell>
          <table:table-cell table:style-name="ce147" office:value-type="string" calcext:value-type="string">
            <text:p><text:span text:style-name="T16">期初应付账款截止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address_shipping</text:p>
          </table:table-cell>
          <table:table-cell table:style-name="ce147" office:value-type="string" calcext:value-type="string">
            <text:p><text:span text:style-name="T16">发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address_receipt</text:p>
          </table:table-cell>
          <table:table-cell table:style-name="ce147" office:value-type="string" calcext:value-type="string">
            <text:p><text:span text:style-name="T16">收货地址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bank_name</text:p>
          </table:table-cell>
          <table:table-cell table:style-name="ce148" office:value-type="string" calcext:value-type="string">
            <text:p><text:span text:style-name="T16">开户行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2" calcext:value-type="float">
            <text:p>22</text:p>
          </table:table-cell>
          <table:table-cell table:style-name="ce147" office:value-type="string" calcext:value-type="string">
            <text:p>bank_account</text:p>
          </table:table-cell>
          <table:table-cell table:style-name="ce148" office:value-type="string" calcext:value-type="string">
            <text:p><text:span text:style-name="T16">开户行账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3" calcext:value-type="float">
            <text:p>23</text:p>
          </table:table-cell>
          <table:table-cell table:style-name="ce147" office:value-type="string" calcext:value-type="string">
            <text:p>tax_number</text:p>
          </table:table-cell>
          <table:table-cell table:style-name="ce148" office:value-type="string" calcext:value-type="string">
            <text:p><text:span text:style-name="T16">税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4" calcext:value-type="float">
            <text:p>24</text:p>
          </table:table-cell>
          <table:table-cell table:style-name="ce147" office:value-type="string" calcext:value-type="string">
            <text:p>fax</text:p>
          </table:table-cell>
          <table:table-cell table:style-name="ce148" office:value-type="string" calcext:value-type="string">
            <text:p><text:span text:style-name="T16">传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5" calcext:value-type="float">
            <text:p>25</text:p>
          </table:table-cell>
          <table:table-cell table:style-name="ce147" office:value-type="string" calcext:value-type="string">
            <text:p>note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6" calcext:value-type="float">
            <text:p>2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7" calcext:value-type="float">
            <text:p>2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8" calcext:value-type="float">
            <text:p>28</text:p>
          </table:table-cell>
          <table:table-cell table:style-name="ce147" office:value-type="string" calcext:value-type="string">
            <text:p>tax_rate</text:p>
          </table:table-cell>
          <table:table-cell table:style-name="ce148" office:value-type="string" calcext:value-type="string">
            <text:p><text:span text:style-name="T16">税率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用于采购订单上的税率。</text:span><text:span text:style-name="T17">-1</text:span><text:span text:style-name="T18">表示使用全局税率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5">
          <table:table-cell/>
          <table:table-cell table:style-name="ce141" office:value-type="float" office:value="29" calcext:value-type="float">
            <text:p>29</text:p>
          </table:table-cell>
          <table:table-cell table:style-name="ce147" office:value-type="string" calcext:value-type="string">
            <text:p>record_status</text:p>
          </table:table-cell>
          <table:table-cell table:style-name="ce148" office:value-type="string" calcext:value-type="string">
            <text:p><text:span text:style-name="T16">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75" office:value-type="string" calcext:value-type="string" table:number-columns-spanned="4" table:number-rows-spanned="1">
            <text:p><text:span text:style-name="T16">默认值</text:span><text:span text:style-name="T17">1000</text:span></text:p>
            <text:p><text:span text:style-name="T23">1000: </text:span><text:span text:style-name="T18">启用</text:span></text:p>
            <text:p><text:span text:style-name="T23">0</text:span><text:span text:style-name="T18">：停用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38">
          <table:table-cell/>
          <table:table-cell table:style-name="ce141" office:value-type="float" office:value="30" calcext:value-type="float">
            <text:p>30</text:p>
          </table:table-cell>
          <table:table-cell table:style-name="ce147" office:value-type="string" calcext:value-type="string">
            <text:p>goods_range</text:p>
          </table:table-cell>
          <table:table-cell table:style-name="ce166" office:value-type="string" calcext:value-type="string">
            <text:p>关联商品范围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默认值</text:span><text:span text:style-name="T17">1</text:span></text:p>
            <text:p><text:span text:style-name="T23">1</text:span><text:span text:style-name="T18">：全部商品</text:span></text:p>
            <text:p><text:span text:style-name="T23">2</text:span><text:span text:style-name="T18">：指定商品</text:span></text:p>
            <text:p><text:span text:style-name="T16">当取值为</text:span><text:span text:style-name="T17">2</text:span><text:span text:style-name="T18">的时候，该供应商关联的商品从</text:span></text:p>
            <text:p><text:span text:style-name="T23">t_supplier_goods_range</text:span><text:span text:style-name="T18">中取得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69"/>
          <table:table-cell table:style-name="ce170" table:number-columns-repeated="3"/>
          <table:table-cell table:style-name="ce169" table:number-columns-repeated="2"/>
          <table:table-cell table:style-name="ce170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category" table:style-name="ta7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_category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63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65" office:value-type="string" calcext:value-type="string" table:number-columns-spanned="8" table:number-rows-spanned="1">
            <text:p>供应商分类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style-name="ce147" office:value-type="string" calcext:value-type="string">
            <text:p>id</text:p>
          </table:table-cell>
          <table:table-cell table:style-name="ce155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55" office:value-type="string" calcext:value-type="string">
            <text:p>分类编码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55" office:value-type="string" calcext:value-type="string">
            <text:p>客户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parent_id</text:p>
          </table:table-cell>
          <table:table-cell table:style-name="ce166" office:value-type="string" calcext:value-type="string">
            <text:p>上级分类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ata_org</text:p>
          </table:table-cell>
          <table:table-cell table:style-name="ce166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mpany_id</text:p>
          </table:table-cell>
          <table:table-cell table:style-name="ce166" office:value-type="string" calcext:value-type="string">
            <text:p>公司id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full_name</text:p>
          </table:table-cell>
          <table:table-cell table:style-name="ce166" office:value-type="string" calcext:value-type="string">
            <text:p>全名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6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upplier_goods_range" table:style-name="ta8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8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supplier_goods_rang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供应商关联的商品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<text:span text:style-name="T22">列名</text:span></text:p>
          </table:table-cell>
          <table:table-cell table:style-name="ce140" office:value-type="string" calcext:value-type="string">
            <text:p><text:span text:style-name="T22">列中文名</text:span></text:p>
          </table:table-cell>
          <table:table-cell table:style-name="ce140" office:value-type="string" calcext:value-type="string">
            <text:p><text:span text:style-name="T22">数据类型</text:span>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supplier_id</text:p>
          </table:table-cell>
          <table:table-cell table:style-name="ce147" office:value-type="string" calcext:value-type="string">
            <text:p><text:span text:style-name="T16">供应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_id</text:p>
          </table:table-cell>
          <table:table-cell table:style-name="ce147" office:value-type="string" calcext:value-type="string">
            <text:p><text:span text:style-name="T16">商品</text:span><text:span text:style-name="T17">id</text:span><text:span text:style-name="T18">或商品分类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_id_type</text:p>
          </table:table-cell>
          <table:table-cell table:style-name="ce148" office:value-type="string" calcext:value-type="string">
            <text:p>g_id<text:span text:style-name="T16">的类型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1<text:span text:style-name="T16">：商品</text:span><text:span text:style-name="T17">id</text:span><text:span text:style-name="T18">；</text:span><text:span text:style-name="T17">2</text:span><text:span text:style-name="T18">：商品分类</text:span><text:span text:style-name="T17">id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user" table:style-name="ta81">
        <table:table-column table:style-name="co5" table:default-cell-style-name="ce190"/>
        <table:table-column table:style-name="co2" table:default-cell-style-name="ce191"/>
        <table:table-column table:style-name="co6" table:default-cell-style-name="ce190"/>
        <table:table-column table:style-name="co7" table:default-cell-style-name="ce190"/>
        <table:table-column table:style-name="co14" table:default-cell-style-name="ce190"/>
        <table:table-column table:style-name="co9" table:default-cell-style-name="ce191"/>
        <table:table-column table:style-name="co10" table:default-cell-style-name="ce191"/>
        <table:table-column table:style-name="co11" table:default-cell-style-name="ce190"/>
        <table:table-column table:style-name="co12" table:default-cell-style-name="ce190"/>
        <table:table-column table:style-name="co11" table:default-cell-style-name="ce190"/>
        <table:table-column table:style-name="co13" table:default-cell-style-name="ce190"/>
        <table:table-column table:style-name="co1" table:number-columns-repeated="1013" table:default-cell-style-name="ce190"/>
        <table:table-row table:style-name="ro2">
          <table:table-cell table:number-columns-repeated="1024"/>
        </table:table-row>
        <table:table-row table:style-name="ro2">
          <table:table-cell/>
          <table:table-cell table:style-name="ce192" office:value-type="string" calcext:value-type="string" table:number-columns-spanned="2" table:number-rows-spanned="1">
            <text:p><text:span text:style-name="T22">表名</text:span></text:p>
          </table:table-cell>
          <table:covered-table-cell table:style-name="ce192"/>
          <table:table-cell table:style-name="ce194" office:value-type="string" calcext:value-type="string" table:number-columns-spanned="8" table:number-rows-spanned="1">
            <text:p>t_user</text:p>
          </table:table-cell>
          <table:covered-table-cell table:number-columns-repeated="6" table:style-name="ce203"/>
          <table:covered-table-cell table:style-name="ce209"/>
          <table:table-cell table:number-columns-repeated="1013"/>
        </table:table-row>
        <table:table-row table:style-name="ro2">
          <table:table-cell/>
          <table:table-cell table:style-name="ce193" office:value-type="string" calcext:value-type="string" table:number-columns-spanned="2" table:number-rows-spanned="1">
            <text:p>表说明</text:p>
          </table:table-cell>
          <table:covered-table-cell table:style-name="ce195"/>
          <table:table-cell table:style-name="ce201" office:value-type="string" calcext:value-type="string" table:number-columns-spanned="8" table:number-rows-spanned="1">
            <text:p>系统用户表</text:p>
          </table:table-cell>
          <table:covered-table-cell table:number-columns-repeated="6" table:style-name="ce204"/>
          <table:covered-table-cell table:style-name="ce210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序号</text:p>
          </table:table-cell>
          <table:table-cell table:style-name="ce192" office:value-type="string" calcext:value-type="string">
            <text:p><text:span text:style-name="T22">列名</text:span></text:p>
          </table:table-cell>
          <table:table-cell table:style-name="ce192" office:value-type="string" calcext:value-type="string">
            <text:p><text:span text:style-name="T22">列中文名</text:span></text:p>
          </table:table-cell>
          <table:table-cell table:style-name="ce192" office:value-type="string" calcext:value-type="string">
            <text:p><text:span text:style-name="T22">数据类型</text:span></text:p>
          </table:table-cell>
          <table:table-cell table:style-name="ce192" office:value-type="string" calcext:value-type="string">
            <text:p>KEY</text:p>
          </table:table-cell>
          <table:table-cell table:style-name="ce192" office:value-type="string" calcext:value-type="string">
            <text:p>NULL</text:p>
          </table:table-cell>
          <table:table-cell table:style-name="ce192" office:value-type="string" calcext:value-type="string" table:number-columns-spanned="4" table:number-rows-spanned="1">
            <text:p><text:span text:style-name="T22">备注</text:span></text:p>
          </table:table-cell>
          <table:covered-table-cell table:number-columns-repeated="2" table:style-name="ce208"/>
          <table:covered-table-cell table:style-name="ce195"/>
          <table:table-cell table:number-columns-repeated="1013"/>
        </table:table-row>
        <table:table-row table:style-name="ro2">
          <table:table-cell/>
          <table:table-cell table:style-name="ce194" office:value-type="float" office:value="1" calcext:value-type="float">
            <text:p>1</text:p>
          </table:table-cell>
          <table:table-cell table:style-name="ce196" office:value-type="string" calcext:value-type="string">
            <text:p>id</text:p>
          </table:table-cell>
          <table:table-cell table:style-name="ce202" office:value-type="string" calcext:value-type="string">
            <text:p>主键</text:p>
          </table:table-cell>
          <table:table-cell table:style-name="ce196" office:value-type="string" calcext:value-type="string">
            <text:p>varchar(255)</text:p>
          </table:table-cell>
          <table:table-cell table:style-name="ce194" office:value-type="string" calcext:value-type="string">
            <text:p>○</text:p>
          </table:table-cell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2" calcext:value-type="float">
            <text:p>2</text:p>
          </table:table-cell>
          <table:table-cell table:style-name="ce196" office:value-type="string" calcext:value-type="string">
            <text:p>login_name</text:p>
          </table:table-cell>
          <table:table-cell table:style-name="ce202" office:value-type="string" calcext:value-type="string">
            <text:p>用户登录名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3" calcext:value-type="float">
            <text:p>3</text:p>
          </table:table-cell>
          <table:table-cell table:style-name="ce196" office:value-type="string" calcext:value-type="string">
            <text:p>name</text:p>
          </table:table-cell>
          <table:table-cell table:style-name="ce202" office:value-type="string" calcext:value-type="string">
            <text:p>用户名称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4" calcext:value-type="float">
            <text:p>4</text:p>
          </table:table-cell>
          <table:table-cell table:style-name="ce196" office:value-type="string" calcext:value-type="string">
            <text:p>password</text:p>
          </table:table-cell>
          <table:table-cell table:style-name="ce202" office:value-type="string" calcext:value-type="string">
            <text:p>登录密码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5" calcext:value-type="float">
            <text:p>5</text:p>
          </table:table-cell>
          <table:table-cell table:style-name="ce196" office:value-type="string" calcext:value-type="string">
            <text:p>org_id</text:p>
          </table:table-cell>
          <table:table-cell table:style-name="ce202" office:value-type="string" calcext:value-type="string">
            <text:p>组织机构id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39">
          <table:table-cell/>
          <table:table-cell table:style-name="ce194" office:value-type="float" office:value="6" calcext:value-type="float">
            <text:p>6</text:p>
          </table:table-cell>
          <table:table-cell table:style-name="ce196" office:value-type="string" calcext:value-type="string">
            <text:p>enabled</text:p>
          </table:table-cell>
          <table:table-cell table:style-name="ce202" office:value-type="string" calcext:value-type="string">
            <text:p>用户是否可以登录</text:p>
          </table:table-cell>
          <table:table-cell table:style-name="ce196" office:value-type="string" calcext:value-type="string">
            <text:p>int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205" office:value-type="string" calcext:value-type="string" table:number-columns-spanned="4" table:number-rows-spanned="1">
            <text:p>1:<text:span text:style-name="T24">可以登录，</text:span><text:span text:style-name="T25"> 0</text:span><text:span text:style-name="T26">：不能登录</text:span></text:p>
            <text:p><text:span text:style-name="T24">引用系统数据字典t_sysdict_sln0000_user_enabled</text:span></text:p>
          </table:table-cell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7" calcext:value-type="float">
            <text:p>7</text:p>
          </table:table-cell>
          <table:table-cell table:style-name="ce196" office:value-type="string" calcext:value-type="string">
            <text:p>org_code</text:p>
          </table:table-cell>
          <table:table-cell table:style-name="ce202" office:value-type="string" calcext:value-type="string">
            <text:p>用户的组织机构编码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2">
          <table:table-cell/>
          <table:table-cell table:style-name="ce194" office:value-type="float" office:value="8" calcext:value-type="float">
            <text:p>8</text:p>
          </table:table-cell>
          <table:table-cell table:style-name="ce196" office:value-type="string" calcext:value-type="string">
            <text:p>py</text:p>
          </table:table-cell>
          <table:table-cell table:style-name="ce202" office:value-type="string" calcext:value-type="string">
            <text:p>用户名称的拼音字头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N</text:p>
          </table:table-cell>
          <table:table-cell table:style-name="ce196" table:number-columns-spanned="4" table:number-rows-spanned="1"/>
          <table:covered-table-cell table:number-columns-repeated="3" table:style-name="ce196"/>
          <table:table-cell table:number-columns-repeated="1013"/>
        </table:table-row>
        <table:table-row table:style-name="ro40">
          <table:table-cell/>
          <table:table-cell table:style-name="ce194" office:value-type="float" office:value="9" calcext:value-type="float">
            <text:p>9</text:p>
          </table:table-cell>
          <table:table-cell table:style-name="ce196" office:value-type="string" calcext:value-type="string">
            <text:p>gender</text:p>
          </table:table-cell>
          <table:table-cell table:style-name="ce197" office:value-type="string" calcext:value-type="string">
            <text:p>性别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6" office:value-type="string" calcext:value-type="string" table:number-columns-spanned="4" table:number-rows-spanned="1">
            <text:p>原来是直接存储性别文字，自2022-2-25起改为引用系统数据字典t_sysdict_sln0000_gender中的数据</text:p>
          </table:table-cell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0" calcext:value-type="float">
            <text:p>10</text:p>
          </table:table-cell>
          <table:table-cell table:style-name="ce196" office:value-type="string" calcext:value-type="string">
            <text:p>birthday</text:p>
          </table:table-cell>
          <table:table-cell table:style-name="ce197" office:value-type="string" calcext:value-type="string">
            <text:p>生日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1" calcext:value-type="float">
            <text:p>11</text:p>
          </table:table-cell>
          <table:table-cell table:style-name="ce196" office:value-type="string" calcext:value-type="string">
            <text:p>id_card_number</text:p>
          </table:table-cell>
          <table:table-cell table:style-name="ce197" office:value-type="string" calcext:value-type="string">
            <text:p>身份证号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2" calcext:value-type="float">
            <text:p>12</text:p>
          </table:table-cell>
          <table:table-cell table:style-name="ce197" office:value-type="string" calcext:value-type="string">
            <text:p>tel</text:p>
          </table:table-cell>
          <table:table-cell table:style-name="ce197" office:value-type="string" calcext:value-type="string">
            <text:p>联系电话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3" calcext:value-type="float">
            <text:p>13</text:p>
          </table:table-cell>
          <table:table-cell table:style-name="ce198" office:value-type="string" calcext:value-type="string">
            <text:p>tel02</text:p>
          </table:table-cell>
          <table:table-cell table:style-name="ce197" office:value-type="string" calcext:value-type="string">
            <text:p>备用联系电话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4" calcext:value-type="float">
            <text:p>14</text:p>
          </table:table-cell>
          <table:table-cell table:style-name="ce198" office:value-type="string" calcext:value-type="string">
            <text:p>address</text:p>
          </table:table-cell>
          <table:table-cell table:style-name="ce197" office:value-type="string" calcext:value-type="string">
            <text:p>家庭住址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5" calcext:value-type="float">
            <text:p>15</text:p>
          </table:table-cell>
          <table:table-cell table:style-name="ce198" office:value-type="string" calcext:value-type="string">
            <text:p>data_org</text:p>
          </table:table-cell>
          <table:table-cell table:style-name="ce197" office:value-type="string" calcext:value-type="string">
            <text:p>数据域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/>
          <table:table-cell table:style-name="ce194" office:value-type="float" office:value="16" calcext:value-type="float">
            <text:p>16</text:p>
          </table:table-cell>
          <table:table-cell table:style-name="ce198" office:value-type="string" calcext:value-type="string">
            <text:p>company_id</text:p>
          </table:table-cell>
          <table:table-cell table:style-name="ce197" office:value-type="string" calcext:value-type="string">
            <text:p>公司id</text:p>
          </table:table-cell>
          <table:table-cell table:style-name="ce196" office:value-type="string" calcext:value-type="string">
            <text:p>varchar(255)</text:p>
          </table:table-cell>
          <table:table-cell table:style-name="ce194"/>
          <table:table-cell table:style-name="ce194" office:value-type="string" calcext:value-type="string">
            <text:p>Y</text:p>
          </table:table-cell>
          <table:table-cell table:style-name="ce207" table:number-columns-spanned="4" table:number-rows-spanned="1"/>
          <table:covered-table-cell table:number-columns-repeated="3" table:style-name="ce20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99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90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00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" table:style-name="ta82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voucher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记账凭证</text:span><text:span text:style-name="T17"> - 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v_dt</text:p>
          </table:table-cell>
          <table:table-cell table:style-name="ce147" office:value-type="string" calcext:value-type="string">
            <text:p>凭证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凭证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put_user_id</text:p>
          </table:table-cell>
          <table:table-cell table:style-name="ce148" office:value-type="string" calcext:value-type="string">
            <text:p><text:span text:style-name="T16">制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user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input_user_name</text:p>
          </table:table-cell>
          <table:table-cell table:style-name="ce148" office:value-type="string" calcext:value-type="string">
            <text:p>制单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onfirm_user_id</text:p>
          </table:table-cell>
          <table:table-cell table:style-name="ce148" office:value-type="string" calcext:value-type="string">
            <text:p><text:span text:style-name="T16">复核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user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nfirm_user_name</text:p>
          </table:table-cell>
          <table:table-cell table:style-name="ce148" office:value-type="string" calcext:value-type="string">
            <text:p>复核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gl_user_id</text:p>
          </table:table-cell>
          <table:table-cell table:style-name="ce148" office:value-type="string" calcext:value-type="string">
            <text:p><text:span text:style-name="T16">记账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user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gl_user_name</text:p>
          </table:table-cell>
          <table:table-cell table:style-name="ce148" office:value-type="string" calcext:value-type="string">
            <text:p>记账人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charge_user_id</text:p>
          </table:table-cell>
          <table:table-cell table:style-name="ce148" office:value-type="string" calcext:value-type="string">
            <text:p><text:span text:style-name="T16">会计主管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user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harge_user_name</text:p>
          </table:table-cell>
          <table:table-cell table:style-name="ce148" office:value-type="string" calcext:value-type="string">
            <text:p>会计主管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cash_user_id</text:p>
          </table:table-cell>
          <table:table-cell table:style-name="ce148" office:value-type="string" calcext:value-type="string">
            <text:p><text:span text:style-name="T16">出纳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user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cash_user_name</text:p>
          </table:table-cell>
          <table:table-cell table:style-name="ce148" office:value-type="string" calcext:value-type="string">
            <text:p>出纳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211" office:value-type="string" calcext:value-type="string">
            <text:p>冗余字段</text:p>
          </table:table-cell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bill_number</text:p>
          </table:table-cell>
          <table:table-cell table:style-name="ce148" office:value-type="string" calcext:value-type="string">
            <text:p>附单据几张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voucher_detail" table:style-name="ta83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voucher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记账凭证</text:span><text:span text:style-name="T17"> - </text:span><text:span text:style-name="T18">分录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voucher_id</text:p>
          </table:table-cell>
          <table:table-cell table:style-name="ce147" office:value-type="string" calcext:value-type="string">
            <text:p><text:span text:style-name="T16">凭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voucher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ubject</text:p>
          </table:table-cell>
          <table:table-cell table:style-name="ce147" office:value-type="string" calcext:value-type="string">
            <text:p><text:span text:style-name="T16">科目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ummary</text:p>
          </table:table-cell>
          <table:table-cell table:style-name="ce147" office:value-type="string" calcext:value-type="string">
            <text:p><text:span text:style-name="T16">摘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debit</text:p>
          </table:table-cell>
          <table:table-cell table:style-name="ce148" office:value-type="string" calcext:value-type="string">
            <text:p><text:span text:style-name="T16">制单人</text:span><text:span text:style-name="T17">id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credit</text:p>
          </table:table-cell>
          <table:table-cell table:style-name="ce148" office:value-type="string" calcext:value-type="string">
            <text:p>制单人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80"/>
          <table:table-cell table:style-name="ce177" table:number-columns-repeated="2"/>
          <table: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show_order</text:p>
          </table:table-cell>
          <table:table-cell table:style-name="ce148" office:value-type="string" calcext:value-type="string">
            <text:p><text:span text:style-name="T16">复核人</text:span><text:span text:style-name="T17">id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arehouse" table:style-name="ta84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24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arehouse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仓库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code</text:p>
          </table:table-cell>
          <table:table-cell table:style-name="ce147" office:value-type="string" calcext:value-type="string">
            <text:p><text:span text:style-name="T16">仓库编码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name</text:p>
          </table:table-cell>
          <table:table-cell table:style-name="ce147" office:value-type="string" calcext:value-type="string">
            <text:p><text:span text:style-name="T16">仓库名称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inited</text:p>
          </table:table-cell>
          <table:table-cell table:style-name="ce148" office:value-type="string" calcext:value-type="string">
            <text:p><text:span text:style-name="T16">仓库是否建账完毕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0:<text:span text:style-name="T16">没有建账完毕</text:span><text:span text:style-name="T17"> 1</text:span><text:span text:style-name="T18">：建账完毕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py</text:p>
          </table:table-cell>
          <table:table-cell table:style-name="ce148" office:value-type="string" calcext:value-type="string">
            <text:p><text:span text:style-name="T16">仓库名称的拼音字头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41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enabled</text:p>
          </table:table-cell>
          <table:table-cell table:style-name="ce148" office:value-type="string" calcext:value-type="string">
            <text:p><text:span text:style-name="T16">是否启用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: <text:span text:style-name="T16">启用</text:span></text:p>
            <text:p><text:span text:style-name="T23">2</text:span><text:span text:style-name="T18">：停用</text:span></text:p>
            <text:p><text:span text:style-name="T16">默认值</text:span><text:span text:style-name="T17"> 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org_id</text:p>
          </table:table-cell>
          <table:table-cell table:style-name="ce148" office:value-type="string" calcext:value-type="string">
            <text:p><text:span text:style-name="T16">核算组织机构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引用</text:span><text:span text:style-name="T17">t_org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sale_area</text:p>
          </table:table-cell>
          <table:table-cell table:style-name="ce148" office:value-type="string" calcext:value-type="string">
            <text:p><text:span text:style-name="T16">销售核算面积</text:span>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office:value-type="string" calcext:value-type="string" table:number-columns-spanned="4" table:number-rows-spanned="1">
            <text:p><text:span text:style-name="T16">以平方米为单位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4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usage_type</text:p>
          </table:table-cell>
          <table:table-cell table:style-name="ce148" office:value-type="string" calcext:value-type="string">
            <text:p><text:span text:style-name="T16">用途分类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10<text:span text:style-name="T16">：原材料库</text:span></text:p>
            <text:p><text:span text:style-name="T23">20</text:span><text:span text:style-name="T18">：半成品库</text:span></text:p>
            <text:p><text:span text:style-name="T23">30</text:span><text:span text:style-name="T18">：产成品库</text:span></text:p>
            <text:p><text:span text:style-name="T23">40</text:span><text:span text:style-name="T18">：商品库</text:span></text:p>
            <text:p><text:span text:style-name="T16">默认值</text:span><text:span text:style-name="T17"> 40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43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limit_goods</text:p>
          </table:table-cell>
          <table:table-cell table:style-name="ce166" office:value-type="string" calcext:value-type="string">
            <text:p>物料限制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0 : <text:span text:style-name="T16">不启用</text:span></text:p>
            <text:p><text:span text:style-name="T16">1 ： 启用</text:span></text:p>
            <text:p><text:span text:style-name="T16">默认值 0</text:span></text:p>
          </table:table-cell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" table:style-name="ta85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出库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单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customer_id</text:p>
          </table:table-cell>
          <table:table-cell table:style-name="ce147" office:value-type="string" calcext:value-type="string">
            <text:p><text:span text:style-name="T16">客户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warehouse_id</text:p>
          </table:table-cell>
          <table:table-cell table:style-name="ce147" office:value-type="string" calcext:value-type="string">
            <text:p><text:span text:style-name="T16">出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arehouse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业务日期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单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9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单据状态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75" office:value-type="string" calcext:value-type="string" table:number-columns-spanned="4" table:number-rows-spanned="1">
            <text:p>0:<text:span text:style-name="T16">待出库；</text:span><text:span text:style-name="T17"> 1000</text:span><text:span text:style-name="T18">：已出库；</text:span></text:p>
            <text:p><text:span text:style-name="T23"> 2000: </text:span><text:span text:style-name="T18">部分退货；3000：全部退货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sale_money</text:p>
          </table:table-cell>
          <table:table-cell table:style-name="ce148" office:value-type="string" calcext:value-type="string">
            <text:p>本单据销售总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这个是</text:span><text:span text:style-name="T17">t_ws_bill_detail</text:span><text:span text:style-name="T18">表</text:span><text:span text:style-name="T17">goods_money</text:span><text:span text:style-name="T18">按单据的合计值</text:span></text:p>
          </table:table-cell>
          <table:covered-table-cell table:number-columns-repeated="2" table:style-name="ce173"/>
          <table:covered-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inventory_money</text:p>
          </table:table-cell>
          <table:table-cell table:style-name="ce148" office:value-type="string" calcext:value-type="string">
            <text:p>本单据销售商品的库存价值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profit</text:p>
          </table:table-cell>
          <table:table-cell table:style-name="ce148" office:value-type="string" calcext:value-type="string">
            <text:p>本单据的毛利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office:value-type="string" calcext:value-type="string" table:number-columns-spanned="4" table:number-rows-spanned="1">
            <text:p><text:span text:style-name="T16">等于</text:span><text:span text:style-name="T17"> sale_money - invertory_money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36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receiving_type</text:p>
          </table:table-cell>
          <table:table-cell table:style-name="ce148" office:value-type="string" calcext:value-type="string">
            <text:p>收款方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59" office:value-type="string" calcext:value-type="string" table:number-columns-spanned="4" table:number-rows-spanned="1">
            <text:p><text:span text:style-name="T16">收款方式，默认值</text:span><text:span text:style-name="T17"> 0</text:span></text:p>
            <text:p><text:span text:style-name="T23">0</text:span><text:span text:style-name="T18">：记应收账款</text:span></text:p>
            <text:p><text:span text:style-name="T23">1</text:span><text:span text:style-name="T18">：现金收款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deal_address</text:p>
          </table:table-cell>
          <table:table-cell table:style-name="ce148" office:value-type="string" calcext:value-type="string">
            <text:p>送货地址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59" table:number-columns-spanned="4" table:number-rows-spanned="1"/>
          <table:covered-table-cell table:number-columns-repeated="2" table:style-name="ce177"/>
          <table:covered-table-cell table:style-name="ce178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tax</text:p>
          </table:table-cell>
          <table:table-cell table:style-name="ce148" office:value-type="string" calcext:value-type="string">
            <text:p>税金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money_with_tax</text:p>
          </table:table-cell>
          <table:table-cell table:style-name="ce148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9"/>
          <table:table-cell table:style-name="ce173" table:number-columns-repeated="2"/>
          <table:table-cell table:style-name="ce17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_bill_detail" table:style-name="ta86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销售出库单</text:span><text:span text:style-name="T17">-</text:span><text:span text:style-name="T18">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s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显示次序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销售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goods_money</text:p>
          </table:table-cell>
          <table:table-cell table:style-name="ce147" office:value-type="string" calcext:value-type="string">
            <text:p>销售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goods_price</text:p>
          </table:table-cell>
          <table:table-cell table:style-name="ce147" office:value-type="string" calcext:value-type="string">
            <text:p>销售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录入时间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inventory_price</text:p>
          </table:table-cell>
          <table:table-cell table:style-name="ce147" office:value-type="string" calcext:value-type="string">
            <text:p>商品对应的库存单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inventory_money</text:p>
          </table:table-cell>
          <table:table-cell table:style-name="ce147" office:value-type="string" calcext:value-type="string">
            <text:p>商品对应的库存金额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sn_note</text:p>
          </table:table-cell>
          <table:table-cell table:style-name="ce148" office:value-type="string" calcext:value-type="string">
            <text:p>序列号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数据域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3" calcext:value-type="float">
            <text:p>13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备注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4" calcext:value-type="float">
            <text:p>14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12">
          <table:table-cell/>
          <table:table-cell table:style-name="ce141" office:value-type="float" office:value="15" calcext:value-type="float">
            <text:p>15</text:p>
          </table:table-cell>
          <table:table-cell table:style-name="ce147" office:value-type="string" calcext:value-type="string">
            <text:p>sobilldetail_id</text:p>
          </table:table-cell>
          <table:table-cell table:style-name="ce148" office:value-type="string" calcext:value-type="string">
            <text:p><text:span text:style-name="T16">销售订单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引用</text:span><text:span text:style-name="T17">t_so_bill_detail</text:span><text:span text:style-name="T18">的</text:span><text:span text:style-name="T17">id</text:span><text:span text:style-name="T18">字段</text:span></text:p>
            <text:p><text:span text:style-name="T16">默认值</text:span><text:span text:style-name="T17">NULL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6" calcext:value-type="float">
            <text:p>16</text:p>
          </table:table-cell>
          <table:table-cell table:style-name="ce147" office:value-type="string" calcext:value-type="string">
            <text:p>tax_rate</text:p>
          </table:table-cell>
          <table:table-cell table:style-name="ce147" office:value-type="string" calcext:value-type="string">
            <text:p>税率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7" calcext:value-type="float">
            <text:p>17</text:p>
          </table:table-cell>
          <table:table-cell table:style-name="ce147" office:value-type="string" calcext:value-type="string">
            <text:p>tax</text:p>
          </table:table-cell>
          <table:table-cell table:style-name="ce147" office:value-type="string" calcext:value-type="string">
            <text:p>税金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8" calcext:value-type="float">
            <text:p>18</text:p>
          </table:table-cell>
          <table:table-cell table:style-name="ce147" office:value-type="string" calcext:value-type="string">
            <text:p>money_with_tax</text:p>
          </table:table-cell>
          <table:table-cell table:style-name="ce147" office:value-type="string" calcext:value-type="string">
            <text:p>价税合计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9" calcext:value-type="float">
            <text:p>19</text:p>
          </table:table-cell>
          <table:table-cell table:style-name="ce147" office:value-type="string" calcext:value-type="string">
            <text:p>goods_price_with_tax</text:p>
          </table:table-cell>
          <table:table-cell table:style-name="ce148" office:value-type="string" calcext:value-type="string">
            <text:p>含税价</text:p>
          </table:table-cell>
          <table:table-cell table:style-name="ce147" office:value-type="string" calcext:value-type="string">
            <text:p>decimal(19,2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0" calcext:value-type="float">
            <text:p>20</text:p>
          </table:table-cell>
          <table:table-cell table:style-name="ce147" office:value-type="string" calcext:value-type="string">
            <text:p>rej_goods_count</text:p>
          </table:table-cell>
          <table:table-cell table:style-name="ce148" office:value-type="string" calcext:value-type="string">
            <text:p><text:span text:style-name="T16">退货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7" office:value-type="string" calcext:value-type="string" table:number-columns-spanned="4" table:number-rows-spanned="1">
            <text:p><text:span text:style-name="T16">默认值</text:span><text:span text:style-name="T17">0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44">
          <table:table-cell/>
          <table:table-cell table:style-name="ce141" office:value-type="float" office:value="21" calcext:value-type="float">
            <text:p>21</text:p>
          </table:table-cell>
          <table:table-cell table:style-name="ce147" office:value-type="string" calcext:value-type="string">
            <text:p>real_goods_count</text:p>
          </table:table-cell>
          <table:table-cell table:style-name="ce148" office:value-type="string" calcext:value-type="string">
            <text:p><text:span text:style-name="T16">实际出库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75" office:value-type="string" calcext:value-type="string" table:number-columns-spanned="4" table:number-rows-spanned="1">
            <text:p><text:span text:style-name="T16">冗余字段</text:span></text:p>
            <text:p><text:span text:style-name="T23">real_goods_count = goods_count - rej_goods_count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" table:style-name="ta87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拆分单</text:span><text:span text:style-name="T17">-</text:span><text:span text:style-name="T18">主表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ref</text:p>
          </table:table-cell>
          <table:table-cell table:style-name="ce147" office:value-type="string" calcext:value-type="string">
            <text:p><text:span text:style-name="T16">单号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rom_warehouse_id</text:p>
          </table:table-cell>
          <table:table-cell table:style-name="ce147" office:value-type="string" calcext:value-type="string">
            <text:p><text:span text:style-name="T16">拆分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to_warehouse_id</text:p>
          </table:table-cell>
          <table:table-cell table:style-name="ce147" office:value-type="string" calcext:value-type="string">
            <text:p><text:span text:style-name="T16">拆分后入库仓库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biz_user_id</text:p>
          </table:table-cell>
          <table:table-cell table:style-name="ce147" office:value-type="string" calcext:value-type="string">
            <text:p><text:span text:style-name="T16">业务人员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bizdt</text:p>
          </table:table-cell>
          <table:table-cell table:style-name="ce147" office:value-type="string" calcext:value-type="string">
            <text:p><text:span text:style-name="T16">业务日期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input_user_id</text:p>
          </table:table-cell>
          <table:table-cell table:style-name="ce147" office:value-type="string" calcext:value-type="string">
            <text:p><text:span text:style-name="T16">录单人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单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bill_status</text:p>
          </table:table-cell>
          <table:table-cell table:style-name="ce147" office:value-type="string" calcext:value-type="string">
            <text:p><text:span text:style-name="T16">单据状态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0:<text:span text:style-name="T16">待拆分</text:span><text:span text:style-name="T17"> 1000</text:span><text:span text:style-name="T18">：已拆分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1" calcext:value-type="float">
            <text:p>11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12" calcext:value-type="float">
            <text:p>12</text:p>
          </table:table-cell>
          <table:table-cell table:style-name="ce147" office:value-type="string" calcext:value-type="string">
            <text:p>bill_memo</text:p>
          </table:table-cell>
          <table:table-cell table:style-name="ce148" office:value-type="string" calcext:value-type="string">
            <text:p><text:span text:style-name="T16">单据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" table:style-name="ta88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拆分单</text:span><text:span text:style-name="T17">-</text:span><text:span text:style-name="T18">拆分前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sp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拆分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memo</text:p>
          </table:table-cell>
          <table:table-cell table:style-name="ce148" office:value-type="string" calcext:value-type="string">
            <text:p><text:span text:style-name="T16">备注</text:span></text:p>
          </table:table-cell>
          <table:table-cell table:style-name="ce147" office:value-type="string" calcext:value-type="string">
            <text:p>varchar(1000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ex" table:style-name="ta89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6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_ex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<text:span text:style-name="T22">表说明</text:span>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拆分单</text:span><text:span text:style-name="T17">-</text:span><text:span text:style-name="T18">拆分后商品明细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_id</text:p>
          </table:table-cell>
          <table:table-cell table:style-name="ce147" office:value-type="string" calcext:value-type="string">
            <text:p><text:span text:style-name="T16">主表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sp_bil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show_order</text:p>
          </table:table-cell>
          <table:table-cell table:style-name="ce147" office:value-type="string" calcext:value-type="string">
            <text:p><text:span text:style-name="T16">显示次序</text:span>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拆分后的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goods_count</text:p>
          </table:table-cell>
          <table:table-cell table:style-name="ce147" office:value-type="string" calcext:value-type="string">
            <text:p><text:span text:style-name="T16">拆分数量</text:span>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date_created</text:p>
          </table:table-cell>
          <table:table-cell table:style-name="ce147" office:value-type="string" calcext:value-type="string">
            <text:p><text:span text:style-name="T16">录入时间</text:span></text:p>
          </table:table-cell>
          <table:table-cell table:style-name="ce147" office:value-type="string" calcext:value-type="string">
            <text:p>datetime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data_org</text:p>
          </table:table-cell>
          <table:table-cell table:style-name="ce148" office:value-type="string" calcext:value-type="string">
            <text:p><text:span text:style-name="T16">数据域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8" calcext:value-type="float">
            <text:p>8</text:p>
          </table:table-cell>
          <table:table-cell table:style-name="ce147" office:value-type="string" calcext:value-type="string">
            <text:p>company_id</text:p>
          </table:table-cell>
          <table:table-cell table:style-name="ce148" office:value-type="string" calcext:value-type="string">
            <text:p><text:span text:style-name="T16">公司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9" calcext:value-type="float">
            <text:p>9</text:p>
          </table:table-cell>
          <table:table-cell table:style-name="ce147" office:value-type="string" calcext:value-type="string">
            <text:p>from_goods_id</text:p>
          </table:table-cell>
          <table:table-cell table:style-name="ce148" office:value-type="string" calcext:value-type="string">
            <text:p><text:span text:style-name="T16">拆分前的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10" calcext:value-type="float">
            <text:p>10</text:p>
          </table:table-cell>
          <table:table-cell table:style-name="ce147" office:value-type="string" calcext:value-type="string">
            <text:p>wspbilldetail_id</text:p>
          </table:table-cell>
          <table:table-cell table:style-name="ce148" office:value-type="string" calcext:value-type="string">
            <text:p><text:span text:style-name="T16">拆分前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office:value-type="string" calcext:value-type="string" table:number-columns-spanned="4" table:number-rows-spanned="1">
            <text:p><text:span text:style-name="T16">引用</text:span><text:span text:style-name="T17">t_wsp_bill_detail</text:span><text:span text:style-name="T18">的</text:span><text:span text:style-name="T17">id</text:span><text:span text:style-name="T18">字段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wsp_bill_detail_bom" table:style-name="ta90">
        <table:table-column table:style-name="co5" table:default-cell-style-name="ce138"/>
        <table:table-column table:style-name="co2" table:default-cell-style-name="ce142"/>
        <table:table-column table:style-name="co6" table:default-cell-style-name="ce138"/>
        <table:table-column table:style-name="co7" table:default-cell-style-name="ce138"/>
        <table:table-column table:style-name="co19" table:default-cell-style-name="ce138"/>
        <table:table-column table:style-name="co9" table:default-cell-style-name="ce142"/>
        <table:table-column table:style-name="co10" table:default-cell-style-name="ce142"/>
        <table:table-column table:style-name="co11" table:default-cell-style-name="ce138"/>
        <table:table-column table:style-name="co12" table:default-cell-style-name="ce138"/>
        <table:table-column table:style-name="co11" table:default-cell-style-name="ce138"/>
        <table:table-column table:style-name="co13" table:default-cell-style-name="ce138"/>
        <table:table-column table:style-name="co1" table:number-columns-repeated="1013" table:default-cell-style-name="ce138"/>
        <table:table-row table:style-name="ro2">
          <table:table-cell table:number-columns-repeated="1024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名</text:p>
          </table:table-cell>
          <table:covered-table-cell table:style-name="ce140"/>
          <table:table-cell table:style-name="ce141" office:value-type="string" calcext:value-type="string" table:number-columns-spanned="8" table:number-rows-spanned="1">
            <text:p>t_wsp_bill_detail_bom</text:p>
          </table:table-cell>
          <table:covered-table-cell table:number-columns-repeated="6" table:style-name="ce156"/>
          <table:covered-table-cell table:style-name="ce161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 table:number-columns-spanned="2" table:number-rows-spanned="1">
            <text:p>表说明</text:p>
          </table:table-cell>
          <table:covered-table-cell table:style-name="ce152"/>
          <table:table-cell table:style-name="ce146" office:value-type="string" calcext:value-type="string" table:number-columns-spanned="8" table:number-rows-spanned="1">
            <text:p><text:span text:style-name="T16">拆分单</text:span><text:span text:style-name="T17"> - </text:span><text:span text:style-name="T18">商品构成</text:span><text:span text:style-name="T17">  </text:span><text:span text:style-name="T18">这个表的数据来自</text:span><text:span text:style-name="T17">t_goods_bom</text:span><text:span text:style-name="T18">，是当时拆分时刻的</text:span><text:span text:style-name="T17">BOM</text:span></text:p>
          </table:table-cell>
          <table:covered-table-cell table:number-columns-repeated="6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0" office:value-type="string" calcext:value-type="string">
            <text:p>序号</text:p>
          </table:table-cell>
          <table:table-cell table:style-name="ce140" office:value-type="string" calcext:value-type="string">
            <text:p>列名</text:p>
          </table:table-cell>
          <table:table-cell table:style-name="ce140" office:value-type="string" calcext:value-type="string">
            <text:p>列中文名</text:p>
          </table:table-cell>
          <table:table-cell table:style-name="ce140" office:value-type="string" calcext:value-type="string">
            <text:p>数据类型</text:p>
          </table:table-cell>
          <table:table-cell table:style-name="ce140" office:value-type="string" calcext:value-type="string">
            <text:p>KEY</text:p>
          </table:table-cell>
          <table:table-cell table:style-name="ce140" office:value-type="string" calcext:value-type="string">
            <text:p>NULL</text:p>
          </table:table-cell>
          <table:table-cell table:style-name="ce140" office:value-type="string" calcext:value-type="string" table:number-columns-spanned="4" table:number-rows-spanned="1">
            <text:p>备注</text:p>
          </table:table-cell>
          <table:covered-table-cell table:number-columns-repeated="2" table:style-name="ce160"/>
          <table:covered-table-cell table:style-name="ce152"/>
          <table:table-cell table:number-columns-repeated="1013"/>
        </table:table-row>
        <table:table-row table:style-name="ro2">
          <table:table-cell/>
          <table:table-cell table:style-name="ce141" office:value-type="float" office:value="1" calcext:value-type="float">
            <text:p>1</text:p>
          </table:table-cell>
          <table:table-cell table:number-columns-repeated="2" table:style-name="ce147" office:value-type="string" calcext:value-type="string">
            <text:p>id</text:p>
          </table:table-cell>
          <table:table-cell table:style-name="ce147" office:value-type="string" calcext:value-type="string">
            <text:p>varchar(255)</text:p>
          </table:table-cell>
          <table:table-cell table:style-name="ce141" office:value-type="string" calcext:value-type="string">
            <text:p>○</text:p>
          </table:table-cell>
          <table:table-cell table:style-name="ce141" office:value-type="string" calcext:value-type="string">
            <text:p>N</text:p>
          </table:table-cell>
          <table:table-cell table:style-name="ce147" table:number-columns-spanned="4" table:number-rows-spanned="1"/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2" calcext:value-type="float">
            <text:p>2</text:p>
          </table:table-cell>
          <table:table-cell table:style-name="ce147" office:value-type="string" calcext:value-type="string">
            <text:p>wspbilldetail_id</text:p>
          </table:table-cell>
          <table:table-cell table:style-name="ce147" office:value-type="string" calcext:value-type="string">
            <text:p><text:span text:style-name="T16">拆分单商品明细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wsp_bill_detail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goods_id</text:p>
          </table:table-cell>
          <table:table-cell table:style-name="ce147" office:value-type="string" calcext:value-type="string">
            <text:p><text:span text:style-name="T16">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goods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4" calcext:value-type="float">
            <text:p>4</text:p>
          </table:table-cell>
          <table:table-cell table:style-name="ce147" office:value-type="string" calcext:value-type="string">
            <text:p>sub_goods_id</text:p>
          </table:table-cell>
          <table:table-cell table:style-name="ce148" office:value-type="string" calcext:value-type="string">
            <text:p><text:span text:style-name="T16">子商品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7" office:value-type="string" calcext:value-type="string" table:number-columns-spanned="4" table:number-rows-spanned="1">
            <text:p><text:span text:style-name="T16">引用</text:span><text:span text:style-name="T17">t_goods</text:span><text:span text:style-name="T18">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5" calcext:value-type="float">
            <text:p>5</text:p>
          </table:table-cell>
          <table:table-cell table:style-name="ce147" office:value-type="string" calcext:value-type="string">
            <text:p>parent_id</text:p>
          </table:table-cell>
          <table:table-cell table:style-name="ce148" office:value-type="string" calcext:value-type="string">
            <text:p><text:span text:style-name="T16">父</text:span><text:span text:style-name="T17">id</text:span></text:p>
          </table:table-cell>
          <table:table-cell table:style-name="ce147" office:value-type="string" calcext:value-type="string">
            <text:p>varchar(255)</text:p>
          </table:table-cell>
          <table:table-cell table:style-name="ce141"/>
          <table:table-cell table:style-name="ce141" office:value-type="string" calcext:value-type="string">
            <text:p>Y</text:p>
          </table:table-cell>
          <table:table-cell table:style-name="ce147" office:value-type="string" calcext:value-type="string" table:number-columns-spanned="4" table:number-rows-spanned="1">
            <text:p><text:span text:style-name="T16">引用本表的</text:span><text:span text:style-name="T17">id</text:span><text:span text:style-name="T18">字段</text:span></text:p>
          </table:table-cell>
          <table:covered-table-cell table:number-columns-repeated="3" table:style-name="ce147"/>
          <table:table-cell table:number-columns-repeated="1013"/>
        </table:table-row>
        <table:table-row table:style-name="ro2">
          <table:table-cell/>
          <table:table-cell table:style-name="ce141" office:value-type="float" office:value="6" calcext:value-type="float">
            <text:p>6</text:p>
          </table:table-cell>
          <table:table-cell table:style-name="ce147" office:value-type="string" calcext:value-type="string">
            <text:p>sub_goods_count</text:p>
          </table:table-cell>
          <table:table-cell table:style-name="ce148" office:value-type="string" calcext:value-type="string">
            <text:p>子商品数量</text:p>
          </table:table-cell>
          <table:table-cell table:style-name="ce147" office:value-type="string" calcext:value-type="string">
            <text:p>decimal(19,8)</text:p>
          </table:table-cell>
          <table:table-cell table:style-name="ce141"/>
          <table:table-cell table:style-name="ce141" office:value-type="string" calcext:value-type="string">
            <text:p>N</text:p>
          </table:table-cell>
          <table:table-cell table:style-name="ce146" table:number-columns-spanned="4" table:number-rows-spanned="1"/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/>
          <table:table-cell table:style-name="ce141" office:value-type="float" office:value="7" calcext:value-type="float">
            <text:p>7</text:p>
          </table:table-cell>
          <table:table-cell table:style-name="ce147" office:value-type="string" calcext:value-type="string">
            <text:p>cost_weight</text:p>
          </table:table-cell>
          <table:table-cell table:style-name="ce166" office:value-type="string" calcext:value-type="string">
            <text:p>成本分摊权重</text:p>
          </table:table-cell>
          <table:table-cell table:style-name="ce147" office:value-type="string" calcext:value-type="string">
            <text:p>int</text:p>
          </table:table-cell>
          <table:table-cell table:style-name="ce141"/>
          <table:table-cell table:style-name="ce141" office:value-type="string" calcext:value-type="string">
            <text:p>ND</text:p>
          </table:table-cell>
          <table:table-cell table:style-name="ce146" office:value-type="string" calcext:value-type="string" table:number-columns-spanned="4" table:number-rows-spanned="1">
            <text:p><text:span text:style-name="T16">默认值</text:span><text:span text:style-name="T17">1</text:span></text:p>
          </table:table-cell>
          <table:covered-table-cell table:number-columns-repeated="2" table:style-name="ce157"/>
          <table:covered-table-cell table:style-name="ce16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3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38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54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/00/00</text:date>, <text:time style:data-style-name="N2" text:time-value="14:53:54.098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bank_5f_account" style:display-name="PageStyle_t_bank_accou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_5f_cols" style:display-name="PageStyle_t_acc_fmt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biz_5f_log" style:display-name="PageStyle_t_biz_lo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" style:display-name="PageStyle_t_ca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period" style:display-name="PageStyle_t_acc_perio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ash_5f_detail" style:display-name="PageStyle_t_cash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acc_5f_fmt" style:display-name="PageStyle_t_acc_fm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nfig" style:display-name="PageStyle_t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dmw" style:display-name="PageStyle_t_dmo_dm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_5f_category" style:display-name="PageStyle_t_custom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_5f_category" style:display-name="PageStyle_t_factory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" style:display-name="PageStyle_t_dm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_5f_detail" style:display-name="PageStyle_t_dm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o_5f_bill" style:display-name="PageStyle_t_dm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actory" style:display-name="PageStyle_t_fac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" style:display-name="PageStyle_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mw_5f_bill_5f_detail" style:display-name="PageStyle_t_dm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ustomer" style:display-name="PageStyle_t_custom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category" style:display-name="PageStyle_t_goods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id_5f_plus" style:display-name="PageStyle_t_fid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om" style:display-name="PageStyle_t_goods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brand" style:display-name="PageStyle_t_goods_br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" style:display-name="PageStyle_t_goo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price" style:display-name="PageStyle_t_goods_pr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si" style:display-name="PageStyle_t_goods_s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goods_5f_unit" style:display-name="PageStyle_t_goods_un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" style:display-name="PageStyle_t_inventory_fi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_5f_detail" style:display-name="PageStyle_t_i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c_5f_bill" style:display-name="PageStyle_t_i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" style:display-name="PageStyle_t_invent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" style:display-name="PageStyle_t_it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detail" style:display-name="PageStyle_t_inventory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nventory_5f_fifo_5f_detail" style:display-name="PageStyle_t_inventory_fifo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it_5f_bill_5f_detail" style:display-name="PageStyle_t_it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org" style:display-name="PageStyle_t_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atrix_5f_bom_5f_config" style:display-name="PageStyle_t_matrix_bom_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_5f_detail" style:display-name="PageStyle_t_pay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_5f_plus" style:display-name="PageStyle_t_menu_item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menu_5f_item" style:display-name="PageStyle_t_menu_i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ables" style:display-name="PageStyle_t_pay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ayment" style:display-name="PageStyle_t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pw" style:display-name="PageStyle_t_po_p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" style:display-name="PageStyle_t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ermission_5f_plus" style:display-name="PageStyle_t_permission_pl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" style:display-name="PageStyle_t_pre_pay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" style:display-name="PageStyle_t_pre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receiving_5f_detail" style:display-name="PageStyle_t_pre_receiving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_5f_detail" style:display-name="PageStyle_t_p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e_5f_payment_5f_detail" style:display-name="PageStyle_t_pre_payment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ice_5f_system" style:display-name="PageStyle_t_price_syste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o_5f_bill" style:display-name="PageStyle_t_p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si_5f_db_5f_version" style:display-name="PageStyle_t_psi_db_ver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_5f_detail" style:display-name="PageStyle_t_p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r_5f_bill" style:display-name="PageStyle_t_p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_5f_detail" style:display-name="PageStyle_t_pw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" style:display-name="PageStyle_t_receiv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" style:display-name="PageStyle_t_ro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nt_5f_fid" style:display-name="PageStyle_t_recent_fi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ables_5f_detail" style:display-name="PageStyle_t_receivables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eceiving" style:display-name="PageStyle_t_receiv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_5f_dataorg" style:display-name="PageStyle_t_role_permission_dataor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user" style:display-name="PageStyle_t_role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pw_5f_bill" style:display-name="PageStyle_t_pw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so" style:display-name="PageStyle_t_sc_s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role_5f_permission" style:display-name="PageStyle_t_role_permis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_5f_detail" style:display-name="PageStyle_t_sc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po" style:display-name="PageStyle_t_so_p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_5f_expand" style:display-name="PageStyle_t_so_bill_bom_exp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ws" style:display-name="PageStyle_t_so_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bom" style:display-name="PageStyle_t_so_bil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_5f_detail" style:display-name="PageStyle_t_so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" style:display-name="PageStyle_t_sr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_5f_bill" style:display-name="PageStyle_t_so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r_5f_bill_5f_detail" style:display-name="PageStyle_t_sr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c_5f_bill" style:display-name="PageStyle_t_sc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category" style:display-name="PageStyle_t_supplier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_5f_goods_5f_range" style:display-name="PageStyle_t_supplier_goods_ran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bject" style:display-name="PageStyle_t_subje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user" style:display-name="PageStyle_t_us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" style:display-name="PageStyle_t_vouch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_5f_detail" style:display-name="PageStyle_t_ws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voucher_5f_detail" style:display-name="PageStyle_t_voucher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upplier" style:display-name="PageStyle_t_suppli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" style:display-name="PageStyle_t_wsp_bill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_5f_bill" style:display-name="PageStyle_t_ws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bom" style:display-name="PageStyle_t_wsp_bill_detail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arehouse" style:display-name="PageStyle_t_warehou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_5f_detail_5f_ex" style:display-name="PageStyle_t_wsp_bill_detail_e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wsp_5f_bill" style:display-name="PageStyle_t_wsp_bil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25T14:54:23.217000000</dc:date>
    <meta:generator>LibreOffice/7.2.4.1$Windows_X86_64 LibreOffice_project/27d75539669ac387bb498e35313b970b7fe9c4f9</meta:generator>
    <meta:editing-duration>PT9M8S</meta:editing-duration>
    <meta:editing-cycles>9</meta:editing-cycles>
    <meta:document-statistic meta:table-count="90" meta:cell-count="6782" meta:object-count="0"/>
    <meta:user-defined meta:name="AppVersion">12.0000</meta:user-defined>
    <meta:user-defined meta:name="Company">Microsoft</meta:user-defined>
  </office:meta>
</office:document-meta>
</file>